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svg:font-family="Courier" style:font-adornments="Regular" style:font-family-generic="modern" style:font-pitch="fixed"/>
    <style:font-face style:name="Cumberland" svg:font-family="Cumberland"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immons" svg:font-family="Timmons" style:font-adornments="Normal" style:font-pitch="variable"/>
    <style:font-face style:name="Thorndale" svg:font-family="Thorndale" style:font-family-generic="roman" style:font-pitch="variable"/>
    <style:font-face style:name="Albany" svg:font-family="Albany" style:font-family-generic="swiss" style:font-pitch="variable"/>
    <style:font-face style:name="Albany1" svg:font-family="Albany" style:font-adornments="Regular" style:font-family-generic="swiss" style:font-pitch="variable"/>
    <style:font-face style:name="Arial2" svg:font-family="Arial" style:font-adornments="Fett Kursiv" style:font-family-generic="swiss" style:font-pitch="variable"/>
    <style:font-face style:name="Arial1" svg:font-family="Arial" style:font-adornments="Kursiv" style:font-family-generic="swiss" style:font-pitch="variable"/>
    <style:font-face style:name="Arial" svg:font-family="Arial" style:font-adornments="Regular" style:font-family-generic="swiss" style:font-pitch="variable"/>
  </office:font-face-decls>
  <office:automatic-styles>
    <style:style style:name="Table4" style:family="table">
      <style:table-properties style:width="6.4965in" fo:break-after="column" table:align="margins" style:writing-mode="lr-tb"/>
    </style:style>
    <style:style style:name="Table4.A" style:family="table-column">
      <style:table-column-properties style:column-width="1.6243in" style:rel-column-width="16383*"/>
    </style:style>
    <style:style style:name="Table4.D" style:family="table-column">
      <style:table-column-properties style:column-width="1.6243in" style:rel-column-width="16386*"/>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style:vertical-align="top"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Table4.3" style:family="table-row">
      <style:table-row-properties style:row-height="0.0396in"/>
    </style:style>
    <style:style style:name="Table4.B7" style:family="table-cell">
      <style:table-cell-properties style:vertical-align="middle" fo:padding="0.0382in" fo:border-left="0.0007in solid #000000" fo:border-right="0.0007in solid #000000" fo:border-top="none" fo:border-bottom="0.0007in solid #000000"/>
    </style:style>
    <style:style style:name="Table8" style:family="table">
      <style:table-properties style:width="6.4708in" table:align="right"/>
    </style:style>
    <style:style style:name="Table8.A" style:family="table-column">
      <style:table-column-properties style:column-width="1.6049in"/>
    </style:style>
    <style:style style:name="Table8.B" style:family="table-column">
      <style:table-column-properties style:column-width="2.6972in"/>
    </style:style>
    <style:style style:name="Table8.C" style:family="table-column">
      <style:table-column-properties style:column-width="2.1688in"/>
    </style:style>
    <style:style style:name="Table8.A1" style:family="table-cell">
      <style:table-cell-properties fo:padding="0.0382in" fo:border-left="0.0007in solid #333333" fo:border-right="none" fo:border-top="0.0007in solid #333333" fo:border-bottom="0.0007in solid #333333"/>
    </style:style>
    <style:style style:name="Table8.C1" style:family="table-cell">
      <style:table-cell-properties fo:padding="0.0382in" fo:border="0.0007in solid #333333"/>
    </style:style>
    <style:style style:name="Table8.A2" style:family="table-cell">
      <style:table-cell-properties fo:background-color="transparent" fo:padding="0.0382in" fo:border-left="0.0007in solid #333333" fo:border-right="none" fo:border-top="none" fo:border-bottom="0.0007in solid #333333">
        <style:background-image/>
      </style:table-cell-properties>
    </style:style>
    <style:style style:name="Table8.B2" style:family="table-cell">
      <style:table-cell-properties fo:padding="0.0382in" fo:border-left="0.0007in solid #333333" fo:border-right="none" fo:border-top="none" fo:border-bottom="0.0007in solid #333333"/>
    </style:style>
    <style:style style:name="Table8.C2" style:family="table-cell">
      <style:table-cell-properties fo:padding="0.0382in" fo:border-left="0.0007in solid #333333" fo:border-right="0.0007in solid #333333" fo:border-top="none" fo:border-bottom="0.0007in solid #333333"/>
    </style:style>
    <style:style style:name="Table6" style:family="table">
      <style:table-properties style:width="6.4708in" table:align="right"/>
    </style:style>
    <style:style style:name="Table6.A" style:family="table-column">
      <style:table-column-properties style:column-width="1.6049in"/>
    </style:style>
    <style:style style:name="Table6.B" style:family="table-column">
      <style:table-column-properties style:column-width="2.6972in"/>
    </style:style>
    <style:style style:name="Table6.C" style:family="table-column">
      <style:table-column-properties style:column-width="2.1688in"/>
    </style:style>
    <style:style style:name="Table6.A1" style:family="table-cell">
      <style:table-cell-properties fo:padding="0.0382in" fo:border-left="0.0007in solid #333333" fo:border-right="none" fo:border-top="0.0007in solid #333333" fo:border-bottom="0.0007in solid #333333"/>
    </style:style>
    <style:style style:name="Table6.C1" style:family="table-cell">
      <style:table-cell-properties fo:padding="0.0382in" fo:border="0.0007in solid #333333"/>
    </style:style>
    <style:style style:name="Table6.A2" style:family="table-cell">
      <style:table-cell-properties fo:background-color="transparent" fo:padding="0.0382in" fo:border-left="0.0007in solid #333333" fo:border-right="none" fo:border-top="none" fo:border-bottom="0.0007in solid #333333">
        <style:background-image/>
      </style:table-cell-properties>
    </style:style>
    <style:style style:name="Table6.B2" style:family="table-cell">
      <style:table-cell-properties fo:padding="0.0382in" fo:border-left="0.0007in solid #333333" fo:border-right="none" fo:border-top="none" fo:border-bottom="0.0007in solid #333333"/>
    </style:style>
    <style:style style:name="Table6.C2" style:family="table-cell">
      <style:table-cell-properties fo:padding="0.0382in" fo:border-left="0.0007in solid #333333" fo:border-right="0.0007in solid #333333" fo:border-top="none" fo:border-bottom="0.0007in solid #333333"/>
    </style:style>
    <style:style style:name="Table6.6" style:family="table-row">
      <style:table-row-properties style:row-height="0.0431in"/>
    </style:style>
    <style:style style:name="Table2" style:family="table">
      <style:table-properties style:width="6.4708in" table:align="right"/>
    </style:style>
    <style:style style:name="Table2.A" style:family="table-column">
      <style:table-column-properties style:column-width="0.834in"/>
    </style:style>
    <style:style style:name="Table2.B" style:family="table-column">
      <style:table-column-properties style:column-width="4.1236in"/>
    </style:style>
    <style:style style:name="Table2.C" style:family="table-column">
      <style:table-column-properties style:column-width="0.5743in"/>
    </style:style>
    <style:style style:name="Table2.D" style:family="table-column">
      <style:table-column-properties style:column-width="0.9389in"/>
    </style:style>
    <style:style style:name="Table2.A1" style:family="table-cell">
      <style:table-cell-properties fo:padding="0.0382in" fo:border-left="0.0007in solid #333333" fo:border-right="none" fo:border-top="0.0007in solid #333333" fo:border-bottom="0.0007in solid #333333"/>
    </style:style>
    <style:style style:name="Table2.D1" style:family="table-cell">
      <style:table-cell-properties fo:padding="0.0382in" fo:border="0.0007in solid #333333"/>
    </style:style>
    <style:style style:name="Table2.A2" style:family="table-cell">
      <style:table-cell-properties fo:background-color="transparent" fo:padding="0.0382in" fo:border-left="0.0007in solid #333333" fo:border-right="none" fo:border-top="none" fo:border-bottom="0.0007in solid #333333">
        <style:background-image/>
      </style:table-cell-properties>
    </style:style>
    <style:style style:name="Table2.B2" style:family="table-cell">
      <style:table-cell-properties fo:padding="0.0382in" fo:border-left="0.0007in solid #333333" fo:border-right="none" fo:border-top="none" fo:border-bottom="0.0007in solid #333333"/>
    </style:style>
    <style:style style:name="Table2.D2" style:family="table-cell">
      <style:table-cell-properties fo:padding="0.0382in" fo:border-left="0.0007in solid #333333" fo:border-right="0.0007in solid #333333" fo:border-top="none" fo:border-bottom="0.0007in solid #333333"/>
    </style:style>
    <style:style style:name="Table3" style:family="table">
      <style:table-properties style:width="6.4903in" table:align="right"/>
    </style:style>
    <style:style style:name="Table3.A" style:family="table-column">
      <style:table-column-properties style:column-width="2.5111in"/>
    </style:style>
    <style:style style:name="Table3.B" style:family="table-column">
      <style:table-column-properties style:column-width="3.9792in"/>
    </style:style>
    <style:style style:name="Table3.A1" style:family="table-cell">
      <style:table-cell-properties fo:padding="0.0382in" fo:border="none"/>
    </style:style>
    <style:style style:name="Table3.A2" style:family="table-cell">
      <style:table-cell-properties fo:padding="0.0382in" fo:border-left="none" fo:border-right="none" fo:border-top="0.0007in solid #333333" fo:border-bottom="0.0007in solid #333333"/>
    </style:style>
    <style:style style:name="Table3.A3" style:family="table-cell">
      <style:table-cell-properties fo:padding="0.0382in" fo:border-left="none" fo:border-right="none" fo:border-top="none" fo:border-bottom="0.0007in solid #333333"/>
    </style:style>
    <style:style style:name="P1" style:family="paragraph" style:parent-style-name="Standard" style:master-page-name="Title_20_Page">
      <style:paragraph-properties fo:text-align="center" style:justify-single-word="false"/>
      <style:text-properties style:font-name="Albany" fo:font-size="22pt"/>
    </style:style>
    <style:style style:name="P2" style:family="paragraph" style:parent-style-name="Standard">
      <style:paragraph-properties fo:text-align="center" style:justify-single-word="false"/>
      <style:text-properties fo:color="#594bbf" style:font-name="Albany" fo:font-size="16pt" fo:font-weight="bold"/>
    </style:style>
    <style:style style:name="P3" style:family="paragraph" style:parent-style-name="Standard">
      <style:paragraph-properties fo:text-align="start" style:justify-single-word="false"/>
      <style:text-properties style:font-name="Albany" fo:font-size="12pt" fo:font-weight="bold"/>
    </style:style>
    <style:style style:name="P4" style:family="paragraph" style:parent-style-name="Standard">
      <style:text-properties style:font-name="Albany" fo:font-size="10pt" fo:font-weight="bold"/>
    </style:style>
    <style:style style:name="P5" style:family="paragraph" style:parent-style-name="Standard">
      <style:paragraph-properties fo:margin-left="0.0209in" fo:margin-right="0in" fo:text-indent="0in" style:auto-text-indent="false"/>
      <style:text-properties fo:font-weight="bold"/>
    </style:style>
    <style:style style:name="P6" style:family="paragraph" style:parent-style-name="Table_20_Heading">
      <style:text-properties style:font-name="Albany"/>
    </style:style>
    <style:style style:name="P7" style:family="paragraph" style:parent-style-name="Table_20_Heading">
      <style:paragraph-properties fo:text-align="start" style:justify-single-word="false"/>
      <style:text-properties style:font-name="Albany" fo:font-style="normal" fo:font-weight="bold" style:font-style-asian="normal" style:font-weight-asian="bold" style:font-style-complex="normal" style:font-weight-complex="bold"/>
    </style:style>
    <style:style style:name="P8" style:family="paragraph" style:parent-style-name="Table_20_Contents">
      <style:text-properties style:font-name="Albany"/>
    </style:style>
    <style:style style:name="P9" style:family="paragraph" style:parent-style-name="Table_20_Contents">
      <style:paragraph-properties fo:text-align="start" style:justify-single-word="false"/>
      <style:text-properties style:font-name="Albany" fo:language="en" fo:country="US" fo:font-weight="normal"/>
    </style:style>
    <style:style style:name="P10" style:family="paragraph" style:parent-style-name="Table_20_Contents">
      <style:text-properties style:font-name="Albany" fo:font-style="normal" style:font-style-asian="normal" style:font-style-complex="normal"/>
    </style:style>
    <style:style style:name="P11" style:family="paragraph" style:parent-style-name="Standard">
      <style:paragraph-properties fo:margin-left="0.0102in" fo:margin-right="0in" fo:text-indent="0in" style:auto-text-indent="false"/>
      <style:text-properties fo:font-weight="bold"/>
    </style:style>
    <style:style style:name="P12" style:family="paragraph" style:parent-style-name="Standard">
      <style:text-properties fo:font-weight="bold"/>
    </style:style>
    <style:style style:name="P13" style:family="paragraph" style:parent-style-name="Text_20_body">
      <style:text-properties fo:font-weight="bold"/>
    </style:style>
    <style:style style:name="P14" style:family="paragraph" style:parent-style-name="Text_20_body">
      <style:text-properties fo:font-weight="bold" style:font-weight-asian="bold" style:font-weight-complex="bold"/>
    </style:style>
    <style:style style:name="P15" style:family="paragraph" style:parent-style-name="Table_20_Heading">
      <style:text-properties fo:font-weight="bold"/>
    </style:style>
    <style:style style:name="P16" style:family="paragraph" style:parent-style-name="Table_20_Contents">
      <style:text-properties fo:language="en" fo:country="US"/>
    </style:style>
    <style:style style:name="P17" style:family="paragraph" style:parent-style-name="Standard">
      <style:text-properties fo:color="#ffffff"/>
    </style:style>
    <style:style style:name="P18" style:family="paragraph" style:parent-style-name="Table_20_Contents">
      <style:text-properties fo:language="en" fo:country="US" fo:font-weight="normal"/>
    </style:style>
    <style:style style:name="P19" style:family="paragraph" style:parent-style-name="Standard">
      <style:paragraph-properties fo:break-before="page"/>
    </style:style>
    <style:style style:name="P20" style:family="paragraph" style:parent-style-name="Table_20_Contents">
      <style:text-properties fo:font-weight="bold"/>
    </style:style>
    <style:style style:name="P21" style:family="paragraph" style:parent-style-name="Standard">
      <style:text-properties fo:font-size="6pt" fo:font-weight="bold" style:font-size-asian="6pt" style:font-size-complex="6pt"/>
    </style:style>
    <style:style style:name="P22" style:family="paragraph" style:parent-style-name="Standard">
      <style:paragraph-properties fo:break-before="page"/>
      <style:text-properties fo:font-size="6pt" fo:font-weight="bold" style:font-size-asian="6pt" style:font-size-complex="6pt"/>
    </style:style>
    <style:style style:name="P23" style:family="paragraph" style:parent-style-name="Contents_20_4">
      <style:paragraph-properties>
        <style:tab-stops>
          <style:tab-stop style:position="0.472in"/>
          <style:tab-stop style:position="6.4965in" style:type="right" style:leader-style="dotted" style:leader-text="."/>
        </style:tab-stops>
      </style:paragraph-properties>
    </style:style>
    <style:style style:name="P24" style:family="paragraph" style:parent-style-name="Contents_20_1">
      <style:paragraph-properties>
        <style:tab-stops>
          <style:tab-stop style:position="0.472in"/>
          <style:tab-stop style:position="6.4965in" style:type="right" style:leader-style="dotted" style:leader-text="."/>
        </style:tab-stops>
      </style:paragraph-properties>
    </style:style>
    <style:style style:name="P25" style:family="paragraph" style:parent-style-name="Contents_20_2">
      <style:paragraph-properties>
        <style:tab-stops>
          <style:tab-stop style:position="0.472in"/>
          <style:tab-stop style:position="6.4965in" style:type="right" style:leader-style="dotted" style:leader-text="."/>
        </style:tab-stops>
      </style:paragraph-properties>
    </style:style>
    <style:style style:name="P26" style:family="paragraph" style:parent-style-name="Contents_20_3">
      <style:paragraph-properties>
        <style:tab-stops>
          <style:tab-stop style:position="0.472in"/>
          <style:tab-stop style:position="6.4965in" style:type="right" style:leader-style="dotted" style:leader-text="."/>
        </style:tab-stops>
      </style:paragraph-properties>
    </style:style>
    <style:style style:name="P27" style:family="paragraph" style:parent-style-name="Heading_20_4" style:master-page-name="Standard">
      <style:paragraph-properties fo:margin-left="0.0102in" fo:margin-right="0in" fo:text-indent="0in" style:auto-text-indent="false" style:page-number="1"/>
    </style:style>
    <style:style style:name="P28" style:family="paragraph" style:parent-style-name="Text_20_body" style:list-style-name="L2"/>
    <style:style style:name="P29" style:family="paragraph" style:parent-style-name="Text_20_body" style:list-style-name="L2">
      <style:text-properties fo:language="en" fo:country="US"/>
    </style:style>
    <style:style style:name="P30" style:family="paragraph" style:parent-style-name="CommandLine">
      <style:paragraph-properties>
        <style:tab-stops>
          <style:tab-stop style:position="0.128in"/>
          <style:tab-stop style:position="0.3543in"/>
          <style:tab-stop style:position="0.7929in"/>
          <style:tab-stop style:position="1.378in"/>
        </style:tab-stops>
      </style:paragraph-properties>
    </style:style>
    <style:style style:name="P31" style:family="paragraph" style:parent-style-name="CommandLine">
      <style:paragraph-properties>
        <style:tab-stops>
          <style:tab-stop style:position="0.128in"/>
          <style:tab-stop style:position="0.3543in"/>
          <style:tab-stop style:position="0.7929in"/>
          <style:tab-stop style:position="1.378in"/>
          <style:tab-stop style:position="1.7709in"/>
        </style:tab-stops>
      </style:paragraph-properties>
    </style:style>
    <style:style style:name="P32" style:family="paragraph" style:parent-style-name="CommandLine">
      <style:paragraph-properties>
        <style:tab-stops>
          <style:tab-stop style:position="0.128in"/>
          <style:tab-stop style:position="0.3543in"/>
          <style:tab-stop style:position="0.7929in"/>
          <style:tab-stop style:position="1.378in"/>
          <style:tab-stop style:position="1.778in"/>
        </style:tab-stops>
      </style:paragraph-properties>
    </style:style>
    <style:style style:name="P33" style:family="paragraph" style:parent-style-name="Text_20_body" style:list-style-name="L3"/>
    <style:style style:name="P34" style:family="paragraph" style:parent-style-name="Code">
      <style:paragraph-properties>
        <style:tab-stops>
          <style:tab-stop style:position="0.1945in"/>
          <style:tab-stop style:position="0.3957in"/>
          <style:tab-stop style:position="0.5972in"/>
          <style:tab-stop style:position="0.778in"/>
          <style:tab-stop style:position="0.9791in"/>
          <style:tab-stop style:position="1.1874in"/>
          <style:tab-stop style:position="1.3819in"/>
          <style:tab-stop style:position="1.5764in"/>
        </style:tab-stops>
      </style:paragraph-properties>
    </style:style>
    <style:style style:name="P35" style:family="paragraph" style:parent-style-name="Text_20_body">
      <style:paragraph-properties>
        <style:tab-stops>
          <style:tab-stop style:position="0.1945in"/>
          <style:tab-stop style:position="0.3957in"/>
          <style:tab-stop style:position="0.5972in"/>
          <style:tab-stop style:position="0.778in"/>
          <style:tab-stop style:position="0.9791in"/>
          <style:tab-stop style:position="1.1874in"/>
          <style:tab-stop style:position="1.3819in"/>
          <style:tab-stop style:position="1.5764in"/>
        </style:tab-stops>
      </style:paragraph-properties>
    </style:style>
    <style:style style:name="P36" style:family="paragraph" style:parent-style-name="Code">
      <style:paragraph-properties>
        <style:tab-stops>
          <style:tab-stop style:position="0.1874in"/>
          <style:tab-stop style:position="0.3957in"/>
          <style:tab-stop style:position="0.5972in"/>
          <style:tab-stop style:position="0.7917in"/>
          <style:tab-stop style:position="0.9862in"/>
          <style:tab-stop style:position="1.1807in"/>
          <style:tab-stop style:position="1.3752in"/>
          <style:tab-stop style:position="1.5764in"/>
        </style:tab-stops>
      </style:paragraph-properties>
    </style:style>
    <style:style style:name="P37" style:family="paragraph" style:parent-style-name="Text_20_body">
      <style:text-properties fo:language="en" fo:country="US"/>
    </style:style>
    <style:style style:name="P38" style:family="paragraph" style:parent-style-name="Text_20_body" style:list-style-name="L4">
      <style:text-properties fo:language="en" fo:country="US"/>
    </style:style>
    <style:style style:name="P39" style:family="paragraph" style:parent-style-name="Text_20_body" style:list-style-name="L5"/>
    <style:style style:name="P40" style:family="paragraph" style:parent-style-name="Text_20_body" style:list-style-name="L6"/>
    <style:style style:name="T1" style:family="text">
      <style:text-properties fo:font-weight="bold"/>
    </style:style>
    <style:style style:name="T2" style:family="text" style:parent-style-name="Emphasis">
      <style:text-properties fo:font-style="normal" style:font-style-asian="normal" style:font-style-complex="normal"/>
    </style:style>
    <style:style style:name="T3" style:family="text">
      <style:text-properties fo:language="en" fo:country="US"/>
    </style:style>
    <style:style style:name="T4" style:family="text" style:parent-style-name="Emphasis">
      <style:text-properties fo:language="en" fo:country="US"/>
    </style:style>
    <style:style style:name="T5" style:family="text" style:parent-style-name="Strong_20_Emphasis">
      <style:text-properties fo:language="en" fo:country="US"/>
    </style:style>
    <style:style style:name="T6" style:family="text">
      <style:text-properties fo:language="de" fo:country="DE"/>
    </style:style>
    <style:style style:name="T7" style:family="text">
      <style:text-properties fo:font-style="italic" style:font-style-asian="italic" style:font-style-complex="italic"/>
    </style:style>
    <style:style style:name="T8" style:family="text" style:parent-style-name="IDLType">
      <style:text-properties fo:font-style="normal" fo:font-weight="normal" style:font-style-asian="normal" style:font-weight-asian="normal" style:font-style-complex="normal" style:font-weight-complex="normal"/>
    </style:style>
    <style:style style:name="Sect1" style:family="section">
      <style:section-properties style:editable="false">
        <style:columns fo:column-count="0" fo:column-gap="0in"/>
      </style:section-properties>
    </style:style>
    <text:list-style style:name="L1">
      <text:list-level-style-number text:level="1" style:num-format="1">
        <style:list-level-properties text:min-label-width="0.3937in"/>
      </text:list-level-style-number>
      <text:list-level-style-number text:level="2" style:num-format="1" text:display-levels="2">
        <style:list-level-properties text:min-label-width="0.3937in"/>
      </text:list-level-style-number>
      <text:list-level-style-number text:level="3" style:num-format="1" text:display-levels="3">
        <style:list-level-properties text:min-label-width="0.3937in"/>
      </text:list-level-style-number>
      <text:list-level-style-number text:level="4" style:num-format="">
        <style:list-level-properties text:min-label-width="0.3937in"/>
      </text:list-level-style-number>
      <text:list-level-style-number text:level="5" style:num-format="">
        <style:list-level-properties text:min-label-width="0.3937in"/>
      </text:list-level-style-number>
      <text:list-level-style-number text:level="6" style:num-format="">
        <style:list-level-properties text:min-label-width="0.3937in"/>
      </text:list-level-style-number>
      <text:list-level-style-number text:level="7" style:num-format="">
        <style:list-level-properties text:min-label-width="0.3937in"/>
      </text:list-level-style-number>
      <text:list-level-style-number text:level="8" style:num-format="">
        <style:list-level-properties text:min-label-width="0.3937in"/>
      </text:list-level-style-number>
      <text:list-level-style-number text:level="9" style:num-format="">
        <style:list-level-properties text:min-label-width="0.3937in"/>
      </text:list-level-style-number>
      <text:list-level-style-number text:level="10" style:num-format="">
        <style:list-level-properties text:min-label-width="0.3937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37" number:automatic-order="true">
      <number:month number:style="long"/>
      <number:text>/</number:text>
      <number:day number:style="long"/>
      <number:text>/</number:text>
      <number:year/>
    </number:date-style>
  </office:automatic-styles>
  <office:body>
    <office:text>
      <office:forms form:automatic-focus="false" form:apply-design-mode="tru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uno-skeletonmaker" text:name="TOOLNAME"/>
      </text:user-field-decls>
      <text:p text:style-name="P1"><text:user-field-get text:name="TOOLNAME">uno-skeletonmaker</text:user-field-get></text:p>
      <text:p text:style-name="P2">SDK</text:p>
      <text:p text:style-name="P3"/>
      <text:p text:style-name="P4"/>
      <text:p text:style-name="P5"/>
      <table:table table:name="Table4" table:style-name="Table4">
        <table:table-column table:style-name="Table4.A" table:number-columns-repeated="3"/>
        <table:table-column table:style-name="Table4.D"/>
        <table:table-header-rows>
          <table:table-row>
            <table:table-cell table:style-name="Table4.A1" office:value-type="string">
              <text:p text:style-name="P6">Document - ID</text:p>
            </table:table-cell>
            <table:table-cell table:style-name="Table4.A1" office:value-type="string">
              <text:p text:style-name="P7">Specification Owner </text:p>
            </table:table-cell>
            <table:table-cell table:style-name="Table4.A1" office:value-type="string">
              <text:p text:style-name="P7">Last Change </text:p>
            </table:table-cell>
            <table:table-cell table:style-name="Table4.D1" office:value-type="string">
              <text:p text:style-name="P7">Status</text:p>
            </table:table-cell>
          </table:table-row>
        </table:table-header-rows>
        <table:table-row>
          <table:table-cell table:style-name="Table4.A2" office:value-type="string">
            <text:p text:style-name="P8"/>
          </table:table-cell>
          <table:table-cell table:style-name="Table4.A2" office:value-type="string">
            <text:p text:style-name="P8">Jürgen Schmidt</text:p>
          </table:table-cell>
          <table:table-cell table:style-name="Table4.C2" office:value-type="string">
            <text:p text:style-name="P9"><text:modification-date style:data-style-name="N37">12/19/06</text:modification-date></text:p>
          </table:table-cell>
          <table:table-cell table:style-name="Table4.D2" office:value-type="string">
            <text:p text:style-name="P8">In progress</text:p>
          </table:table-cell>
        </table:table-row>
        <table:table-row table:style-name="Table4.3">
          <table:table-cell table:style-name="Table4.D2" table:number-columns-spanned="4" office:value-type="string">
            <text:p text:style-name="P8"/>
          </table:table-cell>
          <table:covered-table-cell/>
          <table:covered-table-cell/>
          <table:covered-table-cell/>
        </table:table-row>
        <table:table-row>
          <table:table-cell table:style-name="Table4.A2" office:value-type="string">
            <text:p text:style-name="P6">Conforms to</text:p>
          </table:table-cell>
          <table:table-cell table:style-name="Table4.D2" table:number-columns-spanned="3" office:value-type="string">
            <text:p text:style-name="P8"/>
          </table:table-cell>
          <table:covered-table-cell/>
          <table:covered-table-cell/>
        </table:table-row>
        <table:table-row>
          <table:table-cell table:style-name="Table4.A2" office:value-type="string">
            <text:p text:style-name="P6">Applies to</text:p>
          </table:table-cell>
          <table:table-cell table:style-name="Table4.D2" table:number-columns-spanned="3" office:value-type="string">
            <text:p text:style-name="P8">SDK</text:p>
          </table:table-cell>
          <table:covered-table-cell/>
          <table:covered-table-cell/>
        </table:table-row>
        <table:table-row>
          <table:table-cell table:style-name="Table4.A2" office:value-type="string">
            <text:p text:style-name="P6">Task ID(s)</text:p>
          </table:table-cell>
          <table:table-cell table:style-name="Table4.D2" table:number-columns-spanned="3" office:value-type="string">
            <text:p text:style-name="P8">I56247, I69760, I72404</text:p>
          </table:table-cell>
          <table:covered-table-cell/>
          <table:covered-table-cell/>
        </table:table-row>
        <table:table-row>
          <table:table-cell table:style-name="Table4.A2" office:value-type="string">
            <text:p text:style-name="P6">Category</text:p>
          </table:table-cell>
          <table:table-cell table:style-name="Table4.B7" table:number-columns-spanned="3" office:value-type="string">
            <text:p text:style-name="P10">Feature</text:p>
          </table:table-cell>
          <table:covered-table-cell/>
          <table:covered-table-cell/>
        </table:table-row>
      </table:table>
      <text:p text:style-name="P11"/>
      <text:p text:style-name="P12"/>
      <text:p text:style-name="P13">Abstract</text:p>
      <text:p text:style-name="Text_20_body">The <text:span text:style-name="Emphasis"><text:user-field-get text:name="TOOLNAME">uno-skeletonmaker</text:user-field-get></text:span> is a tool which primary generates code based on UNOIDL type information and/or specific commands to generate specialized code skeletons for various interfaces (e.g. Calc Add-ins, Add-ons, general component, ...).</text:p>
      <text:p text:style-name="Text_20_body">The <text:span text:style-name="Emphasis"><text:user-field-get text:name="TOOLNAME">uno-skeletonmaker</text:user-field-get></text:span> can be used for example to dump method declarations on <text:span text:style-name="Emphasis">stdout</text:span> only for direct usage in own source files or it can be used to generate complete code skeleton source files which have to be completed. The first use case is useful because the <text:span text:style-name="Emphasis">javamaker</text:span> generates only class files and having the method declarations in place would simplify the implementation of UNO objects. It simplifies also the task of declaring all inherited interface methods in own implementations which is primary a copy from the generated header (C++) into the implementation class and/or empty method bodies in the implementation source. The second use case is very useful to speed up the implementation of UNO objects or components because the major part of such an implementation can be generated from the given information and only the pure implementation of for example the method bodies needs deeper knowledge and effort by the developer.</text:p>
      <text:p text:style-name="Text_20_body"/>
      <text:p text:style-name="P14">i-Team Members (The specification owner is part of the i-Team)</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15"/>
            </table:table-cell>
            <table:table-cell table:style-name="Table8.A1" office:value-type="string">
              <text:p text:style-name="P15">Name</text:p>
            </table:table-cell>
            <table:table-cell table:style-name="Table8.C1" office:value-type="string">
              <text:p text:style-name="Table_20_Heading">E-mail Address</text:p>
            </table:table-cell>
          </table:table-row>
        </table:table-header-rows>
        <table:table-row>
          <table:table-cell table:style-name="Table8.A2" office:value-type="string">
            <text:p text:style-name="Table_20_Heading">User Experience</text:p>
          </table:table-cell>
          <table:table-cell table:style-name="Table8.B2" office:value-type="string">
            <text:p text:style-name="P16"/>
          </table:table-cell>
          <table:table-cell table:style-name="Table8.C2" office:value-type="string">
            <text:p text:style-name="P16"/>
          </table:table-cell>
        </table:table-row>
        <table:table-row>
          <table:table-cell table:style-name="Table8.A2" office:value-type="string">
            <text:p text:style-name="Table_20_Heading">Development</text:p>
          </table:table-cell>
          <table:table-cell table:style-name="Table8.B2" office:value-type="string">
            <text:p text:style-name="P16">Jürgen Schmidt (JSC)</text:p>
          </table:table-cell>
          <table:table-cell table:style-name="Table8.C2" office:value-type="string">
            <text:p text:style-name="P16"><text:a xlink:type="simple" xlink:href="mailto:juergen.schmidt@sun.com">juergen.schmidt@sun.com</text:a></text:p>
          </table:table-cell>
        </table:table-row>
        <table:table-row>
          <table:table-cell table:style-name="Table8.A2" office:value-type="string">
            <text:p text:style-name="Table_20_Heading">Quality Assurance</text:p>
          </table:table-cell>
          <table:table-cell table:style-name="Table8.B2" office:value-type="string">
            <text:p text:style-name="P16"/>
          </table:table-cell>
          <table:table-cell table:style-name="Table8.C2" office:value-type="string">
            <text:p text:style-name="P16"/>
          </table:table-cell>
        </table:table-row>
        <table:table-row>
          <table:table-cell table:style-name="Table8.A2" office:value-type="string">
            <text:p text:style-name="Table_20_Heading">Documentation</text:p>
          </table:table-cell>
          <table:table-cell table:style-name="Table8.B2" office:value-type="string">
            <text:p text:style-name="P16"/>
          </table:table-cell>
          <table:table-cell table:style-name="Table8.C2" office:value-type="string">
            <text:p text:style-name="P16"/>
          </table:table-cell>
        </table:table-row>
      </table:table>
      <text:p text:style-name="P17"/>
      <text:p text:style-name="P13">Approved for Implementation</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5"/>
            </table:table-cell>
            <table:table-cell table:style-name="Table6.A1" office:value-type="string">
              <text:p text:style-name="Table_20_Heading">Approved by</text:p>
            </table:table-cell>
            <table:table-cell table:style-name="Table6.C1" office:value-type="string">
              <text:p text:style-name="Table_20_Heading">Date</text:p>
            </table:table-cell>
          </table:table-row>
        </table:table-header-rows>
        <table:table-row>
          <table:table-cell table:style-name="Table6.A2" office:value-type="string">
            <text:p text:style-name="P15">User Experience</text:p>
          </table:table-cell>
          <table:table-cell table:style-name="Table6.B2" office:value-type="string">
            <text:p text:style-name="P16"/>
          </table:table-cell>
          <table:table-cell table:style-name="Table6.C2" office:value-type="string">
            <text:p text:style-name="P18"/>
          </table:table-cell>
        </table:table-row>
        <table:table-row>
          <table:table-cell table:style-name="Table6.A2" office:value-type="string">
            <text:p text:style-name="Table_20_Heading">Development</text:p>
          </table:table-cell>
          <table:table-cell table:style-name="Table6.B2" office:value-type="string">
            <text:p text:style-name="P16"/>
          </table:table-cell>
          <table:table-cell table:style-name="Table6.C2" office:value-type="string">
            <text:p text:style-name="P16"/>
          </table:table-cell>
        </table:table-row>
        <table:table-row>
          <table:table-cell table:style-name="Table6.A2" office:value-type="string">
            <text:p text:style-name="Table_20_Heading">Quality Assurance</text:p>
          </table:table-cell>
          <table:table-cell table:style-name="Table6.B2" office:value-type="string">
            <text:p text:style-name="P16"/>
          </table:table-cell>
          <table:table-cell table:style-name="Table6.C2" office:value-type="string">
            <text:p text:style-name="P16"/>
          </table:table-cell>
        </table:table-row>
        <table:table-row>
          <table:table-cell table:style-name="Table6.A2" office:value-type="string">
            <text:p text:style-name="Table_20_Heading">Documentation</text:p>
          </table:table-cell>
          <table:table-cell table:style-name="Table6.B2" office:value-type="string">
            <text:p text:style-name="P16"/>
          </table:table-cell>
          <table:table-cell table:style-name="Table6.C2" office:value-type="string">
            <text:p text:style-name="P16"/>
          </table:table-cell>
        </table:table-row>
        <table:table-row table:style-name="Table6.6">
          <table:table-cell table:style-name="Table6.A2" office:value-type="string">
            <text:p text:style-name="Table_20_Heading"/>
          </table:table-cell>
          <table:table-cell table:style-name="Table6.B2" office:value-type="string">
            <text:p text:style-name="P16"/>
          </table:table-cell>
          <table:table-cell table:style-name="Table6.C2" office:value-type="string">
            <text:p text:style-name="P16"/>
          </table:table-cell>
        </table:table-row>
        <table:table-row>
          <table:table-cell table:style-name="Table6.A2" office:value-type="string">
            <text:p text:style-name="Table_20_Heading">String Review</text:p>
          </table:table-cell>
          <table:table-cell table:style-name="Table6.B2" office:value-type="string">
            <text:p text:style-name="P16"/>
          </table:table-cell>
          <table:table-cell table:style-name="Table6.C2" office:value-type="string">
            <text:p text:style-name="P16"/>
          </table:table-cell>
        </table:table-row>
      </table:table>
      <text:p text:style-name="Standard"/>
      <text:p text:style-name="P19"/>
      <text:p text:style-name="P13">Document Change History</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text:s/><text:span text:style-name="T1">Rev. Level</text:span></text:p>
            </table:table-cell>
            <table:table-cell table:style-name="Table2.A1" office:value-type="string">
              <text:p text:style-name="Table_20_Heading"><text:s/><text:span text:style-name="T1">Change</text:span></text:p>
            </table:table-cell>
            <table:table-cell table:style-name="Table2.A1" office:value-type="string">
              <text:p text:style-name="Table_20_Heading">Initials</text:p>
            </table:table-cell>
            <table:table-cell table:style-name="Table2.D1" office:value-type="string">
              <text:p text:style-name="Table_20_Heading">Date</text:p>
            </table:table-cell>
          </table:table-row>
        </table:table-header-rows>
        <table:table-row>
          <table:table-cell table:style-name="Table2.A2" office:value-type="string">
            <text:p text:style-name="P20">0.1</text:p>
          </table:table-cell>
          <table:table-cell table:style-name="Table2.B2" office:value-type="string">
            <text:p text:style-name="P16">Initial draft</text:p>
          </table:table-cell>
          <table:table-cell table:style-name="Table2.B2" office:value-type="string">
            <text:p text:style-name="P16">JSC</text:p>
          </table:table-cell>
          <table:table-cell table:style-name="Table2.D2" office:value-type="string">
            <text:p text:style-name="P18"><text:date style:data-style-name="N37" text:date-value="2005-05-30T17:46:45.04" text:fixed="true">05/30/05</text:date></text:p>
          </table:table-cell>
        </table:table-row>
        <table:table-row>
          <table:table-cell table:style-name="Table2.A2" office:value-type="string">
            <text:p text:style-name="P20">0.2</text:p>
          </table:table-cell>
          <table:table-cell table:style-name="Table2.B2" office:value-type="string">
            <text:p text:style-name="P16">Integrated a new command calc-add-ins</text:p>
          </table:table-cell>
          <table:table-cell table:style-name="Table2.B2" office:value-type="string">
            <text:p text:style-name="P16">JSC</text:p>
          </table:table-cell>
          <table:table-cell table:style-name="Table2.D2" office:value-type="string">
            <text:p text:style-name="P16"><text:date style:data-style-name="N37" text:date-value="2006-01-18T11:57:50.53" text:fixed="true">01/18/06</text:date></text:p>
          </table:table-cell>
        </table:table-row>
        <table:table-row>
          <table:table-cell table:style-name="Table2.A2" office:value-type="string">
            <text:p text:style-name="P20">0.3</text:p>
          </table:table-cell>
          <table:table-cell table:style-name="Table2.B2" office:value-type="string">
            <text:p text:style-name="P16">Integrate rework</text:p>
          </table:table-cell>
          <table:table-cell table:style-name="Table2.B2" office:value-type="string">
            <text:p text:style-name="P16">JSC</text:p>
          </table:table-cell>
          <table:table-cell table:style-name="Table2.D2" office:value-type="string">
            <text:p text:style-name="P16"><text:date style:data-style-name="N37" text:date-value="2006-03-01T09:56:35.25" text:fixed="true">03/01/06</text:date></text:p>
          </table:table-cell>
        </table:table-row>
        <table:table-row>
          <table:table-cell table:style-name="Table2.A2" office:value-type="string">
            <text:p text:style-name="P20">1.0</text:p>
          </table:table-cell>
          <table:table-cell table:style-name="Table2.B2" office:value-type="string">
            <text:p text:style-name="P16">Publish first version</text:p>
          </table:table-cell>
          <table:table-cell table:style-name="Table2.B2" office:value-type="string">
            <text:p text:style-name="P16">JSC</text:p>
          </table:table-cell>
          <table:table-cell table:style-name="Table2.D2" office:value-type="string">
            <text:p text:style-name="P16"><text:date style:data-style-name="N37" text:date-value="2006-06-26T16:06:18.95" text:fixed="true">06/26/06</text:date></text:p>
          </table:table-cell>
        </table:table-row>
        <table:table-row>
          <table:table-cell table:style-name="Table2.A2" office:value-type="string">
            <text:p text:style-name="P20">1.1</text:p>
          </table:table-cell>
          <table:table-cell table:style-name="Table2.B2" office:value-type="string">
            <text:p text:style-name="P16">Extend support for add-ons</text:p>
          </table:table-cell>
          <table:table-cell table:style-name="Table2.B2" office:value-type="string">
            <text:p text:style-name="P16">JSC</text:p>
          </table:table-cell>
          <table:table-cell table:style-name="Table2.D2" office:value-type="string">
            <text:p text:style-name="P16"><text:date style:data-style-name="N37" text:date-value="2006-12-18T13:57:38.99" text:fixed="true">12/18/06</text:date></text:p>
          </table:table-cell>
        </table:table-row>
      </table:table>
      <text:p text:style-name="P21"/>
      <text:p text:style-name="P22"/>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style-name="Contents_20_Links"/>
            <text:index-entry-tab-stop text:style-name="Contents_20_Links" style:type="left" style:position="0.472in"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2" text:style-name="Contents_20_2">
            <text:index-entry-chapter text:style-name="Contents_20_Links"/>
            <text:index-entry-tab-stop text:style-name="Contents_20_Links" style:type="left" style:position="0.472in"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3" text:style-name="Contents_20_3">
            <text:index-entry-chapter text:style-name="Contents_20_Links"/>
            <text:index-entry-tab-stop text:style-name="Contents_20_Links" style:type="left" style:position="0.472in"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4" text:style-name="Contents_20_4">
            <text:index-entry-chapter text:style-name="Contents_20_Links"/>
            <text:index-entry-tab-stop text:style-name="Contents_20_Links" style:type="left" style:position="0.472in"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5" text:style-name="Contents_20_5">
            <text:index-entry-chapter text:style-name="Contents_20_Links"/>
            <text:index-entry-tab-stop text:style-name="Contents_20_Links" style:type="left" style:position="0.472in"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6" text:style-name="Contents_20_6">
            <text:index-entry-chapter text:style-name="Contents_20_Links"/>
            <text:index-entry-tab-stop text:style-name="Contents_20_Links" style:type="left" style:position="0.472in"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7" text:style-name="Contents_20_7">
            <text:index-entry-chapter text:style-name="Contents_20_Links"/>
            <text:index-entry-tab-stop text:style-name="Contents_20_Links" style:type="left" style:position="0.472in"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8" text:style-name="Contents_20_8">
            <text:index-entry-chapter text:style-name="Contents_20_Links"/>
            <text:index-entry-tab-stop text:style-name="Contents_20_Links" style:type="left" style:position="0.472in"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9" text:style-name="Contents_20_9">
            <text:index-entry-chapter text:style-name="Contents_20_Links"/>
            <text:index-entry-tab-stop text:style-name="Contents_20_Links" style:type="left" style:position="0.472in"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10" text:style-name="Contents_20_10">
            <text:index-entry-chapter text:style-name="Contents_20_Links"/>
            <text:index-entry-tab-stop text:style-name="Contents_20_Links" style:type="left" style:position="0.472in"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source>
        <text:index-body>
          <text:index-title text:style-name="Sect1" text:name="Table of Contents1_Head">
            <text:p text:style-name="Contents_20_Heading">Contents</text:p>
          </text:index-title>
          <text:p text:style-name="P23"><text:span text:style-name="Contents_20_Links"><text:tab/></text:span><text:a xlink:type="simple" xlink:href="#0.0.0.1.Glossary|outline"><text:span text:style-name="Contents_20_Links">Glossary</text:span></text:a><text:span text:style-name="Contents_20_Links"><text:tab/></text:span><text:span text:style-name="Contents_20_Links"><text:span text:style-name="Contents_20_Links">1</text:span></text:span></text:p>
          <text:p text:style-name="P24"><text:span text:style-name="Contents_20_Links">1<text:tab/></text:span><text:a xlink:type="simple" xlink:href="#1.Motivation|outline"><text:span text:style-name="Contents_20_Links"><text:span text:style-name="Contents_20_Links">Motivation</text:span></text:span></text:a><text:span text:style-name="Contents_20_Links"><text:tab/></text:span><text:span text:style-name="Contents_20_Links"><text:span text:style-name="Contents_20_Links">1</text:span></text:span></text:p>
          <text:p text:style-name="P24"><text:span text:style-name="Contents_20_Links">2<text:tab/></text:span><text:a xlink:type="simple" xlink:href="#2.User Scenarios|outline"><text:span text:style-name="Contents_20_Links"><text:span text:style-name="Contents_20_Links">User Scenarios</text:span></text:span></text:a><text:span text:style-name="Contents_20_Links"><text:tab/></text:span><text:span text:style-name="Contents_20_Links"><text:span text:style-name="Contents_20_Links">1</text:span></text:span></text:p>
          <text:p text:style-name="P24"><text:span text:style-name="Contents_20_Links">3<text:tab/></text:span><text:a xlink:type="simple" xlink:href="#3.Goals|outline"><text:span text:style-name="Contents_20_Links"><text:span text:style-name="Contents_20_Links">Goals</text:span></text:span></text:a><text:span text:style-name="Contents_20_Links"><text:tab/></text:span><text:span text:style-name="Contents_20_Links"><text:span text:style-name="Contents_20_Links">2</text:span></text:span></text:p>
          <text:p text:style-name="P24"><text:span text:style-name="Contents_20_Links">4<text:tab/></text:span><text:a xlink:type="simple" xlink:href="#4.Requirements and Dependencies|outline"><text:span text:style-name="Contents_20_Links"><text:span text:style-name="Contents_20_Links">Requirements and Dependencies</text:span></text:span></text:a><text:span text:style-name="Contents_20_Links"><text:tab/></text:span><text:span text:style-name="Contents_20_Links"><text:span text:style-name="Contents_20_Links">2</text:span></text:span></text:p>
          <text:p text:style-name="P25"><text:span text:style-name="Contents_20_Links">4.1<text:tab/></text:span><text:a xlink:type="simple" xlink:href="#4.1.Requirements|outline"><text:span text:style-name="Contents_20_Links"><text:span text:style-name="Contents_20_Links">Requirements</text:span></text:span></text:a><text:span text:style-name="Contents_20_Links"><text:tab/></text:span><text:span text:style-name="Contents_20_Links"><text:span text:style-name="Contents_20_Links">2</text:span></text:span></text:p>
          <text:p text:style-name="P25"><text:span text:style-name="Contents_20_Links">4.2<text:tab/></text:span><text:a xlink:type="simple" xlink:href="#4.2.Technical Dependencies|outline"><text:span text:style-name="Contents_20_Links"><text:span text:style-name="Contents_20_Links">Technical Dependencies</text:span></text:span></text:a><text:span text:style-name="Contents_20_Links"><text:tab/></text:span><text:span text:style-name="Contents_20_Links"><text:span text:style-name="Contents_20_Links">2</text:span></text:span></text:p>
          <text:p text:style-name="P24"><text:span text:style-name="Contents_20_Links">5<text:tab/></text:span><text:a xlink:type="simple" xlink:href="#5.Competitive Analyses|outline"><text:span text:style-name="Contents_20_Links"><text:span text:style-name="Contents_20_Links">Competitive Analyses</text:span></text:span></text:a><text:span text:style-name="Contents_20_Links"><text:tab/></text:span><text:span text:style-name="Contents_20_Links"><text:span text:style-name="Contents_20_Links">2</text:span></text:span></text:p>
          <text:p text:style-name="P24"><text:span text:style-name="Contents_20_Links">6<text:tab/></text:span><text:a xlink:type="simple" xlink:href="#6.Detailed Specification|outline"><text:span text:style-name="Contents_20_Links"><text:span text:style-name="Contents_20_Links">Detailed Specification</text:span></text:span></text:a><text:span text:style-name="Contents_20_Links"><text:tab/></text:span><text:span text:style-name="Contents_20_Links"><text:span text:style-name="Contents_20_Links">2</text:span></text:span></text:p>
          <text:p text:style-name="P25"><text:span text:style-name="Contents_20_Links">6.1<text:tab/></text:span><text:a xlink:type="simple" xlink:href="#6.1.Command line user interface|outline"><text:span text:style-name="Contents_20_Links"><text:span text:style-name="Contents_20_Links">Command line user interface</text:span></text:span></text:a><text:span text:style-name="Contents_20_Links"><text:tab/></text:span><text:span text:style-name="Contents_20_Links"><text:span text:style-name="Contents_20_Links">2</text:span></text:span></text:p>
          <text:p text:style-name="P25"><text:span text:style-name="Contents_20_Links">6.2<text:tab/></text:span><text:a xlink:type="simple" xlink:href="#6.2.Code Generation|outline"><text:span text:style-name="Contents_20_Links"><text:span text:style-name="Contents_20_Links">Code Generation</text:span></text:span></text:a><text:span text:style-name="Contents_20_Links"><text:tab/></text:span><text:span text:style-name="Contents_20_Links"><text:span text:style-name="Contents_20_Links">3</text:span></text:span></text:p>
          <text:p text:style-name="P26"><text:span text:style-name="Contents_20_Links">6.2.1<text:tab/></text:span><text:a xlink:type="simple" xlink:href="#6.2.1.Common implementation detail for “calc-add-in” mode|outline"><text:span text:style-name="Contents_20_Links"><text:span text:style-name="Contents_20_Links">Common implementation detail for “calc-add-in” mode</text:span></text:span></text:a><text:span text:style-name="Contents_20_Links"><text:tab/></text:span><text:span text:style-name="Contents_20_Links"><text:span text:style-name="Contents_20_Links">3</text:span></text:span></text:p>
          <text:p text:style-name="P23"><text:span text:style-name="Contents_20_Links"><text:tab/></text:span><text:a xlink:type="simple" xlink:href="#6.2.1.1.Calc-Add-In configuration schema|outline"><text:span text:style-name="Contents_20_Links">Calc-Add-In configuration schema</text:span></text:a><text:span text:style-name="Contents_20_Links"><text:tab/></text:span><text:span text:style-name="Contents_20_Links"><text:span text:style-name="Contents_20_Links">3</text:span></text:span></text:p>
          <text:p text:style-name="P26"><text:span text:style-name="Contents_20_Links">6.2.2<text:tab/></text:span><text:a xlink:type="simple" xlink:href="#6.2.2.Code Generation for „dump“ mode and Java|outline"><text:span text:style-name="Contents_20_Links"><text:span text:style-name="Contents_20_Links">Code Generation for „dump“ mode and Java</text:span></text:span></text:a><text:span text:style-name="Contents_20_Links"><text:tab/></text:span><text:span text:style-name="Contents_20_Links"><text:span text:style-name="Contents_20_Links">6</text:span></text:span></text:p>
          <text:p text:style-name="P26"><text:span text:style-name="Contents_20_Links">6.2.3<text:tab/></text:span><text:a xlink:type="simple" xlink:href="#6.2.3.Code Generation for „component“ mode and Java|outline"><text:span text:style-name="Contents_20_Links"><text:span text:style-name="Contents_20_Links">Code Generation for „component“ mode and Java</text:span></text:span></text:a><text:span text:style-name="Contents_20_Links"><text:tab/></text:span><text:span text:style-name="Contents_20_Links"><text:span text:style-name="Contents_20_Links">7</text:span></text:span></text:p>
          <text:p text:style-name="P26"><text:span text:style-name="Contents_20_Links">6.2.4<text:tab/></text:span><text:a xlink:type="simple" xlink:href="#6.2.4.Code Generation for „calc-add-in“ mode and Java|outline"><text:span text:style-name="Contents_20_Links"><text:span text:style-name="Contents_20_Links">Code Generation for „calc-add-in“ mode and Java</text:span></text:span></text:a><text:span text:style-name="Contents_20_Links"><text:tab/></text:span><text:span text:style-name="Contents_20_Links"><text:span text:style-name="Contents_20_Links">10</text:span></text:span></text:p>
          <text:p text:style-name="P26"><text:span text:style-name="Contents_20_Links">6.2.5<text:tab/></text:span><text:a xlink:type="simple" xlink:href="#6.2.5.Code Generation for „add-on” mode and Java|outline"><text:span text:style-name="Contents_20_Links"><text:span text:style-name="Contents_20_Links">Code Generation for „add-on” mode and Java</text:span></text:span></text:a><text:span text:style-name="Contents_20_Links"><text:tab/></text:span><text:span text:style-name="Contents_20_Links"><text:span text:style-name="Contents_20_Links">14</text:span></text:span></text:p>
          <text:p text:style-name="P26"><text:span text:style-name="Contents_20_Links">6.2.6<text:tab/></text:span><text:a xlink:type="simple" xlink:href="#6.2.6.Code Generation for „dump“ mode and C++|outline"><text:span text:style-name="Contents_20_Links"><text:span text:style-name="Contents_20_Links">Code Generation for „dump“ mode and C++</text:span></text:span></text:a><text:span text:style-name="Contents_20_Links"><text:tab/></text:span><text:span text:style-name="Contents_20_Links"><text:span text:style-name="Contents_20_Links">16</text:span></text:span></text:p>
          <text:p text:style-name="P26"><text:span text:style-name="Contents_20_Links">6.2.7<text:tab/></text:span><text:a xlink:type="simple" xlink:href="#6.2.7.Code Generation for „component“ mode and C++|outline"><text:span text:style-name="Contents_20_Links"><text:span text:style-name="Contents_20_Links">Code Generation for „component“ mode and C++</text:span></text:span></text:a><text:span text:style-name="Contents_20_Links"><text:tab/></text:span><text:span text:style-name="Contents_20_Links"><text:span text:style-name="Contents_20_Links">19</text:span></text:span></text:p>
          <text:p text:style-name="P26"><text:span text:style-name="Contents_20_Links">6.2.8<text:tab/></text:span><text:a xlink:type="simple" xlink:href="#6.2.8.Code Generation for „calc-add-in“ mode and C++|outline"><text:span text:style-name="Contents_20_Links"><text:span text:style-name="Contents_20_Links">Code Generation for „calc-add-in“ mode and C++</text:span></text:span></text:a><text:span text:style-name="Contents_20_Links"><text:tab/></text:span><text:span text:style-name="Contents_20_Links"><text:span text:style-name="Contents_20_Links">24</text:span></text:span></text:p>
          <text:p text:style-name="P26"><text:span text:style-name="Contents_20_Links">6.2.9<text:tab/></text:span><text:a xlink:type="simple" xlink:href="#6.2.9.Code Generation for „add-on” mode and C++|outline"><text:span text:style-name="Contents_20_Links"><text:span text:style-name="Contents_20_Links">Code Generation for „add-on” mode and C++</text:span></text:span></text:a><text:span text:style-name="Contents_20_Links"><text:tab/></text:span><text:span text:style-name="Contents_20_Links"><text:span text:style-name="Contents_20_Links">29</text:span></text:span></text:p>
          <text:p text:style-name="P24"><text:span text:style-name="Contents_20_Links">7<text:tab/></text:span><text:a xlink:type="simple" xlink:href="#7.Future Tasks|outline"><text:span text:style-name="Contents_20_Links"><text:span text:style-name="Contents_20_Links">Future Tasks</text:span></text:span></text:a><text:span text:style-name="Contents_20_Links"><text:tab/></text:span><text:span text:style-name="Contents_20_Links"><text:span text:style-name="Contents_20_Links">32</text:span></text:span></text:p>
          <text:p text:style-name="P24"><text:span text:style-name="Contents_20_Links">8<text:tab/></text:span><text:a xlink:type="simple" xlink:href="#8.References|outline"><text:span text:style-name="Contents_20_Links"><text:span text:style-name="Contents_20_Links">References</text:span></text:span></text:a><text:span text:style-name="Contents_20_Links"><text:tab/></text:span><text:span text:style-name="Contents_20_Links"><text:span text:style-name="Contents_20_Links">32</text:span></text:span></text:p>
        </text:index-body>
      </text:table-of-content>
      <text:p text:style-name="P21"/>
      <text:h text:style-name="P27" text:outline-level="4">Glossary</text:h>
      <table:table table:name="Table3" table:style-name="Table3">
        <table:table-column table:style-name="Table3.A"/>
        <table:table-column table:style-name="Table3.B"/>
        <table:table-header-rows>
          <table:table-row>
            <table:table-cell table:style-name="Table3.A1" office:value-type="string">
              <text:p text:style-name="Table_20_Heading">Term</text:p>
            </table:table-cell>
            <table:table-cell table:style-name="Table3.A1" office:value-type="string">
              <text:p text:style-name="Table_20_Heading">Description</text:p>
            </table:table-cell>
          </table:table-row>
        </table:table-header-rows>
        <table:table-row>
          <table:table-cell table:style-name="Table3.A2" office:value-type="string">
            <text:p text:style-name="Table_20_Contents">Calc Add-in</text:p>
          </table:table-cell>
          <table:table-cell table:style-name="Table3.A2" office:value-type="string">
            <text:p text:style-name="Table_20_Contents">A specific kind of UNO component which requires the implementation of a special service. Used to extend the internal set of built-in functions for the spreadsheet application.</text:p>
          </table:table-cell>
        </table:table-row>
        <table:table-row>
          <table:table-cell table:style-name="Table3.A3" office:value-type="string">
            <text:p text:style-name="Table_20_Contents">Add-on</text:p>
          </table:table-cell>
          <table:table-cell table:style-name="Table3.A3" office:value-type="string">
            <text:p text:style-name="Table_20_Contents">A specific kind of UNO component which requires the implementation of a special service. We differentiate between jobs Add-ons and ProtocolHandler Add-ons where the latter ones normally extend a menu or provide a separate toolbar.</text:p>
          </table:table-cell>
        </table:table-row>
      </table:table>
      <text:p text:style-name="Standard"/>
      <text:h text:style-name="Heading_20_1" text:outline-level="1">Motivation</text:h>
      <text:p text:style-name="Text_20_body">The motivation behind the <text:span text:style-name="Emphasis"><text:user-field-get text:name="TOOLNAME">uno-skeletonmaker</text:user-field-get></text:span> is simple. The <text:span text:style-name="Emphasis"><text:user-field-get text:name="TOOLNAME">uno-skeletonmaker</text:user-field-get></text:span> is introduced to simplify and to speed up the development of UNO objects and components. As already mentioned in the abstract, the major part of UNO components or UNO objects is code which can be generated from the pure type information (e.g. the interface or service which should be implemented) or the specific interface which should be realized (e.g. a Calc-Add-in needs some special information and have special requirements in kind of required interfaces). In the first step a developer has to provide the information and the <text:span text:style-name="Emphasis"><text:user-field-get text:name="TOOLNAME">uno-skeletonmaker</text:user-field-get></text:span> generates the skeleton for exactly this use case. In the second step the developer has to implement the method bodies (the real implementation) and the necessary internal member variables used by the implementation but he has to concentrate on the real work only. A further benefit will be that we can use the right implementation helper and can populate the helpers in this way. And all UNO components/objects generated with the <text:span text:style-name="Emphasis"><text:user-field-get text:name="TOOLNAME">uno-skeletonmaker</text:user-field-get></text:span><text:span text:style-name="T2"> have the same structure, same style, etc. which decreases and simplifies the code maintenance later also.</text:span></text:p>
      <text:h text:style-name="Heading_20_1" text:outline-level="1">User Scenarios</text:h>
      <text:list text:style-name="L2">
        <text:list-item>
          <text:p text:style-name="P28">The user wants to implement an UNO object which should implement two specific UNOIDL interfaces. For his existing Java implementation which already implements some other interfaces he needs all the method declarations of these two interfaces and their parent interfaces.</text:p>
        </text:list-item>
        <text:list-item>
          <text:p text:style-name="P29">The user wants to use a “new style” service, a struct or an exception in his implementation and wants to know how the generated constructor looks like.</text:p>
        </text:list-item>
        <text:list-item>
          <text:p text:style-name="P28">The user wants to implement an UNO component implementing for example a specific service. These service exports four interfaces. He used the <text:span text:style-name="Emphasis"><text:user-field-get text:name="TOOLNAME">uno-skeletonmaker</text:user-field-get></text:span> to generate an initial skeleton where he only have to fill/implement the default generated method bodies and has to provide potential internal data members in the generated class.</text:p>
        </text:list-item>
        <text:list-item>
          <text:p text:style-name="P28">The user wants to implement a Calc Add-in providing two new built-in functions for the Spreadsheet application. He provides an UNOIDL service and interface defining the new add-in and add-in functions and a XCU configuration file with a human readable description of the functions, parameters and potential compatibility names. All descriptions and display names in the XCU file can be localized. The <text:span text:style-name="Emphasis"><text:user-field-get text:name="TOOLNAME">uno-skeletonmaker</text:user-field-get></text:span> will generate a skeleton for the component <text:s/>providing all necessary code to fulfill the requirements for a Calc Add-in. The user has to implement the add-in functions only. After deploying the compiled component together with the XCU file and the related type information the new functions can be used in the office directly.</text:p>
        </text:list-item>
      </text:list>
      <text:h text:style-name="Heading_20_1" text:outline-level="1">Goals</text:h>
      <text:p text:style-name="Text_20_body">The primary goal is to simplify the task of implementing UNO objects or complete UNO components as much as possible and to give developers furthermore a tool to reduce simple and “stupid” cut copy paste work to a minimum. The second goal is to introduce best practices for implementing UNO objects by using implementation helpers and generate all necessary and useful stuff which a well formed (well coded) UNO object/component should provide or implement.</text:p>
      <text:h text:style-name="Heading_20_1" text:outline-level="1">Requirements and Dependencies</text:h>
      <text:h text:style-name="Heading_20_2" text:outline-level="2">Requirements</text:h>
      <text:p text:style-name="Text_20_body"><text:placeholder text:placeholder-type="text">&lt;State the requirement(s) of this feature here.&gt;</text:placeholder></text:p>
      <text:h text:style-name="Heading_20_2" text:outline-level="2">Technical Dependencies</text:h>
      <text:p text:style-name="Text_20_body">The technical requirement is the dependency to the UNO type description manager because the <text:user-field-get text:name="TOOLNAME">uno-skeletonmaker</text:user-field-get> uses UNO internally to easy access all available type information for example of an office installation including all external extension with potentially own types. A second requirement is not for the tool themselve but for the generated code. The generated code depends on our implementation helper classes. If these helper will change in the future we have to check the generated code if it is still valid.</text:p>
      <text:h text:style-name="Heading_20_1" text:outline-level="1">Competitive Analyses</text:h>
      <text:p text:style-name="Text_20_body">Modern IDEs provide wizards for various use cases, e.g. NetBeans provides a wizard for a Java class. This kind of wizards collect the minimal set of information and generates an initial code skeleton file or a complete set of files which is necessary to build or compile the generated code with the IDE. We are independent of a specific IDE but the general approach of generating initial code skeletons is useful for us <text:s/>too and we can use this tool for later integrations in such IDE's to provide exactly the described feature.</text:p>
      <text:h text:style-name="Heading_20_1" text:outline-level="1">Detailed Specification</text:h>
      <text:p text:style-name="Text_20_body"><text:span text:style-name="T3">The </text:span><text:span text:style-name="T4"><text:user-field-get text:name="TOOLNAME">uno-skeletonmaker</text:user-field-get></text:span><text:span text:style-name="T3"> will be a command line tool where all necessary information (options, commands, ...) comes as a command line parameter or if necessary in a special descriptor file. </text:span></text:p>
      <text:h text:style-name="Heading_20_2" text:outline-level="2"><text:span text:style-name="T5">Command line user interface</text:span></text:h>
      <text:p text:style-name="CommandLine"/>
      <text:p text:style-name="CommandLine"><text:s/>using:<text:tab/><text:user-field-get text:name="TOOLNAME">uno-skeletonmaker</text:user-field-get> (-env:INIFILENAME=&lt;url&gt; | -env:UNO_TYPES=&lt;url&gt;)</text:p>
      <text:p text:style-name="CommandLine"><text:s text:c="26"/><text:tab/>dump [&lt;options&gt;] -t &lt;type&gt; ...</text:p>
      <text:p text:style-name="CommandLine"><text:tab/><text:user-field-get text:name="TOOLNAME">uno-skeletonmaker</text:user-field-get> (-env:INIFILENAME=&lt;url&gt; | -env:UNO_TYPES=&lt;url&gt;)</text:p>
      <text:p text:style-name="CommandLine"><text:s text:c="26"/><text:tab/>component [&lt;options&gt;] -n &lt;name&gt; -t &lt;type&gt; ...</text:p>
      <text:p text:style-name="CommandLine"><text:s/><text:tab/><text:user-field-get text:name="TOOLNAME">uno-skeletonmaker</text:user-field-get> (-env:INIFILENAME=&lt;url&gt; | -env:UNO_TYPES=&lt;url&gt;)</text:p>
      <text:p text:style-name="CommandLine"><text:s text:c="26"/><text:tab/>calc-add-in [&lt;options&gt;] -n &lt;name&gt; -t &lt;add-in_service&gt;</text:p>
      <text:p text:style-name="CommandLine"><text:s text:c="8"/><text:tab/><text:user-field-get text:name="TOOLNAME">uno-skeletonmaker</text:user-field-get> -V, --version</text:p>
      <text:p text:style-name="CommandLine"><text:s text:c="8"/><text:tab/><text:user-field-get text:name="TOOLNAME">uno-skeletonmaker</text:user-field-get> -h, --help</text:p>
      <text:p text:style-name="CommandLine"/>
      <text:p text:style-name="CommandLine"><text:s/>sub-commands:</text:p>
      <text:p text:style-name="P30"><text:s text:c="4"/>dump <text:s text:c="7"/><text:tab/>dump declarations on stdout (e.g. constructors, methods, type</text:p>
      <text:p text:style-name="P30"><text:s text:c="16"/><text:tab/>mapping for properties) or complete method bodies with</text:p>
      <text:p text:style-name="P30"><text:s text:c="16"/><text:tab/>method forwarding.</text:p>
      <text:p text:style-name="P30"><text:s text:c="4"/>component <text:s text:c="2"/>generates language specific code skeleton files using the</text:p>
      <text:p text:style-name="P30"><text:s text:c="16"/><text:tab/>implementation name as the file and class name</text:p>
      <text:p text:style-name="P30"><text:s text:c="4"/>calc-add-in <text:tab/>generates a language specific code skeleton for a calc add-in</text:p>
      <text:p text:style-name="P30"><text:s text:c="16"/><text:tab/>using the implementation name as the file and class name. A</text:p>
      <text:p text:style-name="P30"><text:s text:c="16"/><text:tab/>service type is necessary referencing an interface which defines</text:p>
      <text:p text:style-name="P30"><text:s text:c="16"/><text:tab/>the new add-in functions.</text:p>
      <text:p text:style-name="P30"><text:s/>options:</text:p>
      <text:p text:style-name="P30"><text:s text:c="4"/>-env:INIFILENAME=&lt;url&gt; <text:tab/>url specifies a URL to an UNO ini|rc file of an</text:p>
      <text:p text:style-name="P30"><text:s text:c="27"/><text:tab/><text:tab/>existing UNO environment (URE, office installation).</text:p>
      <text:p text:style-name="P30"><text:s text:c="4"/>-env:UNO_TYPES=&lt;url&gt; <text:s text:c="2"/>url specifies a binary type library file. It can be</text:p>
      <text:p text:style-name="P30"><text:s text:c="27"/><text:tab/>a space separated list of urls.</text:p>
      <text:p text:style-name="P30"><text:s text:c="4"/>-a, --all <text:s text:c="12"/><text:tab/>list all interface methods, not only the direct ones</text:p>
      <text:p text:style-name="P30"><text:s text:c="4"/>--(java4|java5|cpp) <text:s text:c="3"/><text:tab/>select the target language</text:p>
      <text:p text:style-name="P31"><text:s text:c="27"/><text:tab/>--java4<text:tab/>generate output for Java 1.4 or earlier</text:p>
      <text:p text:style-name="P32"><text:s text:c="27"/><text:tab/>--java5 <text:tab/>generate output for Java 1.5 or later (is</text:p>
      <text:p text:style-name="P31"><text:tab/><text:tab/><text:tab/><text:tab/><text:tab/>currently the default)</text:p>
      <text:p text:style-name="P31"><text:s text:c="27"/><text:tab/>--cpp <text:s text:c="2"/><text:tab/>generate output for C++</text:p>
      <text:p text:style-name="P30"><text:s text:c="4"/>-sn, --shortnames <text:s text:c="5"/><text:tab/>using namespace abbreviation 'css:': for</text:p>
      <text:p text:style-name="P30"><text:s text:c="27"/><text:tab/>'::com::sun::star::', only valid for sub-command</text:p>
      <text:p text:style-name="P30"><text:s text:c="26"/><text:tab/> 'dump' and target language 'cpp'. It's default for</text:p>
      <text:p text:style-name="P30"><text:s text:c="27"/><text:tab/>sub-command 'component'.</text:p>
      <text:p text:style-name="P30"><text:s text:c="4"/>--propertysetmixin <text:s text:c="4"/><text:tab/>means that the generated skeleton implements the</text:p>
      <text:p text:style-name="P30"><text:s text:c="27"/><text:tab/>cppu::PropertySetMixin helper if a referenced new</text:p>
      <text:p text:style-name="P30"><text:s text:c="27"/><text:tab/>style service specifies an interface which provides</text:p>
      <text:p text:style-name="P30"><text:s text:c="27"/><text:tab/>attributes (directly or inherited).</text:p>
      <text:p text:style-name="P30"><text:s text:c="4"/>-lh --licenseheader <text:s text:c="3"/><text:tab/>generates a default OpenOffice.org LGPL license</text:p>
      <text:p text:style-name="P30"><text:s text:c="27"/><text:tab/>header at the beginning of a component source file.</text:p>
      <text:p text:style-name="P30"><text:s text:c="27"/><text:tab/>This option is taken into account in 'component' mode</text:p>
      <text:p text:style-name="P30"><text:s text:c="27"/><text:tab/>only and if -o is unequal 'stdout'.</text:p>
      <text:p text:style-name="P30"><text:s text:c="4"/>-o &lt;path&gt; <text:s text:c="13"/><text:tab/>path specifies an existing directory where the</text:p>
      <text:p text:style-name="P30"><text:s text:c="27"/><text:tab/>output files are generated to, only valid for</text:p>
      <text:p text:style-name="P30"><text:s text:c="27"/><text:tab/>sub-command 'component'. If path=stdout the generated</text:p>
      <text:p text:style-name="P30"><text:s text:c="27"/><text:tab/>code is generated on standard out instead of a file.</text:p>
      <text:p text:style-name="P30"><text:s text:c="4"/>-l &lt;file&gt; <text:s text:c="13"/><text:tab/>specifies a binary type library (can be used more</text:p>
      <text:p text:style-name="P30"><text:s text:c="27"/><text:tab/>than once). The type library is integrated as an</text:p>
      <text:p text:style-name="P30"><text:s text:c="27"/><text:tab/>additional type provider in the bootstrapped type</text:p>
      <text:p text:style-name="P30"><text:s text:c="27"/><text:tab/>system.</text:p>
      <text:p text:style-name="P30"><text:s text:c="4"/>-n &lt;name&gt; <text:s text:c="13"/><text:tab/>specifies an implementation name for the component</text:p>
      <text:p text:style-name="P30"><text:s text:c="27"/><text:tab/>(used as classname, filename and package|namespace</text:p>
      <text:p text:style-name="P30"><text:s text:c="27"/><text:tab/>name). In 'dump' mode it is used as classname (e.g.</text:p>
      <text:p text:style-name="P30"><text:s text:c="27"/><text:tab/>"MyBase::", C++ only) to generate method bodies not</text:p>
      <text:p text:style-name="P30"><text:s text:c="27"/><text:tab/>inline.</text:p>
      <text:p text:style-name="P30"><text:s text:c="4"/>-d &lt;name&gt; <text:s text:c="13"/><text:tab/>specifies a base classname or a delegator.</text:p>
      <text:p text:style-name="P30"><text:s text:c="27"/><text:tab/>In 'dump' mode it is used as a delegator to forward</text:p>
      <text:p text:style-name="P30"><text:s text:c="27"/><text:tab/>methods. It can be used as '&lt;name&gt;::' for base</text:p>
      <text:p text:style-name="P30"><text:s text:c="27"/><text:tab/>forwarding, or '&lt;name&gt;-&gt;|.' for composition.</text:p>
      <text:p text:style-name="P30"><text:s text:c="27"/><text:tab/>Using "_" means that a default bodies with default</text:p>
      <text:p text:style-name="P30"><text:s text:c="27"/><text:tab/>return values are dumped.</text:p>
      <text:p text:style-name="P30"><text:s text:c="4"/>-t &lt;name&gt; <text:s text:c="13"/><text:tab/>specifies an UNOIDL type name, e.g.</text:p>
      <text:p text:style-name="P30"><text:s text:c="27"/><text:tab/>com.sun.star.text.XText (can be used more than once)</text:p>
      <text:p text:style-name="P30"><text:s text:c="4"/>-V, --version <text:s text:c="9"/><text:tab/>print version number and exit</text:p>
      <text:p text:style-name="P30"><text:s text:c="4"/>-h, --help <text:s text:c="12"/><text:tab/>print this help and exit</text:p>
      <text:p text:style-name="P30"/>
      <text:p text:style-name="P30"><text:s/>Sun Microsystems (R) uno-skeletonmaker Version 0.2</text:p>
      <text:p text:style-name="P30"/>
      <text:h text:style-name="Heading_20_2" text:outline-level="2">Code Gene<text:span text:style-name="T6">ration</text:span></text:h>
      <text:h text:style-name="Heading_20_3" text:outline-level="3">Common implementation detail for “calc-add-in” mode</text:h>
      <text:p text:style-name="Text_20_body">Calc Add-Ins are specialized UNO components providing a well defined interface for directly use as build in function in the spreadsheet application. The generated skeleton contains code which depends on special configuration data based on a new configuration schema. The usage of this new schema/configuration data will be integrated in the core of the spreadsheet application in a second step. Currently the new schema and the appropriate configuration are deployed with the component in one UNO package to ensure that both is available at runtime. In the future only the configuration data is deployed within the UNO package.</text:p>
      <text:h text:style-name="Heading_20_4" text:outline-level="4">Calc-Add-In configuration schema</text:h>
      <text:p text:style-name="Text_20_body">The new configuration schema specifies configuration data which provides all necessary information to describe a new calc Add-In and its provided Add-In functions with all UI relevant information like human readable and localized descriptions, display names, parameter names, category, etc. This configuration data allows later that all necessary Add-In related information can be get from the configuration without instantiating the Add-In component before it is really used. Currently this information is get dynamically from the Add-In component. But the most important improvement is that the configuration allows localized config items where necessary and localization hasn't to be implemented explicitly by the component itself.</text:p>
      <text:list text:style-name="L3">
        <text:list-item>
          <text:p text:style-name="P33">AddInInfo<text:line-break/>Opens a global section containing one or more Add-In descriptions.</text:p>
        </text:list-item>
        <text:list-item>
          <text:p text:style-name="P33">AddIn<text:line-break/>A node describing one Add-In component. The node name should be the Add-In service name. This node has one sub-node AddInFunctions which contains one or more AddInFunction descriptions.</text:p>
        </text:list-item>
        <text:list-item>
          <text:p text:style-name="P33">AddInFunctions<text:line-break/>A group containg one or more AddInFunction descriptions</text:p>
        </text:list-item>
        <text:list-item>
          <text:p text:style-name="P33">AddInFunction<text:line-break/>Describes all function relevant parts and contains a group of sub-nodes describing parameters if necessary. <text:s/>The name of this node is the UNOIDL name of the Add-In function.</text:p>
        </text:list-item>
        <text:list-item>
          <text:p text:style-name="P33">DisplayName<text:line-break/>Contains the display name for the Add-In function. This name can be localized.</text:p>
        </text:list-item>
        <text:list-item>
          <text:p text:style-name="P33">Description<text:line-break/>Provides a human readable description of the function. The description can localized as well.</text:p>
        </text:list-item>
        <text:list-item>
          <text:p text:style-name="P33">Category<text:line-break/>Specifies the name implementation name of a function category where the new Add-In function should be displayed. If the category is not known the category will appear as <text:s/>new one.</text:p>
        </text:list-item>
        <text:list-item>
          <text:p text:style-name="P33">CategoryDisplayName<text:line-break/>Provides the category display name which can localized as well.</text:p>
        </text:list-item>
        <text:list-item>
          <text:p text:style-name="P33">CompatibilityName<text:line-break/>Provides a localized compatibility name which is used to export this function to Excel. The compatibility name can be localized and all localized names will be retrieved as list.</text:p>
        </text:list-item>
        <text:list-item>
          <text:p text:style-name="P33">Parameters<text:line-break/>A group containing one or more Parameter descriptions</text:p>
        </text:list-item>
        <text:list-item>
          <text:p text:style-name="P33">Parameter<text:line-break/>A node describing all UI relevant parts of a Add-In parameter. The name of the node is the UNOIDL parameter name. A Parameter node has two properties DisplayName and Description which have the same meaning as in a AddInFunction node.</text:p>
        </text:list-item>
      </text:list>
      <text:p text:style-name="P34"/>
      <text:p text:style-name="P34">&lt;?xml version='1.0' encoding='UTF-8'?&gt;</text:p>
      <text:p text:style-name="P34"/>
      <text:p text:style-name="P34">&lt;oor:component-schema oor:name="CalcAddIns" oor:package="org.openoffice.Office.Sheet" xml:lang="en-US" xmlns:oor="http://openoffice.org/2001/registry" xmlns:xs="http://www.w3.org/2001/XMLSchema" xmlns:xsi="http://www.w3.org/2001/XMLSchema-instance"&gt;</text:p>
      <text:p text:style-name="P34"><text:tab/>&lt;templates&gt;</text:p>
      <text:p text:style-name="P34"><text:tab/><text:tab/>&lt;group oor:name="AddInParameter" &gt;</text:p>
      <text:p text:style-name="P34"><text:tab/><text:tab/><text:tab/>&lt;prop oor:name="DisplayName" oor:type="xs:string" oor:localized="true"/&gt;</text:p>
      <text:p text:style-name="P34"><text:tab/><text:tab/><text:tab/>&lt;prop oor:name="Description" oor:type="xs:string" oor:localized="true"/&gt;</text:p>
      <text:p text:style-name="P34"><text:tab/><text:tab/>&lt;/group&gt;</text:p>
      <text:p text:style-name="P34"><text:tab/><text:tab/>&lt;group oor:name="AddInFunction"&gt;</text:p>
      <text:p text:style-name="P34"><text:tab/><text:tab/><text:tab/>&lt;prop oor:name="DisplayName" oor:type="xs:string" oor:localized="true"/&gt;</text:p>
      <text:p text:style-name="P34"><text:tab/><text:tab/><text:tab/>&lt;prop oor:name="Description" oor:type="xs:string" oor:localized="true"/&gt;</text:p>
      <text:p text:style-name="P34"><text:tab/><text:tab/><text:tab/>&lt;prop oor:name="Category" oor:type="xs:string"/&gt;</text:p>
      <text:p text:style-name="P34"><text:tab/><text:tab/><text:tab/>&lt;prop oor:name="CategoryDisplayName" oor:type="xs:string" oor:localized="true"/&gt;</text:p>
      <text:p text:style-name="P34"><text:tab/><text:tab/><text:tab/>&lt;prop oor:name="CompatibilityName" oor:type="xs:string" oor:localized="true"/&gt;</text:p>
      <text:p text:style-name="P34"><text:tab/><text:tab/><text:tab/>&lt;set oor:name="Parameters" oor:node-type="AddInParameter"/&gt;</text:p>
      <text:p text:style-name="P34"><text:tab/><text:tab/>&lt;/group&gt;</text:p>
      <text:p text:style-name="P34"><text:tab/><text:tab/>&lt;group oor:name="AddIn"&gt;</text:p>
      <text:p text:style-name="P34"><text:tab/><text:tab/><text:tab/>&lt;set oor:name="AddInFunctions" oor:node-type="AddInFunction"/&gt;</text:p>
      <text:p text:style-name="P34"><text:tab/><text:tab/>&lt;/group&gt;</text:p>
      <text:p text:style-name="P34"><text:tab/>&lt;/templates&gt;</text:p>
      <text:p text:style-name="P34"><text:tab/>&lt;component&gt;</text:p>
      <text:p text:style-name="P34"><text:tab/><text:tab/>&lt;set oor:name="AddInInfo" oor:node-type="AddIn" /&gt;</text:p>
      <text:p text:style-name="P34"><text:tab/>&lt;/component&gt;</text:p>
      <text:p text:style-name="P34">&lt;/oor:component-schema&gt;</text:p>
      <text:p text:style-name="P34"/>
      <text:p text:style-name="P35"/>
      <text:p text:style-name="Text_20_body">Example configuration data (CalcAddins.xcu):</text:p>
      <text:p text:style-name="P36"/>
      <text:p text:style-name="P36">&lt;?xml version='1.0' encoding='UTF-8'?&gt;</text:p>
      <text:p text:style-name="P36"/>
      <text:p text:style-name="P36">&lt;oor:component-data xmlns:oor="http://openoffice.org/2001/registry" xmlns:xs="http://www.w3.org/2001/XMLSchema" oor:name="CalcAddIns" oor:package="org.openoffice.Office.Sheet"&gt;</text:p>
      <text:p text:style-name="P36"><text:tab/>&lt;node oor:name="AddInInfo"&gt;</text:p>
      <text:p text:style-name="P36"><text:tab/><text:tab/>&lt;node oor:name="org.openoffice.sheet.addin.TestCalcAddIn" oor:op="replace"&gt;</text:p>
      <text:p text:style-name="P36"><text:tab/><text:tab/><text:tab/>&lt;node oor:name="AddInFunctions"&gt;</text:p>
      <text:p text:style-name="P36"><text:tab/><text:tab/><text:tab/><text:tab/>&lt;node oor:name="redouble" oor:op="replace"&gt;</text:p>
      <text:p text:style-name="P36"><text:tab/><text:tab/><text:tab/><text:tab/><text:tab/>&lt;prop oor:name="DisplayName"&gt;</text:p>
      <text:p text:style-name="P36"><text:tab/><text:tab/><text:tab/><text:tab/><text:tab/><text:tab/>&lt;value xml:lang="en"&gt;redouble&lt;/value&gt;</text:p>
      <text:p text:style-name="P36"><text:tab/><text:tab/><text:tab/><text:tab/><text:tab/><text:tab/>&lt;value xml:lang="de"&gt;verdoppeln&lt;/value&gt;</text:p>
      <text:p text:style-name="P36"><text:tab/><text:tab/><text:tab/><text:tab/><text:tab/>&lt;/prop&gt;</text:p>
      <text:p text:style-name="P36"><text:tab/><text:tab/><text:tab/><text:tab/><text:tab/>&lt;prop oor:name="Description"&gt;</text:p>
      <text:p text:style-name="P36"><text:tab/><text:tab/><text:tab/><text:tab/><text:tab/><text:tab/>&lt;value xml:lang="en"&gt;The functions returns the redoubled input value&lt;/value&gt;</text:p>
      <text:p text:style-name="P36"><text:tab/><text:tab/><text:tab/><text:tab/><text:tab/><text:tab/>&lt;value xml:lang="de"&gt;Die Funktion liefert den verdoppelten Eingabewert zurÃ¼ck&lt;/value&gt;</text:p>
      <text:p text:style-name="P36"><text:tab/><text:tab/><text:tab/><text:tab/><text:tab/>&lt;/prop&gt;</text:p>
      <text:p text:style-name="P36"><text:tab/><text:tab/><text:tab/><text:tab/><text:tab/>&lt;prop oor:name="Category"&gt;</text:p>
      <text:p text:style-name="P36"><text:tab/><text:tab/><text:tab/><text:tab/><text:tab/><text:tab/>&lt;value&gt;Add-In&lt;/value&gt;</text:p>
      <text:p text:style-name="P36"><text:tab/><text:tab/><text:tab/><text:tab/><text:tab/>&lt;/prop&gt;</text:p>
      <text:p text:style-name="P36"><text:tab/><text:tab/><text:tab/><text:tab/><text:tab/>&lt;prop oor:name="CategoryDisplayName"&gt;</text:p>
      <text:p text:style-name="P36"><text:tab/><text:tab/><text:tab/><text:tab/><text:tab/><text:tab/>&lt;value xml:lang="en"&gt;Add-In&lt;/value&gt;</text:p>
      <text:p text:style-name="P36"><text:tab/><text:tab/><text:tab/><text:tab/><text:tab/><text:tab/>&lt;value xml:lang="de"&gt;Add-In&lt;/value&gt;</text:p>
      <text:p text:style-name="P36"><text:tab/><text:tab/><text:tab/><text:tab/><text:tab/>&lt;/prop&gt;</text:p>
      <text:p text:style-name="P36"><text:tab/><text:tab/><text:tab/><text:tab/><text:tab/>&lt;prop oor:name="CompatibilityName"&gt;</text:p>
      <text:p text:style-name="P36"><text:tab/><text:tab/><text:tab/><text:tab/><text:tab/><text:tab/>&lt;value xml:lang="en-US"&gt;redouble_en-US&lt;/value&gt;</text:p>
      <text:p text:style-name="P36"><text:tab/><text:tab/><text:tab/><text:tab/><text:tab/><text:tab/>&lt;value xml:lang="de"&gt;redouble_de&lt;/value&gt;</text:p>
      <text:p text:style-name="P36"><text:tab/><text:tab/><text:tab/><text:tab/><text:tab/><text:tab/>&lt;value xml:lang="fr"&gt;redouble_fr&lt;/value&gt;</text:p>
      <text:p text:style-name="P36"><text:tab/><text:tab/><text:tab/><text:tab/><text:tab/>&lt;/prop&gt;</text:p>
      <text:p text:style-name="P36"><text:tab/><text:tab/><text:tab/><text:tab/><text:tab/>&lt;node oor:name="Parameters"&gt;</text:p>
      <text:p text:style-name="P36"><text:tab/><text:tab/><text:tab/><text:tab/><text:tab/><text:tab/>&lt;node oor:name="nValue" oor:op="replace"&gt;</text:p>
      <text:p text:style-name="P36"><text:tab/><text:tab/><text:tab/><text:tab/><text:tab/><text:tab/><text:tab/>&lt;prop oor:name="DisplayName"&gt;</text:p>
      <text:p text:style-name="P36"><text:tab/><text:tab/><text:tab/><text:tab/><text:tab/><text:tab/><text:tab/><text:tab/>&lt;value xml:lang="en"&gt;Value&lt;/value&gt;</text:p>
      <text:p text:style-name="P36"><text:tab/><text:tab/><text:tab/><text:tab/><text:tab/><text:tab/><text:tab/><text:tab/>&lt;value xml:lang="de"&gt;Value&lt;/value&gt;</text:p>
      <text:p text:style-name="P36"><text:tab/><text:tab/><text:tab/><text:tab/><text:tab/><text:tab/><text:tab/><text:tab/>&lt;/prop&gt;</text:p>
      <text:p text:style-name="P36"><text:tab/><text:tab/><text:tab/><text:tab/><text:tab/><text:tab/><text:tab/>&lt;prop oor:name="Description"&gt;</text:p>
      <text:p text:style-name="P36"><text:tab/><text:tab/><text:tab/><text:tab/><text:tab/><text:tab/><text:tab/><text:tab/>&lt;value xml:lang="en"&gt;The input value which becomes redoubled&lt;/value&gt;</text:p>
      <text:p text:style-name="P36"><text:tab/><text:tab/><text:tab/><text:tab/><text:tab/><text:tab/><text:tab/><text:tab/>&lt;value xml:lang="de"&gt;Der Eingabewert der verdoppelt wird&lt;/value&gt;</text:p>
      <text:p text:style-name="P36"><text:tab/><text:tab/><text:tab/><text:tab/><text:tab/><text:tab/><text:tab/>&lt;/prop&gt;<text:tab/><text:tab/><text:tab/><text:tab/><text:tab/><text:tab/><text:tab/></text:p>
      <text:p text:style-name="P36"><text:tab/><text:tab/><text:tab/><text:tab/><text:tab/><text:tab/>&lt;/node&gt;</text:p>
      <text:p text:style-name="P36"><text:tab/><text:tab/><text:tab/><text:tab/><text:tab/>&lt;/node&gt;</text:p>
      <text:p text:style-name="P36"><text:tab/><text:tab/><text:tab/><text:tab/>&lt;/node&gt;</text:p>
      <text:p text:style-name="P36"><text:tab/><text:tab/><text:tab/><text:tab/>&lt;node oor:name="randomizer" oor:op="replace"&gt;</text:p>
      <text:p text:style-name="P36"><text:tab/><text:tab/><text:tab/><text:tab/><text:tab/>&lt;prop oor:name="DisplayName"&gt;</text:p>
      <text:p text:style-name="P36"><text:tab/><text:tab/><text:tab/><text:tab/><text:tab/><text:tab/>&lt;value xml:lang="en"&gt;randomizer&lt;/value&gt;</text:p>
      <text:p text:style-name="P36"><text:tab/><text:tab/><text:tab/><text:tab/><text:tab/><text:tab/>&lt;value xml:lang="de"&gt;zufallszahlen&lt;/value&gt;</text:p>
      <text:p text:style-name="P36"><text:tab/><text:tab/><text:tab/><text:tab/><text:tab/>&lt;/prop&gt;</text:p>
      <text:p text:style-name="P36"><text:tab/><text:tab/><text:tab/><text:tab/><text:tab/>&lt;prop oor:name="Description"&gt;</text:p>
      <text:p text:style-name="P36"><text:tab/><text:tab/><text:tab/><text:tab/><text:tab/><text:tab/>&lt;value xml:lang="en"&gt;The functions returns an array of 10 randomized numbers every 2 seconds&lt;/value&gt;</text:p>
      <text:p text:style-name="P36"><text:tab/><text:tab/><text:tab/><text:tab/><text:tab/><text:tab/>&lt;value xml:lang="de"&gt;Die Funktion liefert ein Array von 10 Zufallszahlen im Intervall von 2 Sekunden&lt;/value&gt;</text:p>
      <text:p text:style-name="P36"><text:tab/><text:tab/><text:tab/><text:tab/><text:tab/>&lt;/prop&gt;</text:p>
      <text:p text:style-name="P36"><text:tab/><text:tab/><text:tab/><text:tab/><text:tab/>&lt;prop oor:name="Category"&gt;</text:p>
      <text:p text:style-name="P36"><text:tab/><text:tab/><text:tab/><text:tab/><text:tab/><text:tab/>&lt;value&gt;Add-In&lt;/value&gt;</text:p>
      <text:p text:style-name="P36"><text:tab/><text:tab/><text:tab/><text:tab/><text:tab/>&lt;/prop&gt;</text:p>
      <text:p text:style-name="P36"><text:tab/><text:tab/><text:tab/><text:tab/><text:tab/>&lt;prop oor:name="CategoryDisplayName"&gt;</text:p>
      <text:p text:style-name="P36"><text:tab/><text:tab/><text:tab/><text:tab/><text:tab/><text:tab/>&lt;value xml:lang="en"&gt;Add-In&lt;/value&gt;</text:p>
      <text:p text:style-name="P36"><text:tab/><text:tab/><text:tab/><text:tab/><text:tab/><text:tab/>&lt;value xml:lang="de"&gt;Add-In&lt;/value&gt;</text:p>
      <text:p text:style-name="P36"><text:tab/><text:tab/><text:tab/><text:tab/><text:tab/>&lt;/prop&gt;</text:p>
      <text:p text:style-name="P36"><text:tab/><text:tab/><text:tab/><text:tab/><text:tab/>&lt;prop oor:name="CompatibilityName"&gt;</text:p>
      <text:p text:style-name="P36"><text:tab/><text:tab/><text:tab/><text:tab/><text:tab/><text:tab/>&lt;value xml:lang="en-US"&gt;randomizer_en-US&lt;/value&gt;</text:p>
      <text:p text:style-name="P36"><text:tab/><text:tab/><text:tab/><text:tab/><text:tab/><text:tab/>&lt;value xml:lang="de"&gt;randomizer_de&lt;/value&gt;</text:p>
      <text:p text:style-name="P36"><text:tab/><text:tab/><text:tab/><text:tab/><text:tab/><text:tab/>&lt;value xml:lang="fr"&gt;randomizer_fr&lt;/value&gt;</text:p>
      <text:p text:style-name="P36"><text:tab/><text:tab/><text:tab/><text:tab/><text:tab/>&lt;/prop&gt;</text:p>
      <text:p text:style-name="P36"><text:tab/><text:tab/><text:tab/><text:tab/><text:tab/>&lt;node oor:name="Parameters"&gt;</text:p>
      <text:p text:style-name="P36"><text:tab/><text:tab/><text:tab/><text:tab/><text:tab/><text:tab/>&lt;node oor:name="nOrientation" oor:op="replace"&gt;</text:p>
      <text:p text:style-name="P36"><text:tab/><text:tab/><text:tab/><text:tab/><text:tab/><text:tab/><text:tab/>&lt;prop oor:name="DisplayName"&gt;</text:p>
      <text:p text:style-name="P36"><text:tab/><text:tab/><text:tab/><text:tab/><text:tab/><text:tab/><text:tab/><text:tab/>&lt;value xml:lang="en"&gt;Orientation&lt;/value&gt;</text:p>
      <text:p text:style-name="P36"><text:tab/><text:tab/><text:tab/><text:tab/><text:tab/><text:tab/><text:tab/><text:tab/>&lt;value xml:lang="de"&gt;Orientation&lt;/value&gt;</text:p>
      <text:p text:style-name="P36"><text:tab/><text:tab/><text:tab/><text:tab/><text:tab/><text:tab/><text:tab/>&lt;/prop&gt;</text:p>
      <text:p text:style-name="P36"><text:tab/><text:tab/><text:tab/><text:tab/><text:tab/><text:tab/><text:tab/>&lt;prop oor:name="Description"&gt;</text:p>
      <text:p text:style-name="P36"><text:tab/><text:tab/><text:tab/><text:tab/><text:tab/><text:tab/><text:tab/><text:tab/>&lt;value xml:lang="en"&gt;1 means output column by column, and 0 means line by line&lt;/value&gt;</text:p>
      <text:p text:style-name="P36"><text:tab/><text:tab/><text:tab/><text:tab/><text:tab/><text:tab/><text:tab/><text:tab/>&lt;value xml:lang="de"&gt;1 bedeutet spaltenweise Ausgabe und 0 bedeutet zeilenweise&lt;/value&gt;</text:p>
      <text:p text:style-name="P36"><text:tab/><text:tab/><text:tab/><text:tab/><text:tab/><text:tab/><text:tab/>&lt;/prop&gt;<text:tab/><text:tab/><text:tab/><text:tab/><text:tab/><text:tab/><text:tab/></text:p>
      <text:p text:style-name="P36"><text:tab/><text:tab/><text:tab/><text:tab/><text:tab/><text:tab/>&lt;/node&gt;</text:p>
      <text:p text:style-name="P36"><text:tab/><text:tab/><text:tab/><text:tab/><text:tab/><text:tab/>&lt;node oor:name="nMin" oor:op="replace"&gt;</text:p>
      <text:p text:style-name="P36"><text:tab/><text:tab/><text:tab/><text:tab/><text:tab/><text:tab/><text:tab/>&lt;prop oor:name="DisplayName"&gt;</text:p>
      <text:p text:style-name="P36"><text:tab/><text:tab/><text:tab/><text:tab/><text:tab/><text:tab/><text:tab/><text:tab/>&lt;value xml:lang="en"&gt;Min&lt;/value&gt;</text:p>
      <text:p text:style-name="P36"><text:tab/><text:tab/><text:tab/><text:tab/><text:tab/><text:tab/><text:tab/><text:tab/>&lt;value xml:lang="de"&gt;Min&lt;/value&gt;</text:p>
      <text:p text:style-name="P36"><text:tab/><text:tab/><text:tab/><text:tab/><text:tab/><text:tab/><text:tab/>&lt;/prop&gt;</text:p>
      <text:p text:style-name="P36"><text:tab/><text:tab/><text:tab/><text:tab/><text:tab/><text:tab/><text:tab/>&lt;prop oor:name="Description"&gt;</text:p>
      <text:p text:style-name="P36"><text:tab/><text:tab/><text:tab/><text:tab/><text:tab/><text:tab/><text:tab/><text:tab/>&lt;value xml:lang="en"&gt;The minimal value of returned random numbers&lt;/value&gt;</text:p>
      <text:p text:style-name="P36"><text:tab/><text:tab/><text:tab/><text:tab/><text:tab/><text:tab/><text:tab/><text:tab/>&lt;value xml:lang="de"&gt;Der minimale Wert der zurÃ¼ckgelieferten Zufallszahlen&lt;/value&gt;</text:p>
      <text:p text:style-name="P36"><text:tab/><text:tab/><text:tab/><text:tab/><text:tab/><text:tab/><text:tab/>&lt;/prop&gt;</text:p>
      <text:p text:style-name="P36"><text:tab/><text:tab/><text:tab/><text:tab/><text:tab/><text:tab/>&lt;/node&gt;</text:p>
      <text:p text:style-name="P36"><text:tab/><text:tab/><text:tab/><text:tab/><text:tab/><text:tab/>&lt;node oor:name="nMax" oor:op="replace"&gt;</text:p>
      <text:p text:style-name="P36"><text:tab/><text:tab/><text:tab/><text:tab/><text:tab/><text:tab/><text:tab/>&lt;prop oor:name="DisplayName"&gt;</text:p>
      <text:p text:style-name="P36"><text:tab/><text:tab/><text:tab/><text:tab/><text:tab/><text:tab/><text:tab/><text:tab/>&lt;value xml:lang="en"&gt;Max&lt;/value&gt;</text:p>
      <text:p text:style-name="P36"><text:tab/><text:tab/><text:tab/><text:tab/><text:tab/><text:tab/><text:tab/><text:tab/>&lt;value xml:lang="de"&gt;Max&lt;/value&gt;</text:p>
      <text:p text:style-name="P36"><text:tab/><text:tab/><text:tab/><text:tab/><text:tab/><text:tab/><text:tab/>&lt;/prop&gt;</text:p>
      <text:p text:style-name="P36"><text:tab/><text:tab/><text:tab/><text:tab/><text:tab/><text:tab/><text:tab/>&lt;prop oor:name="Description"&gt;</text:p>
      <text:p text:style-name="P36"><text:tab/><text:tab/><text:tab/><text:tab/><text:tab/><text:tab/><text:tab/><text:tab/>&lt;value xml:lang="en"&gt;The maximal value of returned random numbers&lt;/value&gt;</text:p>
      <text:p text:style-name="P36"><text:tab/><text:tab/><text:tab/><text:tab/><text:tab/><text:tab/><text:tab/><text:tab/>&lt;value xml:lang="de"&gt;Der maximale Wert der zurÃ¼ckgelieferten Zufallszahlen&lt;/value&gt;</text:p>
      <text:p text:style-name="P36"><text:tab/><text:tab/><text:tab/><text:tab/><text:tab/><text:tab/><text:tab/>&lt;/prop&gt;</text:p>
      <text:p text:style-name="P36"><text:tab/><text:tab/><text:tab/><text:tab/><text:tab/><text:tab/>&lt;/node&gt;</text:p>
      <text:p text:style-name="P36"><text:tab/><text:tab/><text:tab/><text:tab/><text:tab/>&lt;/node&gt;</text:p>
      <text:p text:style-name="P36"><text:tab/><text:tab/><text:tab/><text:tab/>&lt;/node&gt;</text:p>
      <text:p text:style-name="P36"><text:tab/><text:tab/><text:tab/>&lt;/node&gt;<text:tab/></text:p>
      <text:p text:style-name="P36"><text:tab/><text:tab/>&lt;/node&gt;</text:p>
      <text:p text:style-name="P36"><text:tab/>&lt;/node&gt;<text:tab/></text:p>
      <text:p text:style-name="P36">&lt;/oor:component-data&gt;</text:p>
      <text:p text:style-name="Code"/>
      <text:h text:style-name="Heading_20_3" text:outline-level="3">Code Gene<text:span text:style-name="T6">ration for „dump“ mode and Java</text:span></text:h>
      <text:p text:style-name="P37">The tool will generate various code dependent of the type. </text:p>
      <text:list text:style-name="L4">
        <text:list-item>
          <text:p text:style-name="P38">For an interface type the method declarations are generated and when the option -a is used the inherited methods are generated as well. </text:p>
        </text:list-item>
        <text:list-item>
          <text:p text:style-name="P38">For a single-inheritance-based service the constructors of the service are generated and the method declarations of the referenced interface. If -a is used the inherited methods are generated as well. </text:p>
        </text:list-item>
        <text:list-item>
          <text:p text:style-name="P38">For an accumulation-based service the methods of all supported interfaces are generated and for all properties a valid type mapping is generated. The exported services will be handled in the same way recursively. The -a option has the same meaning as for interface types. </text:p>
        </text:list-item>
        <text:list-item>
          <text:p text:style-name="P38">For struct and exception types the member constructor is generated.</text:p>
        </text:list-item>
        <text:list-item>
          <text:p text:style-name="P38">For all other types the appropriate mapped type name is generated. </text:p>
        </text:list-item>
      </text:list>
      <text:p text:style-name="Text_20_body">Examples:</text:p>
      <text:p text:style-name="Text_20_body">Generated code for interface <text:span text:style-name="IDLType">com.sun.star.text.XText</text:span></text:p>
      <text:p text:style-name="Text_20_body">command:</text:p>
      <text:p text:style-name="Command"><text:user-field-get text:name="TOOLNAME">uno-skeletonmaker</text:user-field-get> -env:UNO_TYPES= “file:///&lt;<text:a xlink:type="simple" xlink:href="../../../temp/types.r">officeprogrampath&gt;/types.rdb” </text:a>dump --java4 -t com.sun.star.text.XText</text:p>
      <text:p text:style-name="Text_20_body">output:</text:p>
      <text:p text:style-name="Code"/>
      <text:p text:style-name="Code">// UNO interface type "com.sun.star.text.XText" maps to Java 1.4 interface type "com.sun.star.text.XText"; direct methods:</text:p>
      <text:p text:style-name="Code">public void insertTextContent(com.sun.star.text.XTextRange xRange, com.sun.star.text.XTextContent xContent, boolean bAbsorb) throws com.sun.star.lang.IllegalArgumentException;</text:p>
      <text:p text:style-name="Code">public void removeTextContent(com.sun.star.text.XTextContent xContent) throws com.sun.star.container.NoSuchElementException;</text:p>
      <text:p text:style-name="Code"/>
      <text:p text:style-name="Text_20_body"/>
      <text:p text:style-name="Text_20_body">Generated code for interface <text:span text:style-name="IDLType">com.sun.star.text.XText</text:span> with -a option</text:p>
      <text:p text:style-name="Text_20_body">command:</text:p>
      <text:p text:style-name="Command"><text:user-field-get text:name="TOOLNAME">uno-skeletonmaker</text:user-field-get> -env:UNO_TYPES="<text:a xlink:type="simple" xlink:href="../../../temp/types.r">file:///&lt;officeprogrampath&gt;/types.rdb”</text:a> dump --java4 --a -t com.sun.star.text.XText</text:p>
      <text:p text:style-name="Text_20_body">output:</text:p>
      <text:p text:style-name="Code"/>
      <text:p text:style-name="Code">/// UNO interface type "com.sun.star.text.XText" maps to Java 1.4 interface type "com.sun.star.text.XText"; all methods:</text:p>
      <text:p text:style-name="Code">// com.sun.star.text.XTextRange:</text:p>
      <text:p text:style-name="Code">public com.sun.star.text.XText getText();</text:p>
      <text:p text:style-name="Code">public com.sun.star.text.XTextRange getStart();</text:p>
      <text:p text:style-name="Code">public com.sun.star.text.XTextRange getEnd();</text:p>
      <text:p text:style-name="Code">public String getString();</text:p>
      <text:p text:style-name="Code">public void setString(String aString);</text:p>
      <text:p text:style-name="Code">// com.sun.star.text.XSimpleText:</text:p>
      <text:p text:style-name="Code">public com.sun.star.text.XTextCursor createTextCursor();</text:p>
      <text:p text:style-name="Code">public com.sun.star.text.XTextCursor createTextCursorByRange(com.sun.star.text.XTextRange aTextPosition);</text:p>
      <text:p text:style-name="Code">public void insertString(com.sun.star.text.XTextRange xRange, String aString, boolean bAbsorb);</text:p>
      <text:p text:style-name="Code">public void insertControlCharacter(com.sun.star.text.XTextRange xRange, short nControlCharacter, boolean bAbsorb) throws com.sun.star.lang.IllegalArgumentException;</text:p>
      <text:p text:style-name="Code">// com.sun.star.text.XText:</text:p>
      <text:p text:style-name="Code">public void insertTextContent(com.sun.star.text.XTextRange xRange, com.sun.star.text.XTextContent xContent, boolean bAbsorb) throws com.sun.star.lang.IllegalArgumentException;</text:p>
      <text:p text:style-name="Code">public void removeTextContent(com.sun.star.text.XTextContent xContent) throws com.sun.star.container.NoSuchElementException;</text:p>
      <text:p text:style-name="Code"/>
      <text:p text:style-name="Text_20_body"/>
      <text:p text:style-name="Text_20_body">Generated code for single-inheritance-based service <text:span text:style-name="IDLType">com.sun.star.uri.UriReferenceFactory</text:span></text:p>
      <text:p text:style-name="Text_20_body">command:</text:p>
      <text:p text:style-name="Command"><text:user-field-get text:name="TOOLNAME">uno-skeletonmaker</text:user-field-get> -env:UNO_TYPES="<text:a xlink:type="simple" xlink:href="//./">file:///</text:a><text:a xlink:type="simple" xlink:href="../../../temp/types.r">&lt;officeprogrampath&gt;/types.rdb” </text:a>dump <text:s/>--java4 -t com.sun.star.uri.UriReferenceFactory</text:p>
      <text:p text:style-name="Text_20_body">output:</text:p>
      <text:p text:style-name="Code"/>
      <text:p text:style-name="Code">// UNO single-inheritance--based service "com.sun.star.uri.UriReferenceFactory" maps to Java 1.4 class type "com.sun.star.uri.UriReferenceFactory"; construction methods:</text:p>
      <text:p text:style-name="Code">public static com.sun.star.uri.XUriReferenceFactory create(com.sun.star.uno.XComponentContext the_context);</text:p>
      <text:p text:style-name="Code"/>
      <text:p text:style-name="Code">// UNO interface type "com.sun.star.uri.XUriReferenceFactory" maps to Java 1.4 interface type "com.sun.star.uri.XUriReferenceFactory"; direct methods:</text:p>
      <text:p text:style-name="Code">public com.sun.star.uri.XUriReference parse(String uriReference);</text:p>
      <text:p text:style-name="Code">public com.sun.star.uri.XUriReference makeAbsolute(com.sun.star.uri.XUriReference baseUriReference, com.sun.star.uri.XUriReference uriReference, boolean processSpecialBaseSegments, com.sun.star.uri.RelativeUriExcessParentSegments excessParentSegments);</text:p>
      <text:p text:style-name="Code">public com.sun.star.uri.XUriReference makeRelative(com.sun.star.uri.XUriReference baseUriReference, com.sun.star.uri.XUriReference uriReference, boolean preferAuthorityOverRelativePath, boolean preferAbsoluteOverRelativePath, boolean encodeRetainedSpecialSegments);</text:p>
      <text:p text:style-name="Code"/>
      <text:p text:style-name="Text_20_body"/>
      <text:p text:style-name="Text_20_body">Generated code for accumulation-based service <text:span text:style-name="IDLType">com.sun.star.text.Text</text:span></text:p>
      <text:p text:style-name="Text_20_body">command:</text:p>
      <text:p text:style-name="Command"><text:user-field-get text:name="TOOLNAME">uno-skeletonmaker</text:user-field-get> -env:UNO_TYPES="<text:a xlink:type="simple" xlink:href="//./">file:///</text:a><text:a xlink:type="simple" xlink:href="../../../temp/types.r">&lt;officeprogrampath&gt;/types.rdb” </text:a>dump --java4 -t com.sun.star.text.Text</text:p>
      <text:p text:style-name="Text_20_body">output:</text:p>
      <text:p text:style-name="Code"/>
      <text:p text:style-name="Code">// UNOIDL accumulation-based service "com.sun.star.text.Text" does not map to Java</text:p>
      <text:p text:style-name="Code">// the service members are generated instead</text:p>
      <text:p text:style-name="Code"/>
      <text:p text:style-name="Code">// supported interface com.sun.star.container.XEnumerationAccess</text:p>
      <text:p text:style-name="Code"/>
      <text:p text:style-name="Code">// UNO interface type "com.sun.star.container.XEnumerationAccess" maps to Java 1.4 interface type "com.sun.star.container.XEnumerationAccess"; direct methods:</text:p>
      <text:p text:style-name="Code">public com.sun.star.container.XEnumeration createEnumeration();</text:p>
      <text:p text:style-name="Code"/>
      <text:p text:style-name="Code">// supported interface com.sun.star.text.XText</text:p>
      <text:p text:style-name="Code"/>
      <text:p text:style-name="Code">// UNO interface type "com.sun.star.text.XText" maps to Java 1.4 interface type "com.sun.star.text.XText"; direct methods:</text:p>
      <text:p text:style-name="Code">public void insertTextContent(com.sun.star.text.XTextRange xRange, com.sun.star.text.XTextContent xContent, boolean bAbsorb) throws com.sun.star.lang.IllegalArgumentException;</text:p>
      <text:p text:style-name="Code">public void removeTextContent(com.sun.star.text.XTextContent xContent) throws com.sun.star.container.NoSuchElementException;</text:p>
      <text:p text:style-name="Code"/>
      <text:p text:style-name="Code">// supported interface com.sun.star.text.XTextRangeCompare</text:p>
      <text:p text:style-name="Code"/>
      <text:p text:style-name="Code">// UNO interface type "com.sun.star.text.XTextRangeCompare" maps to Java 1.4 interface type "com.sun.star.text.XTextRangeCompare"; direct methods:</text:p>
      <text:p text:style-name="Code">public short compareRegionStarts(com.sun.star.text.XTextRange xR1, com.sun.star.text.XTextRange xR2) throws com.sun.star.lang.IllegalArgumentException;</text:p>
      <text:p text:style-name="Code">public short compareRegionEnds(com.sun.star.text.XTextRange xR1, com.sun.star.text.XTextRange xR2) throws com.sun.star.lang.IllegalArgumentException;</text:p>
      <text:p text:style-name="Code"/>
      <text:p text:style-name="Code">// supported interface com.sun.star.text.XTextRangeMover</text:p>
      <text:p text:style-name="Code"/>
      <text:p text:style-name="Code">// UNO interface type "com.sun.star.text.XTextRangeMover" maps to Java 1.4 interface type "com.sun.star.text.XTextRangeMover"; direct methods:</text:p>
      <text:p text:style-name="Code">public void moveTextRange(com.sun.star.text.XTextRange xRange, short nParagraphs);</text:p>
      <text:p text:style-name="Code"/>
      <text:p text:style-name="Code">// supported interface com.sun.star.text.XRelativeTextContentInsert</text:p>
      <text:p text:style-name="Code"/>
      <text:p text:style-name="Code">// UNO interface type "com.sun.star.text.XRelativeTextContentInsert" maps to Java 1.4 interface type "com.sun.star.text.XRelativeTextContentInsert"; direct methods:</text:p>
      <text:p text:style-name="Code">public void insertTextContentBefore(com.sun.star.text.XTextContent xNewContent, com.sun.star.text.XTextContent xSuccessor) throws com.sun.star.lang.IllegalArgumentException;</text:p>
      <text:p text:style-name="Code">public void insertTextContentAfter(com.sun.star.text.XTextContent xNewContent, com.sun.star.text.XTextContent xPredecessor) throws com.sun.star.lang.IllegalArgumentException;</text:p>
      <text:p text:style-name="Code"/>
      <text:p text:style-name="Code">// properties of service "com.sun.star.text.Text"</text:p>
      <text:p text:style-name="Code">// private com.sun.star.beans.PropertyValue[] StartRedline;</text:p>
      <text:p text:style-name="Code">// private com.sun.star.beans.PropertyValue[] EndRedline;</text:p>
      <text:p text:style-name="Code"/>
      <text:p text:style-name="Text_20_body"/>
      <text:p text:style-name="Text_20_body">Generated code for struct <text:span text:style-name="IDLType">com.sun.star.beans.Property</text:span></text:p>
      <text:p text:style-name="Text_20_body">command:</text:p>
      <text:p text:style-name="Command"><text:user-field-get text:name="TOOLNAME">uno-skeletonmaker</text:user-field-get> -env:UNO_TYPES="<text:a xlink:type="simple" xlink:href="//./">file:///</text:a><text:a xlink:type="simple" xlink:href="../../../temp/types.r">&lt;officeprogrampath&gt;/types.rdb” </text:a>dump –java4 -t com.sun.star.beans.Property</text:p>
      <text:p text:style-name="Text_20_body">output:</text:p>
      <text:p text:style-name="Code"/>
      <text:p text:style-name="Code">// UNO simple struct type "com.sun.star.beans.Property" maps to Java 1.4 class type "com.sun.star.beans.Property"; fullconstructor:</text:p>
      <text:p text:style-name="Code">public Property(String Name, int Handle, com.sun.star.uno.Type Type, short Attributes);</text:p>
      <text:p text:style-name="Code"/>
      <text:h text:style-name="Heading_20_3" text:outline-level="3">Code Generation for „component“ mode and Java</text:h>
      <text:p text:style-name="Text_20_body">The tool will generate a complete code skeleton, providing an implementation class for the specified services and interfaces plus the necessary UNO component helper functions (e.g. __getComponentFactory, __writeRegistryServiceInfo and others). All directly specified or service dependent interfaces are default implemented or delegated to the appropriate parent class. All properties/attributes are direct members of the generated implementation class. The generated code is <text:s/>buildable directly.</text:p>
      <text:p text:style-name="Text_20_body">The interface com.sun.star.lang.XServiceInfo is implemented automatically and the implementation class inherits automatically from com.sun.star.lib.uno.helper.WeakBase|ComponentBase. ComponentBase is used when the service explicitly has specified com.sun.stat.lang.XComponent or com.sun.star.lang.XComponent is specified separately as additional interface.</text:p>
      <text:p text:style-name="Text_20_body">The generated skeleton does also take care of properties of <text:s/>accumulation-based services. If properties are specified the skeleton class inherits from com.sun.star.lib.uno.helper.PropertySet. The properties are registered in the constructor automatically to the property helper and the methods of the interfaces com.sun.star.beans.XPropertySet, com.sun.star.beans.XFastPropertySet and com.sun.star.beans.XMultiPropertySet are mapped to or make use of the appropriate members.</text:p>
      <text:p text:style-name="Text_20_body">In case of a single-inheritance-based service the skeleton implements automatically com.sun.star.lang.XInitialization if the service has any constructor methods specified. If the referenced interface or one of its parents has attributes specified and one or more of the interfaces <text:s/>com.sun.star.beans.XPropertySet, com.sun.star.beans.XFastPropertySet and com.sun.star.beans.XPropertyAccess are specified the skeleton supports a new property helper which maps the interfaces to the appropriate attribute get/set methods. The property helper is only supported when the option “--propertysetmixin” is used.</text:p>
      <text:p text:style-name="Text_20_body">The -n option specifies in this mode the name of the generated implementation class. A full qualified name (means dotted name as in Java) is translated in a package part and the class name where the last part of the name will be class and file name and for each package the output is generated in an appropriate sub-directory.</text:p>
      <text:p text:style-name="Text_20_body">The -d and –a options are ignored in this mode.</text:p>
      <text:p text:style-name="Text_20_body">Examples:</text:p>
      <text:p text:style-name="Text_20_body">Generated code for a component implementing accumulation-based service <text:span text:style-name="IDLType">com.sun.star.registry.SimpleRegistry</text:span></text:p>
      <text:p text:style-name="Text_20_body">command:</text:p>
      <text:p text:style-name="Command"><text:user-field-get text:name="TOOLNAME">uno-skeletonmaker</text:user-field-get> -env:UNO_TYPES="<text:a xlink:type="simple" xlink:href="//./">file:///</text:a><text:a xlink:type="simple" xlink:href="../../../temp/types.r">&lt;officeprogrampath&gt;/types.rdb” </text:a>component --java4 -t com.sun.star.registry.SimpleRegistry -n test.MyTestImpl</text:p>
      <text:p text:style-name="Text_20_body">output: test/<text:span text:style-name="T7">MyTestImpl.java</text:span></text:p>
      <text:p text:style-name="Code"/>
      <text:p text:style-name="Code">package test;</text:p>
      <text:p text:style-name="Code"/>
      <text:p text:style-name="Code">import com.sun.star.uno.UnoRuntime;</text:p>
      <text:p text:style-name="Code">import com.sun.star.uno.XComponentContext;</text:p>
      <text:p text:style-name="Code">import com.sun.star.lib.uno.helper.Factory;</text:p>
      <text:p text:style-name="Code">import com.sun.star.lang.XSingleComponentFactory;</text:p>
      <text:p text:style-name="Code">import com.sun.star.registry.XRegistryKey;</text:p>
      <text:p text:style-name="Code">import com.sun.star.lib.uno.helper.WeakBase;</text:p>
      <text:p text:style-name="Code"/>
      <text:p text:style-name="Code"/>
      <text:p text:style-name="Code">public final class MyTestImpl extends WeakBase</text:p>
      <text:p text:style-name="Code"><text:s text:c="3"/>implements com.sun.star.lang.XServiceInfo,</text:p>
      <text:p text:style-name="Code"><text:s text:c="14"/>com.sun.star.registry.XSimpleRegistry</text:p>
      <text:p text:style-name="Code">{</text:p>
      <text:p text:style-name="Code"><text:s text:c="4"/>private final XComponentContext m_xContext;</text:p>
      <text:p text:style-name="Code"><text:s text:c="4"/>private static final String m_implementationName = MyTestImpl.class.getName();</text:p>
      <text:p text:style-name="Code"><text:s text:c="4"/>private static final String[] m_serviceNames = {</text:p>
      <text:p text:style-name="Code"><text:s text:c="8"/>"com.sun.star.registry.SimpleRegistry" };</text:p>
      <text:p text:style-name="Code"/>
      <text:p text:style-name="Code"/>
      <text:p text:style-name="Code"><text:s text:c="4"/>public MyTestImpl( XComponentContext context )</text:p>
      <text:p text:style-name="Code"><text:s text:c="4"/>{</text:p>
      <text:p text:style-name="Code"><text:s text:c="8"/>m_xContext = context;</text:p>
      <text:p text:style-name="Code"><text:s text:c="4"/>};</text:p>
      <text:p text:style-name="Code"/>
      <text:p text:style-name="Code"><text:s text:c="4"/>public static XSingleComponentFactory __getComponentFactory(String sImplementationName ) {</text:p>
      <text:p text:style-name="Code"><text:s text:c="8"/>XSingleComponentFactory xFactory = null;</text:p>
      <text:p text:style-name="Code"/>
      <text:p text:style-name="Code"><text:s text:c="8"/>if ( sImplementationName.equals( m_implementationName ) )</text:p>
      <text:p text:style-name="Code"><text:s text:c="12"/>xFactory = Factory.createComponentFactory(MyTestImpl.class, m_serviceNames);</text:p>
      <text:p text:style-name="Code"><text:s text:c="8"/>return xFactory;</text:p>
      <text:p text:style-name="Code"><text:s text:c="4"/>}</text:p>
      <text:p text:style-name="Code"/>
      <text:p text:style-name="Code"><text:s text:c="4"/>public static boolean __writeRegistryServiceInfo(XRegistryKey xRegistryKey ) {</text:p>
      <text:p text:style-name="Code"><text:s text:c="8"/>return Factory.writeRegistryServiceInfo(m_implementationName,</text:p>
      <text:p text:style-name="Code"><text:s text:c="48"/>m_serviceNames,</text:p>
      <text:p text:style-name="Code"><text:s text:c="48"/>xRegistryKey);</text:p>
      <text:p text:style-name="Code"><text:s text:c="4"/>}</text:p>
      <text:p text:style-name="Code"/>
      <text:p text:style-name="Code"><text:s text:c="4"/>// com.sun.star.lang.XServiceInfo:</text:p>
      <text:p text:style-name="Code"><text:s text:c="4"/>public String getImplementationName() {</text:p>
      <text:p text:style-name="Code"><text:s text:c="9"/>return m_implementationName;</text:p>
      <text:p text:style-name="Code"><text:s text:c="4"/>}</text:p>
      <text:p text:style-name="Code"/>
      <text:p text:style-name="Code"><text:s text:c="4"/>public boolean supportsService( String sService ) {</text:p>
      <text:p text:style-name="Code"><text:s text:c="8"/>int len = m_serviceNames.length;</text:p>
      <text:p text:style-name="Code"/>
      <text:p text:style-name="Code"><text:s text:c="8"/>for( int i=0; i &lt; len; i++) {</text:p>
      <text:p text:style-name="Code"><text:s text:c="12"/>if (sService.equals(m_serviceNames[i]))</text:p>
      <text:p text:style-name="Code"><text:s text:c="16"/>return true;</text:p>
      <text:p text:style-name="Code"><text:s text:c="8"/>}</text:p>
      <text:p text:style-name="Code"><text:s text:c="8"/>return false;</text:p>
      <text:p text:style-name="Code"><text:s text:c="4"/>}</text:p>
      <text:p text:style-name="Code"/>
      <text:p text:style-name="Code"><text:s text:c="4"/>public String[] getSupportedServiceNames() {</text:p>
      <text:p text:style-name="Code"><text:s text:c="8"/>return m_serviceNames;</text:p>
      <text:p text:style-name="Code"><text:s text:c="4"/>}</text:p>
      <text:p text:style-name="Code"/>
      <text:p text:style-name="Code"><text:s text:c="4"/>// com.sun.star.registry.XSimpleRegistry:</text:p>
      <text:p text:style-name="Code"><text:s text:c="4"/>public String getURL()</text:p>
      <text:p text:style-name="Code"><text:s text:c="4"/>{</text:p>
      <text:p text:style-name="Code"><text:s text:c="8"/>// TODO !!!</text:p>
      <text:p text:style-name="Code"><text:s text:c="8"/>// Exchange the default return implementation.</text:p>
      <text:p text:style-name="Code"><text:s text:c="8"/>// NOTE: Default initialized polymorphic structs can cause problems</text:p>
      <text:p text:style-name="Code"><text:s text:c="8"/>// because of missing default initialization of primitive types of</text:p>
      <text:p text:style-name="Code"><text:s text:c="8"/>// some C++ compilers or different Any initialization in Java and C++</text:p>
      <text:p text:style-name="Code"><text:s text:c="8"/>// polymorphic structs.</text:p>
      <text:p text:style-name="Code"><text:s text:c="8"/>return new String();</text:p>
      <text:p text:style-name="Code"><text:s text:c="4"/>}</text:p>
      <text:p text:style-name="Code"/>
      <text:p text:style-name="Code"><text:s text:c="4"/>public void open(String rURL, boolean bReadOnly, boolean bCreate) throws com.sun.star.registry.InvalidRegistryException</text:p>
      <text:p text:style-name="Code"><text:s text:c="4"/>{</text:p>
      <text:p text:style-name="Code"><text:s text:c="8"/>// TODO !!!</text:p>
      <text:p text:style-name="Code"><text:s text:c="8"/>// Insert your implementation here.</text:p>
      <text:p text:style-name="Code"><text:s text:c="4"/>}</text:p>
      <text:p text:style-name="Code"/>
      <text:p text:style-name="Code"><text:s text:c="4"/>public boolean isValid()</text:p>
      <text:p text:style-name="Code"><text:s text:c="4"/>{</text:p>
      <text:p text:style-name="Code"><text:s text:c="8"/>// TODO !!!</text:p>
      <text:p text:style-name="Code"><text:s text:c="8"/>// Exchange the default return implementation.</text:p>
      <text:p text:style-name="Code"><text:s text:c="8"/>// NOTE: Default initialized polymorphic structs can cause problems</text:p>
      <text:p text:style-name="Code"><text:s text:c="8"/>// because of missing default initialization of primitive types of</text:p>
      <text:p text:style-name="Code"><text:s text:c="8"/>// some C++ compilers or different Any initialization in Java and C++</text:p>
      <text:p text:style-name="Code"><text:s text:c="8"/>// polymorphic structs.</text:p>
      <text:p text:style-name="Code"><text:s text:c="8"/>return false;</text:p>
      <text:p text:style-name="Code"><text:s text:c="4"/>}</text:p>
      <text:p text:style-name="Code"/>
      <text:p text:style-name="Code"><text:s text:c="4"/>public void close() throws com.sun.star.registry.InvalidRegistryException</text:p>
      <text:p text:style-name="Code"><text:s text:c="4"/>{</text:p>
      <text:p text:style-name="Code"><text:s text:c="8"/>// TODO !!!</text:p>
      <text:p text:style-name="Code"><text:s text:c="8"/>// Insert your implementation here.</text:p>
      <text:p text:style-name="Code"><text:s text:c="4"/>}</text:p>
      <text:p text:style-name="Code"/>
      <text:p text:style-name="Code"><text:s text:c="4"/>public void destroy() throws com.sun.star.registry.InvalidRegistryException</text:p>
      <text:p text:style-name="Code"><text:s text:c="4"/>{</text:p>
      <text:p text:style-name="Code"><text:s text:c="8"/>// TODO !!!</text:p>
      <text:p text:style-name="Code"><text:s text:c="8"/>// Insert your implementation here.</text:p>
      <text:p text:style-name="Code"><text:s text:c="4"/>}</text:p>
      <text:p text:style-name="Code"/>
      <text:p text:style-name="Code"><text:s text:c="4"/>public com.sun.star.registry.XRegistryKey getRootKey() throws com.sun.star.registry.InvalidRegistryException</text:p>
      <text:p text:style-name="Code"><text:s text:c="4"/>{</text:p>
      <text:p text:style-name="Code"><text:s text:c="8"/>// TODO !!!</text:p>
      <text:p text:style-name="Code"><text:s text:c="8"/>// Exchange the default return implementation.</text:p>
      <text:p text:style-name="Code"><text:s text:c="8"/>// NOTE: Default initialized polymorphic structs can cause problems</text:p>
      <text:p text:style-name="Code"><text:s text:c="8"/>// because of missing default initialization of primitive types of</text:p>
      <text:p text:style-name="Code"><text:s text:c="8"/>// some C++ compilers or different Any initialization in Java and C++</text:p>
      <text:p text:style-name="Code"><text:s text:c="8"/>// polymorphic structs.</text:p>
      <text:p text:style-name="Code"><text:s text:c="8"/>return null;</text:p>
      <text:p text:style-name="Code"><text:s text:c="4"/>}</text:p>
      <text:p text:style-name="Code"/>
      <text:p text:style-name="Code"><text:s text:c="4"/>public boolean isReadOnly() throws com.sun.star.registry.InvalidRegistryException</text:p>
      <text:p text:style-name="Code"><text:s text:c="4"/>{</text:p>
      <text:p text:style-name="Code"><text:s text:c="8"/>// TODO !!!</text:p>
      <text:p text:style-name="Code"><text:s text:c="8"/>// Exchange the default return implementation.</text:p>
      <text:p text:style-name="Code"><text:s text:c="8"/>// NOTE: Default initialized polymorphic structs can cause problems</text:p>
      <text:p text:style-name="Code"><text:s text:c="8"/>// because of missing default initialization of primitive types of</text:p>
      <text:p text:style-name="Code"><text:s text:c="8"/>// some C++ compilers or different Any initialization in Java and C++</text:p>
      <text:p text:style-name="Code"><text:s text:c="8"/>// polymorphic structs.</text:p>
      <text:p text:style-name="Code"><text:s text:c="8"/>return false;</text:p>
      <text:p text:style-name="Code"><text:s text:c="4"/>}</text:p>
      <text:p text:style-name="Code"/>
      <text:p text:style-name="Code"><text:s text:c="4"/>public void mergeKey(String aKeyName, String aUrl) throws com.sun.star.registry.InvalidRegistryException, com.sun.star.registry.MergeConflictException</text:p>
      <text:p text:style-name="Code"><text:s text:c="4"/>{</text:p>
      <text:p text:style-name="Code"><text:s text:c="8"/>// TODO !!!</text:p>
      <text:p text:style-name="Code"><text:s text:c="8"/>// Insert your implementation here.</text:p>
      <text:p text:style-name="Code"><text:s text:c="4"/>}</text:p>
      <text:p text:style-name="Code"/>
      <text:p text:style-name="Code">}</text:p>
      <text:p text:style-name="Code"/>
      <text:p text:style-name="Text_20_body">Generated code for a component implementing single-inheritance-based service <text:span text:style-name="IDLType">com.sun.star.uri.UriReferenceFactory</text:span></text:p>
      <text:p text:style-name="Text_20_body">command:</text:p>
      <text:p text:style-name="Command"><text:user-field-get text:name="TOOLNAME">uno-skeletonmaker</text:user-field-get> -env:UNO_TYPES="<text:a xlink:type="simple" xlink:href="//./">file:///</text:a><text:a xlink:type="simple" xlink:href="../../../temp/types.r">&lt;officeprogrampath&gt;/types.rdb” </text:a>component --java4 -t com.sun.star.uri.UriReferenceFactory -n test.MyUriImpl</text:p>
      <text:p text:style-name="Text_20_body">output: test/<text:span text:style-name="T7">MyUriImpl.java</text:span></text:p>
      <text:p text:style-name="Code"/>
      <text:p text:style-name="Code">package test;</text:p>
      <text:p text:style-name="Code"/>
      <text:p text:style-name="Code">import com.sun.star.uno.UnoRuntime;</text:p>
      <text:p text:style-name="Code">import com.sun.star.uno.XComponentContext;</text:p>
      <text:p text:style-name="Code">import com.sun.star.lib.uno.helper.Factory;</text:p>
      <text:p text:style-name="Code">import com.sun.star.lang.XSingleComponentFactory;</text:p>
      <text:p text:style-name="Code">import com.sun.star.registry.XRegistryKey;</text:p>
      <text:p text:style-name="Code">import com.sun.star.lib.uno.helper.WeakBase;</text:p>
      <text:p text:style-name="Code"/>
      <text:p text:style-name="Code"/>
      <text:p text:style-name="Code">public final class MyUriImpl extends WeakBase</text:p>
      <text:p text:style-name="Code"><text:s text:c="3"/>implements com.sun.star.lang.XServiceInfo,</text:p>
      <text:p text:style-name="Code"><text:s text:c="14"/>com.sun.star.uri.XUriReferenceFactory</text:p>
      <text:p text:style-name="Code">{</text:p>
      <text:p text:style-name="Code"><text:s text:c="4"/>private final XComponentContext m_xContext;</text:p>
      <text:p text:style-name="Code"><text:s text:c="4"/>private static final String m_implementationName = MyUriImpl.class.getName();</text:p>
      <text:p text:style-name="Code"><text:s text:c="4"/>private static final String[] m_serviceNames = {</text:p>
      <text:p text:style-name="Code"><text:s text:c="8"/>"com.sun.star.uri.UriReferenceFactory" };</text:p>
      <text:p text:style-name="Code"/>
      <text:p text:style-name="Code"/>
      <text:p text:style-name="Code"><text:s text:c="4"/>public MyUriImpl( XComponentContext context )</text:p>
      <text:p text:style-name="Code"><text:s text:c="4"/>{</text:p>
      <text:p text:style-name="Code"><text:s text:c="8"/>m_xContext = context;</text:p>
      <text:p text:style-name="Code"><text:s text:c="4"/>};</text:p>
      <text:p text:style-name="Code"/>
      <text:p text:style-name="Code"><text:s text:c="4"/>public static XSingleComponentFactory __getComponentFactory(String sImplementationName ) {</text:p>
      <text:p text:style-name="Code"><text:s text:c="8"/>XSingleComponentFactory xFactory = null;</text:p>
      <text:p text:style-name="Code"/>
      <text:p text:style-name="Code"><text:s text:c="8"/>if ( sImplementationName.equals( m_implementationName ) )</text:p>
      <text:p text:style-name="Code"><text:s text:c="12"/>xFactory = Factory.createComponentFactory(MyUriImpl.class, m_serviceNames);</text:p>
      <text:p text:style-name="Code"><text:s text:c="8"/>return xFactory;</text:p>
      <text:p text:style-name="Code"><text:s text:c="4"/>}</text:p>
      <text:p text:style-name="Code"/>
      <text:p text:style-name="Code"><text:s text:c="4"/>public static boolean __writeRegistryServiceInfo(XRegistryKey xRegistryKey ) {</text:p>
      <text:p text:style-name="Code"><text:s text:c="8"/>return Factory.writeRegistryServiceInfo(m_implementationName,</text:p>
      <text:p text:style-name="Code"><text:s text:c="48"/>m_serviceNames,</text:p>
      <text:p text:style-name="Code"><text:s text:c="48"/>xRegistryKey);</text:p>
      <text:p text:style-name="Code"><text:s text:c="4"/>}</text:p>
      <text:p text:style-name="Code"/>
      <text:p text:style-name="Code"><text:s text:c="4"/>// com.sun.star.lang.XServiceInfo:</text:p>
      <text:p text:style-name="Code"><text:s text:c="4"/>public String getImplementationName() {</text:p>
      <text:p text:style-name="Code"><text:s text:c="9"/>return m_implementationName;</text:p>
      <text:p text:style-name="Code"><text:s text:c="4"/>}</text:p>
      <text:p text:style-name="Code"/>
      <text:p text:style-name="Code"><text:s text:c="4"/>public boolean supportsService( String sService ) {</text:p>
      <text:p text:style-name="Code"><text:s text:c="8"/>int len = m_serviceNames.length;</text:p>
      <text:p text:style-name="Code"/>
      <text:p text:style-name="Code"><text:s text:c="8"/>for( int i=0; i &lt; len; i++) {</text:p>
      <text:p text:style-name="Code"><text:s text:c="12"/>if (sService.equals(m_serviceNames[i]))</text:p>
      <text:p text:style-name="Code"><text:s text:c="16"/>return true;</text:p>
      <text:p text:style-name="Code"><text:s text:c="8"/>}</text:p>
      <text:p text:style-name="Code"><text:s text:c="8"/>return false;</text:p>
      <text:p text:style-name="Code"><text:s text:c="4"/>}</text:p>
      <text:p text:style-name="Code"/>
      <text:p text:style-name="Code"><text:s text:c="4"/>public String[] getSupportedServiceNames() {</text:p>
      <text:p text:style-name="Code"><text:s text:c="8"/>return m_serviceNames;</text:p>
      <text:p text:style-name="Code"><text:s text:c="4"/>}</text:p>
      <text:p text:style-name="Code"/>
      <text:p text:style-name="Code"><text:s text:c="4"/>// com.sun.star.uri.XUriReferenceFactory:</text:p>
      <text:p text:style-name="Code"><text:s text:c="4"/>public com.sun.star.uri.XUriReference parse(String uriReference)</text:p>
      <text:p text:style-name="Code"><text:s text:c="4"/>{</text:p>
      <text:p text:style-name="Code"><text:s text:c="8"/>// TODO !!!</text:p>
      <text:p text:style-name="Code"><text:s text:c="8"/>// Exchange the default return implementation.</text:p>
      <text:p text:style-name="Code"><text:s text:c="8"/>// NOTE: Default initialized polymorphic structs can cause problems</text:p>
      <text:p text:style-name="Code"><text:s text:c="8"/>// because of missing default initialization of primitive types of</text:p>
      <text:p text:style-name="Code"><text:s text:c="8"/>// some C++ compilers or different Any initialization in Java and C++</text:p>
      <text:p text:style-name="Code"><text:s text:c="8"/>// polymorphic structs.</text:p>
      <text:p text:style-name="Code"><text:s text:c="8"/>return null;</text:p>
      <text:p text:style-name="Code"><text:s text:c="4"/>}</text:p>
      <text:p text:style-name="Code"/>
      <text:p text:style-name="Code"><text:s text:c="4"/>public com.sun.star.uri.XUriReference makeAbsolute(com.sun.star.uri.XUriReference baseUriReference, com.sun.star.uri.XUriReference uriReference, boolean processSpecialBaseSegments, com.sun.star.uri.RelativeUriExcessParentSegments excessParentSegments)</text:p>
      <text:p text:style-name="Code"><text:s text:c="4"/>{</text:p>
      <text:p text:style-name="Code"><text:s text:c="8"/>// TODO !!!</text:p>
      <text:p text:style-name="Code"><text:s text:c="8"/>// Exchange the default return implementation.</text:p>
      <text:p text:style-name="Code"><text:s text:c="8"/>// NOTE: Default initialized polymorphic structs can cause problems</text:p>
      <text:p text:style-name="Code"><text:s text:c="8"/>// because of missing default initialization of primitive types of</text:p>
      <text:p text:style-name="Code"><text:s text:c="8"/>// some C++ compilers or different Any initialization in Java and C++</text:p>
      <text:p text:style-name="Code"><text:s text:c="8"/>// polymorphic structs.</text:p>
      <text:p text:style-name="Code"><text:s text:c="8"/>return null;</text:p>
      <text:p text:style-name="Code"><text:s text:c="4"/>}</text:p>
      <text:p text:style-name="Code"/>
      <text:p text:style-name="Code"><text:s text:c="4"/>public com.sun.star.uri.XUriReference makeRelative(com.sun.star.uri.XUriReference baseUriReference, com.sun.star.uri.XUriReference uriReference, boolean preferAuthorityOverRelativePath, boolean preferAbsoluteOverRelativePath, boolean encodeRetainedSpecialSegments)</text:p>
      <text:p text:style-name="Code"><text:s text:c="4"/>{</text:p>
      <text:p text:style-name="Code"><text:s text:c="8"/>// TODO !!!</text:p>
      <text:p text:style-name="Code"><text:s text:c="8"/>// Exchange the default return implementation.</text:p>
      <text:p text:style-name="Code"><text:s text:c="8"/>// NOTE: Default initialized polymorphic structs can cause problems</text:p>
      <text:p text:style-name="Code"><text:s text:c="8"/>// because of missing default initialization of primitive types of</text:p>
      <text:p text:style-name="Code"><text:s text:c="8"/>// some C++ compilers or different Any initialization in Java and C++</text:p>
      <text:p text:style-name="Code"><text:s text:c="8"/>// polymorphic structs.</text:p>
      <text:p text:style-name="Code"><text:s text:c="8"/>return null;</text:p>
      <text:p text:style-name="Code"><text:s text:c="4"/>}</text:p>
      <text:p text:style-name="Code"/>
      <text:p text:style-name="Code">}</text:p>
      <text:p text:style-name="Code"/>
      <text:h text:style-name="Heading_20_3" text:outline-level="3">Code Generation for „calc-add-in“ mode and Java</text:h>
      <text:p text:style-name="Text_20_body">In the calc-add-in mode the <text:user-field-get text:name="TOOLNAME">uno-skeletonmaker</text:user-field-get> generates specific code for a Calc Add-In component. That means the tools requires as input an Add-In service type (new style service) referencing an interface which defines the Calc Add-In functions. The tool will check all parameter and return types if they are valid Add-In types because Add-In allows only a subset of all possible IDL types. Internally the tool added the com.sun.star.sheet.AddIn service because this is currently a precondition for Add-In components but this will be changed in the future when the specified functionality is mapped to configuration files. But the generated code already maps some functionality on configuration files, that means the generated component will only work when an appropriate xcu file is deployed in the same UNO package. Using the configuration files allows the multi language support for example for displaynames of the Add-In functions.</text:p>
      <text:p text:style-name="Text_20_body">The generated code implements all necessary Add-In specific interfaces and the user has to implement his own new Add-In functions only. </text:p>
      <text:p text:style-name="Text_20_body">The <text:user-field-get text:name="TOOLNAME">uno-skeletonmaker</text:user-field-get> takes care of the Java version and generates specific code using generics for Java 1.5 or higher.</text:p>
      <text:p text:style-name="Text_20_body">Example:</text:p>
      <text:p text:style-name="Text_20_body">Generated code for a component implementing the add-in service <text:span text:style-name="IDLType">org.openoffice.sheet.addin.TestCalcAddIn </text:span>where the related IDL type definitions looks like:</text:p>
      <text:p text:style-name="Code"><text:span text:style-name="T8">module org { module openoffice { module sheet { module addin {</text:span></text:p>
      <text:p text:style-name="Code"><text:span text:style-name="T8"><text:s text:c="4"/>service TestCalcAddIn : XTestCalcAddIn;</text:span></text:p>
      <text:p text:style-name="Code"><text:span text:style-name="T8">}; }; }; };</text:span></text:p>
      <text:p text:style-name="Code"><text:span text:style-name="IDLType"/></text:p>
      <text:p text:style-name="Code"><text:span text:style-name="T8">module org { module openoffice { module sheet { module addin {</text:span></text:p>
      <text:p text:style-name="Code"><text:span text:style-name="T8"><text:s text:c="4"/>interface XTestCalcAddIn {</text:span></text:p>
      <text:p text:style-name="Code"><text:span text:style-name="T8"/></text:p>
      <text:p text:style-name="Code"><text:span text:style-name="T8"><text:s text:c="8"/>/// used to set an add-in locale for formatting reasons for example </text:span></text:p>
      <text:p text:style-name="Code"><text:span text:style-name="T8"><text:s text:c="8"/>[optional] interface ::com::sun::star::lang::XLocalizable;</text:span></text:p>
      <text:p text:style-name="Code"><text:span text:style-name="T8"><text:s text:c="8"/></text:span></text:p>
      <text:p text:style-name="Code"><text:span text:style-name="T8"><text:s text:c="8"/>long redouble(</text:span></text:p>
      <text:p text:style-name="Code"><text:span text:style-name="T8"><text:s text:c="12"/>[in] long nValue);</text:span></text:p>
      <text:p text:style-name="Code"><text:span text:style-name="T8"/></text:p>
      <text:p text:style-name="Code"><text:span text:style-name="T8"><text:s text:c="8"/>com::sun::star::sheet::XVolatileResult randomizer(</text:span></text:p>
      <text:p text:style-name="Code"><text:span text:style-name="T8"><text:s text:c="12"/>[in] long nOrientation,</text:span></text:p>
      <text:p text:style-name="Code"><text:span text:style-name="T8"><text:s text:c="12"/>[in] long nMin,</text:span></text:p>
      <text:p text:style-name="Code"><text:span text:style-name="T8"><text:s text:c="12"/>[in] long nMax );</text:span></text:p>
      <text:p text:style-name="Code"><text:span text:style-name="T8"><text:s text:c="4"/>};</text:span></text:p>
      <text:p text:style-name="Code"><text:span text:style-name="T8">}; }; }; };</text:span></text:p>
      <text:p text:style-name="Text_20_body">command:</text:p>
      <text:p text:style-name="Command">uno-skeletonmaker.exe -env:UNO_TYPES="<text:a xlink:type="simple" xlink:href="//./">file:///</text:a><text:a xlink:type="simple" xlink:href="../../../temp/types.r">&lt;officeprogrampath&gt;/types.rdb c</text:a>alc-add-in --java5 -l &lt;user_types_rdb&gt; -torg.openoffice.sheet.addin.TestCalcAddIn -n test.TestCalcAddInImpl</text:p>
      <text:p text:style-name="Text_20_body">output: test/<text:span text:style-name="T7">TestCalcAddInImpl.java</text:span></text:p>
      <text:p text:style-name="Text_20_body">The red marked method bodies mark the methods which have to be implemented by the user only.</text:p>
      <text:p text:style-name="Code"/>
      <text:p text:style-name="Code">package test;</text:p>
      <text:p text:style-name="Code"/>
      <text:p text:style-name="Code">import com.sun.star.uno.UnoRuntime;</text:p>
      <text:p text:style-name="Code">import com.sun.star.uno.XComponentContext;</text:p>
      <text:p text:style-name="Code">import com.sun.star.lib.uno.helper.Factory;</text:p>
      <text:p text:style-name="Code">import com.sun.star.lang.XSingleComponentFactory;</text:p>
      <text:p text:style-name="Code">import com.sun.star.registry.XRegistryKey;</text:p>
      <text:p text:style-name="Code">import com.sun.star.lib.uno.helper.WeakBase;</text:p>
      <text:p text:style-name="Code"/>
      <text:p text:style-name="Code"/>
      <text:p text:style-name="Code">public final class TestCalcAddInImpl extends WeakBase</text:p>
      <text:p text:style-name="Code"><text:s text:c="3"/>implements com.sun.star.lang.XServiceInfo,</text:p>
      <text:p text:style-name="Code"><text:s text:c="14"/>com.sun.star.sheet.XCompatibilityNames,</text:p>
      <text:p text:style-name="Code"><text:s text:c="14"/>org.openoffice.sheet.addin.XTestCalcAddIn,</text:p>
      <text:p text:style-name="Code"><text:s text:c="14"/>com.sun.star.sheet.XAddIn,</text:p>
      <text:p text:style-name="Code"><text:s text:c="14"/>com.sun.star.lang.XServiceName</text:p>
      <text:p text:style-name="Code">{</text:p>
      <text:p text:style-name="Code"><text:s text:c="4"/>private final XComponentContext m_xContext;</text:p>
      <text:p text:style-name="Code"><text:s text:c="4"/>private static final String m_implementationName = TestCalcAddInImpl.class.getName();</text:p>
      <text:p text:style-name="Code"><text:s text:c="4"/>private static final String[] m_serviceNames = {</text:p>
      <text:p text:style-name="Code"><text:s text:c="8"/>"org.openoffice.sheet.addin.TestCalcAddIn",</text:p>
      <text:p text:style-name="Code"><text:s text:c="8"/>"com.sun.star.sheet.AddIn" };</text:p>
      <text:p text:style-name="Code"/>
      <text:p text:style-name="Code"/>
      <text:p text:style-name="Code"><text:s text:c="4"/>private static final String sADDIN_SERVICENAME = "org.openoffice.sheet.addin.TestCalcAddIn";</text:p>
      <text:p text:style-name="Code"/>
      <text:p text:style-name="Code"><text:s text:c="4"/>private static final String sDISPLAYNAME = "DisplayName";</text:p>
      <text:p text:style-name="Code"><text:s text:c="4"/>private static final String sDESCRIPTION = "Description";</text:p>
      <text:p text:style-name="Code"><text:s text:c="4"/>private static final String sCATEGORY = "Category";</text:p>
      <text:p text:style-name="Code"><text:s text:c="4"/>private static final String sCATEGORYDISPLAYNAME = "CategoryDisplayName";</text:p>
      <text:p text:style-name="Code"/>
      <text:p text:style-name="Code"><text:s text:c="4"/>private com.sun.star.lang.Locale m_locale = new com.sun.star.lang.Locale();</text:p>
      <text:p text:style-name="Code"><text:s text:c="4"/>private com.sun.star.container.XHierarchicalNameAccess <text:s/>m_xHAccess = null;</text:p>
      <text:p text:style-name="Code"><text:s text:c="4"/>private com.sun.star.container.XHierarchicalNameAccess <text:s/>m_xCompAccess = null;</text:p>
      <text:p text:style-name="Code"><text:s text:c="4"/>private java.util.Hashtable&lt;</text:p>
      <text:p text:style-name="Code"><text:s text:c="8"/>String, java.util.Hashtable&lt; Integer, String&gt; &gt; m_functionMap = null;</text:p>
      <text:p text:style-name="Code"/>
      <text:p text:style-name="Code"/>
      <text:p text:style-name="Code"><text:s text:c="4"/>public TestCalcAddInImpl( XComponentContext context )</text:p>
      <text:p text:style-name="Code"><text:s text:c="4"/>{</text:p>
      <text:p text:style-name="Code"><text:s text:c="8"/>m_xContext = context;</text:p>
      <text:p text:style-name="Code"/>
      <text:p text:style-name="Code"><text:s text:c="8"/>try {</text:p>
      <text:p text:style-name="Code"><text:s text:c="8"/>m_functionMap = new java.util.Hashtable&lt;</text:p>
      <text:p text:style-name="Code"><text:s text:c="12"/>String, java.util.Hashtable&lt; Integer, String &gt; &gt;();</text:p>
      <text:p text:style-name="Code"/>
      <text:p text:style-name="Code"><text:s text:c="8"/>java.util.Hashtable fpm = new java.util.Hashtable&lt; Integer, String &gt;();</text:p>
      <text:p text:style-name="Code"><text:s text:c="8"/>fpm.put(0, "nValue");</text:p>
      <text:p text:style-name="Code"><text:s text:c="8"/>m_functionMap.put("redouble", fpm);</text:p>
      <text:p text:style-name="Code"/>
      <text:p text:style-name="Code"><text:s text:c="8"/>fpm = new java.util.Hashtable&lt; Integer, String &gt;();</text:p>
      <text:p text:style-name="Code"><text:s text:c="8"/>fpm.put(0, "nOrientation");</text:p>
      <text:p text:style-name="Code"><text:s text:c="8"/>fpm.put(1, "nMin");</text:p>
      <text:p text:style-name="Code"><text:s text:c="8"/>fpm.put(2, "nMax");</text:p>
      <text:p text:style-name="Code"><text:s text:c="8"/>m_functionMap.put("randomizer", fpm);</text:p>
      <text:p text:style-name="Code"/>
      <text:p text:style-name="Code"><text:s text:c="8"/>com.sun.star.lang.XMultiServiceFactory xProvider = </text:p>
      <text:p text:style-name="Code"><text:s text:c="12"/>(com.sun.star.lang.XMultiServiceFactory)UnoRuntime.queryInterface(</text:p>
      <text:p text:style-name="Code"><text:s text:c="16"/>com.sun.star.lang.XMultiServiceFactory.class,</text:p>
      <text:p text:style-name="Code"><text:s text:c="16"/>m_xContext.getServiceManager().createInstanceWithContext(</text:p>
      <text:p text:style-name="Code"><text:s text:c="20"/>"com.sun.star.configuration.ConfigurationProvider",</text:p>
      <text:p text:style-name="Code"><text:s text:c="20"/>m_xContext));</text:p>
      <text:p text:style-name="Code"/>
      <text:p text:style-name="Code"><text:s text:c="8"/>String sReadOnlyView = "com.sun.star.configuration.ConfigurationAccess";</text:p>
      <text:p text:style-name="Code"/>
      <text:p text:style-name="Code"><text:s text:c="8"/>StringBuffer sPath = new StringBuffer(</text:p>
      <text:p text:style-name="Code"><text:s text:c="13"/>"/org.openoffice.Office.Sheet.CalcAddIns/AddInInfo/");</text:p>
      <text:p text:style-name="Code"><text:s text:c="8"/>sPath.append(sADDIN_SERVICENAME);</text:p>
      <text:p text:style-name="Code"><text:s text:c="8"/>sPath.append("/AddInFunctions");</text:p>
      <text:p text:style-name="Code"/>
      <text:p text:style-name="Code"><text:s text:c="8"/>// create arguments: nodepath</text:p>
      <text:p text:style-name="Code"><text:s text:c="9"/>com.sun.star.beans.PropertyValue aArgument = </text:p>
      <text:p text:style-name="Code"><text:s text:c="13"/>new com.sun.star.beans.PropertyValue();</text:p>
      <text:p text:style-name="Code"><text:s text:c="9"/>aArgument.Name = "nodepath";</text:p>
      <text:p text:style-name="Code"><text:s text:c="9"/>aArgument.Value = new com.sun.star.uno.Any(</text:p>
      <text:p text:style-name="Code"><text:s text:c="13"/>com.sun.star.uno.Type.STRING, sPath.toString());</text:p>
      <text:p text:style-name="Code"/>
      <text:p text:style-name="Code"><text:s text:c="8"/>Object aArguments[] = new Object[1];</text:p>
      <text:p text:style-name="Code"><text:s text:c="8"/>aArguments[0] = new com.sun.star.uno.Any(</text:p>
      <text:p text:style-name="Code"><text:s text:c="12"/>com.sun.star.beans.PropertyValue.class, aArgument);</text:p>
      <text:p text:style-name="Code"/>
      <text:p text:style-name="Code"><text:s text:c="8"/>// create the default view using default UI locale</text:p>
      <text:p text:style-name="Code"><text:s text:c="9"/>Object xIface = </text:p>
      <text:p text:style-name="Code"><text:s text:c="13"/>xProvider.createInstanceWithArguments(sReadOnlyView, aArguments);</text:p>
      <text:p text:style-name="Code"/>
      <text:p text:style-name="Code"><text:s text:c="8"/>m_xHAccess = (com.sun.star.container.XHierarchicalNameAccess)</text:p>
      <text:p text:style-name="Code"><text:s text:c="13"/>UnoRuntime.queryInterface(</text:p>
      <text:p text:style-name="Code"><text:s text:c="17"/>com.sun.star.container.XHierarchicalNameAccess.class, xIface);</text:p>
      <text:p text:style-name="Code"/>
      <text:p text:style-name="Code"><text:s text:c="8"/>// extends arguments to create a view for all locales to get simple</text:p>
      <text:p text:style-name="Code"><text:s text:c="8"/>// access to the compatibilityname property</text:p>
      <text:p text:style-name="Code"><text:s text:c="8"/>aArguments = new Object[2];</text:p>
      <text:p text:style-name="Code"><text:s text:c="8"/>aArguments[0] = new com.sun.star.uno.Any(</text:p>
      <text:p text:style-name="Code"><text:s text:c="12"/>com.sun.star.beans.PropertyValue.class, aArgument);</text:p>
      <text:p text:style-name="Code"><text:s text:c="8"/>aArgument.Name = "locale";</text:p>
      <text:p text:style-name="Code"><text:s text:c="8"/>aArgument.Value = new com.sun.star.uno.Any(</text:p>
      <text:p text:style-name="Code"><text:s text:c="12"/>com.sun.star.uno.Type.STRING, "*");</text:p>
      <text:p text:style-name="Code"><text:s text:c="8"/>aArguments[1] = new com.sun.star.uno.Any(</text:p>
      <text:p text:style-name="Code"><text:s text:c="12"/>com.sun.star.beans.PropertyValue.class, aArgument);</text:p>
      <text:p text:style-name="Code"/>
      <text:p text:style-name="Code"><text:s text:c="8"/>// create view for all locales</text:p>
      <text:p text:style-name="Code"><text:s text:c="8"/>xIface = xProvider.createInstanceWithArguments(sReadOnlyView, aArguments);</text:p>
      <text:p text:style-name="Code"/>
      <text:p text:style-name="Code"><text:s text:c="8"/>m_xCompAccess = (com.sun.star.container.XHierarchicalNameAccess)</text:p>
      <text:p text:style-name="Code"><text:s text:c="12"/>UnoRuntime.queryInterface(</text:p>
      <text:p text:style-name="Code"><text:s text:c="16"/>com.sun.star.container.XHierarchicalNameAccess.class, xIface);</text:p>
      <text:p text:style-name="Code"><text:s text:c="8"/>}</text:p>
      <text:p text:style-name="Code"><text:s text:c="8"/>catch ( com.sun.star.uno.Exception e ) {</text:p>
      <text:p text:style-name="Code"><text:s text:c="8"/>}</text:p>
      <text:p text:style-name="Code"><text:s text:c="4"/>}</text:p>
      <text:p text:style-name="Code"/>
      <text:p text:style-name="Code"><text:s text:c="4"/>// addin configuration property helper function:</text:p>
      <text:p text:style-name="Code"><text:s text:c="4"/>String getAddinProperty(String funcName, String paramName, String propName)</text:p>
      <text:p text:style-name="Code"><text:s text:c="4"/>{</text:p>
      <text:p text:style-name="Code"><text:s text:c="8"/>try {</text:p>
      <text:p text:style-name="Code"><text:s text:c="12"/>StringBuffer buf = new StringBuffer(funcName);</text:p>
      <text:p text:style-name="Code"/>
      <text:p text:style-name="Code"><text:s text:c="12"/>if (paramName.length() &gt; 0) {</text:p>
      <text:p text:style-name="Code"><text:s text:c="16"/>buf.append("/Parameters/");</text:p>
      <text:p text:style-name="Code"><text:s text:c="16"/>buf.append(paramName);</text:p>
      <text:p text:style-name="Code"><text:s text:c="12"/>}</text:p>
      <text:p text:style-name="Code"/>
      <text:p text:style-name="Code"><text:s text:c="12"/>com.sun.star.beans.XPropertySet xPropSet =</text:p>
      <text:p text:style-name="Code"><text:s text:c="16"/>(com.sun.star.beans.XPropertySet)UnoRuntime.queryInterface(</text:p>
      <text:p text:style-name="Code"><text:s text:c="20"/>com.sun.star.beans.XPropertySet.class,</text:p>
      <text:p text:style-name="Code"><text:s text:c="20"/>m_xHAccess.getByHierarchicalName(buf.toString()));</text:p>
      <text:p text:style-name="Code"/>
      <text:p text:style-name="Code"><text:s text:c="12"/>return com.sun.star.uno.AnyConverter.toString(</text:p>
      <text:p text:style-name="Code"><text:s text:c="16"/>xPropSet.getPropertyValue(propName));</text:p>
      <text:p text:style-name="Code"><text:s text:c="8"/>}</text:p>
      <text:p text:style-name="Code"><text:s text:c="8"/>catch ( com.sun.star.uno.RuntimeException e ) {</text:p>
      <text:p text:style-name="Code"><text:s text:c="12"/>throw e;</text:p>
      <text:p text:style-name="Code"><text:s text:c="8"/>}</text:p>
      <text:p text:style-name="Code"><text:s text:c="8"/>catch ( com.sun.star.uno.Exception e ) {</text:p>
      <text:p text:style-name="Code"><text:s text:c="8"/>}</text:p>
      <text:p text:style-name="Code"><text:s text:c="8"/>return "";</text:p>
      <text:p text:style-name="Code"><text:s text:c="4"/>}</text:p>
      <text:p text:style-name="Code"/>
      <text:p text:style-name="Code"><text:s text:c="4"/>public static XSingleComponentFactory __getComponentFactory(String sImplementationName ) {</text:p>
      <text:p text:style-name="Code"><text:s text:c="8"/>XSingleComponentFactory xFactory = null;</text:p>
      <text:p text:style-name="Code"/>
      <text:p text:style-name="Code"><text:s text:c="8"/>if ( sImplementationName.equals( m_implementationName ) )</text:p>
      <text:p text:style-name="Code"><text:s text:c="12"/>xFactory = Factory.createComponentFactory(TestCalcAddInImpl.class, m_serviceNames);</text:p>
      <text:p text:style-name="Code"><text:s text:c="8"/>return xFactory;</text:p>
      <text:p text:style-name="Code"><text:s text:c="4"/>}</text:p>
      <text:p text:style-name="Code"/>
      <text:p text:style-name="Code"><text:s text:c="4"/>public static boolean __writeRegistryServiceInfo(XRegistryKey xRegistryKey ) {</text:p>
      <text:p text:style-name="Code"><text:s text:c="8"/>return Factory.writeRegistryServiceInfo(m_implementationName,</text:p>
      <text:p text:style-name="Code"><text:s text:c="48"/>m_serviceNames,</text:p>
      <text:p text:style-name="Code"><text:s text:c="48"/>xRegistryKey);</text:p>
      <text:p text:style-name="Code"><text:s text:c="4"/>}</text:p>
      <text:p text:style-name="Code"/>
      <text:p text:style-name="Code"><text:s text:c="4"/>// com.sun.star.lang.XServiceInfo:</text:p>
      <text:p text:style-name="Code"><text:s text:c="4"/>public String getImplementationName() {</text:p>
      <text:p text:style-name="Code"><text:s text:c="9"/>return m_implementationName;</text:p>
      <text:p text:style-name="Code"><text:s text:c="4"/>}</text:p>
      <text:p text:style-name="Code"/>
      <text:p text:style-name="Code"><text:s text:c="4"/>public boolean supportsService( String sService ) {</text:p>
      <text:p text:style-name="Code"><text:s text:c="8"/>int len = m_serviceNames.length;</text:p>
      <text:p text:style-name="Code"/>
      <text:p text:style-name="Code"><text:s text:c="8"/>for( int i=0; i &lt; len; i++) {</text:p>
      <text:p text:style-name="Code"><text:s text:c="12"/>if (sService.equals(m_serviceNames[i]))</text:p>
      <text:p text:style-name="Code"><text:s text:c="16"/>return true;</text:p>
      <text:p text:style-name="Code"><text:s text:c="8"/>}</text:p>
      <text:p text:style-name="Code"><text:s text:c="8"/>return false;</text:p>
      <text:p text:style-name="Code"><text:s text:c="4"/>}</text:p>
      <text:p text:style-name="Code"/>
      <text:p text:style-name="Code"><text:s text:c="4"/>public String[] getSupportedServiceNames() {</text:p>
      <text:p text:style-name="Code"><text:s text:c="8"/>return m_serviceNames;</text:p>
      <text:p text:style-name="Code"><text:s text:c="4"/>}</text:p>
      <text:p text:style-name="Code"/>
      <text:p text:style-name="Code"><text:s text:c="4"/>// com.sun.star.sheet.XCompatibilityNames:</text:p>
      <text:p text:style-name="Code"><text:s text:c="4"/>public com.sun.star.sheet.LocalizedName[] getCompatibilityNames(String aProgrammaticName)</text:p>
      <text:p text:style-name="Code"><text:s text:c="4"/>{</text:p>
      <text:p text:style-name="Code"><text:s text:c="8"/>com.sun.star.sheet.LocalizedName[] seqLocalizedNames =</text:p>
      <text:p text:style-name="Code"><text:s text:c="12"/>new com.sun.star.sheet.LocalizedName[0];</text:p>
      <text:p text:style-name="Code"/>
      <text:p text:style-name="Code"><text:s text:c="8"/>try {</text:p>
      <text:p text:style-name="Code"><text:s text:c="12"/>StringBuffer path = new StringBuffer(aProgrammaticName);</text:p>
      <text:p text:style-name="Code"><text:s text:c="12"/>path.append("/CompatibilityName");</text:p>
      <text:p text:style-name="Code"><text:s text:c="12"/>String hname = path.toString();</text:p>
      <text:p text:style-name="Code"/>
      <text:p text:style-name="Code"><text:s text:c="12"/>if ( m_xCompAccess.hasByHierarchicalName(hname) ) {</text:p>
      <text:p text:style-name="Code"><text:s text:c="16"/>com.sun.star.container.XNameAccess xNameAccess =</text:p>
      <text:p text:style-name="Code"><text:s text:c="20"/>(com.sun.star.container.XNameAccess)UnoRuntime.queryInterface(</text:p>
      <text:p text:style-name="Code"><text:s text:c="24"/>com.sun.star.container.XNameAccess.class,</text:p>
      <text:p text:style-name="Code"><text:s text:c="24"/>m_xCompAccess.getByHierarchicalName(hname));</text:p>
      <text:p text:style-name="Code"/>
      <text:p text:style-name="Code"><text:s text:c="16"/>String elems[] = xNameAccess.getElementNames();</text:p>
      <text:p text:style-name="Code"><text:s text:c="16"/>int len = elems.length;</text:p>
      <text:p text:style-name="Code"><text:s text:c="16"/>seqLocalizedNames = new com.sun.star.sheet.LocalizedName[len];</text:p>
      <text:p text:style-name="Code"><text:s text:c="16"/>String sCompatibilityName = "";</text:p>
      <text:p text:style-name="Code"/>
      <text:p text:style-name="Code"><text:s text:c="16"/>for (int i=0; i &lt; len; ++i) {</text:p>
      <text:p text:style-name="Code"><text:s text:c="20"/>String sLocale = elems[i];</text:p>
      <text:p text:style-name="Code"><text:s text:c="20"/>sCompatibilityName = com.sun.star.uno.AnyConverter.toString(</text:p>
      <text:p text:style-name="Code"><text:s text:c="24"/>xNameAccess.getByName(sLocale));</text:p>
      <text:p text:style-name="Code"/>
      <text:p text:style-name="Code"><text:s text:c="20"/>com.sun.star.lang.Locale aLocale = </text:p>
      <text:p text:style-name="Code"><text:s text:c="24"/>new com.sun.star.lang.Locale();</text:p>
      <text:p text:style-name="Code"/>
      <text:p text:style-name="Code"><text:s text:c="20"/>String tokens[] = sLocale.split("-");</text:p>
      <text:p text:style-name="Code"><text:s text:c="20"/>int nToken = tokens.length;</text:p>
      <text:p text:style-name="Code"><text:s text:c="20"/>if (nToken &gt;= 1) aLocale.Language = tokens[0];</text:p>
      <text:p text:style-name="Code"><text:s text:c="20"/>if (nToken &gt;= 2) aLocale.Country = tokens[1];</text:p>
      <text:p text:style-name="Code"><text:s text:c="20"/>if (nToken &gt;= 3) <text:s/>{</text:p>
      <text:p text:style-name="Code"><text:s text:c="24"/>StringBuffer buf = </text:p>
      <text:p text:style-name="Code"><text:s text:c="28"/>new StringBuffer(tokens[2]);</text:p>
      <text:p text:style-name="Code"><text:s text:c="24"/>for (int t=3; t &lt; nToken; ++t)</text:p>
      <text:p text:style-name="Code"><text:s text:c="28"/>buf.append(tokens[t]);</text:p>
      <text:p text:style-name="Code"/>
      <text:p text:style-name="Code"><text:s text:c="24"/>aLocale.Variant = buf.toString();</text:p>
      <text:p text:style-name="Code"><text:s text:c="20"/>}</text:p>
      <text:p text:style-name="Code"/>
      <text:p text:style-name="Code"><text:s text:c="20"/>seqLocalizedNames[i].Locale = aLocale;</text:p>
      <text:p text:style-name="Code"><text:s text:c="20"/>seqLocalizedNames[i].Name = sCompatibilityName;</text:p>
      <text:p text:style-name="Code"><text:s text:c="16"/>}</text:p>
      <text:p text:style-name="Code"><text:s text:c="8"/>}</text:p>
      <text:p text:style-name="Code"><text:s text:c="8"/>}</text:p>
      <text:p text:style-name="Code"><text:s text:c="8"/>catch ( com.sun.star.uno.RuntimeException e ) {</text:p>
      <text:p text:style-name="Code"><text:s text:c="12"/>throw e;</text:p>
      <text:p text:style-name="Code"><text:s text:c="8"/>}</text:p>
      <text:p text:style-name="Code"><text:s text:c="8"/>catch ( com.sun.star.uno.Exception e ) {</text:p>
      <text:p text:style-name="Code"><text:s text:c="8"/>}</text:p>
      <text:p text:style-name="Code"/>
      <text:p text:style-name="Code"><text:s text:c="8"/>return seqLocalizedNames;</text:p>
      <text:p text:style-name="Code"><text:s text:c="4"/>}</text:p>
      <text:p text:style-name="Code"/>
      <text:p text:style-name="Code"><text:s text:c="4"/>// org.openoffice.sheet.addin.XTestCalcAddIn:</text:p>
      <text:p text:style-name="Code"><text:s text:c="4"/>public int redouble(int nValue)</text:p>
      <text:p text:style-name="Code"><text:s text:c="4"/>{</text:p>
      <text:p text:style-name="Code"><text:s text:c="8"/>// TODO !!!</text:p>
      <text:p text:style-name="Code"><text:s text:c="8"/>// Exchange the default return implementation.</text:p>
      <text:p text:style-name="Code"><text:s text:c="8"/>// NOTE: Default initialized polymorphic structs can cause problems</text:p>
      <text:p text:style-name="Code"><text:s text:c="8"/>// because of missing default initialization of primitive types of</text:p>
      <text:p text:style-name="Code"><text:s text:c="8"/>// some C++ compilers or different Any initialization in Java and C++</text:p>
      <text:p text:style-name="Code"><text:s text:c="8"/>// polymorphic structs.</text:p>
      <text:p text:style-name="Code"><text:s text:c="8"/>return 0;</text:p>
      <text:p text:style-name="Code"><text:s text:c="4"/>}</text:p>
      <text:p text:style-name="Code"/>
      <text:p text:style-name="Code"><text:s text:c="4"/>public com.sun.star.sheet.XVolatileResult randomizer(int nOrientation, int nMin, int nMax)</text:p>
      <text:p text:style-name="Code"><text:s text:c="4"/>{</text:p>
      <text:p text:style-name="Code"><text:s text:c="8"/>// TODO !!!</text:p>
      <text:p text:style-name="Code"><text:s text:c="8"/>// Exchange the default return implementation.</text:p>
      <text:p text:style-name="Code"><text:s text:c="8"/>// NOTE: Default initialized polymorphic structs can cause problems</text:p>
      <text:p text:style-name="Code"><text:s text:c="8"/>// because of missing default initialization of primitive types of</text:p>
      <text:p text:style-name="Code"><text:s text:c="8"/>// some C++ compilers or different Any initialization in Java and C++</text:p>
      <text:p text:style-name="Code"><text:s text:c="8"/>// polymorphic structs.</text:p>
      <text:p text:style-name="Code"><text:s text:c="8"/>return null;</text:p>
      <text:p text:style-name="Code"><text:s text:c="4"/>}</text:p>
      <text:p text:style-name="Code"/>
      <text:p text:style-name="Code"><text:s text:c="4"/>// com.sun.star.lang.XLocalizable:</text:p>
      <text:p text:style-name="Code"><text:s text:c="4"/>public void setLocale(com.sun.star.lang.Locale eLocale)</text:p>
      <text:p text:style-name="Code"><text:s text:c="4"/>{</text:p>
      <text:p text:style-name="Code"><text:s text:c="8"/>m_locale = eLocale;</text:p>
      <text:p text:style-name="Code"><text:s text:c="4"/>}</text:p>
      <text:p text:style-name="Code"/>
      <text:p text:style-name="Code"><text:s text:c="4"/>public com.sun.star.lang.Locale getLocale()</text:p>
      <text:p text:style-name="Code"><text:s text:c="4"/>{</text:p>
      <text:p text:style-name="Code"><text:s text:c="8"/>return m_locale;</text:p>
      <text:p text:style-name="Code"><text:s text:c="4"/>}</text:p>
      <text:p text:style-name="Code"/>
      <text:p text:style-name="Code"><text:s text:c="4"/>// com.sun.star.sheet.XAddIn:</text:p>
      <text:p text:style-name="Code"><text:s text:c="4"/>public String getProgrammaticFuntionName(String aDisplayName)</text:p>
      <text:p text:style-name="Code"><text:s text:c="4"/>{</text:p>
      <text:p text:style-name="Code"><text:s text:c="8"/>try {</text:p>
      <text:p text:style-name="Code"><text:s text:c="12"/>com.sun.star.container.XNameAccess xNAccess =</text:p>
      <text:p text:style-name="Code"><text:s text:c="16"/>(com.sun.star.container.XNameAccess)UnoRuntime.queryInterface(</text:p>
      <text:p text:style-name="Code"><text:s text:c="20"/>com.sun.star.container.XNameAccess.class, m_xHAccess);</text:p>
      <text:p text:style-name="Code"><text:s text:c="12"/>String functions[] = xNAccess.getElementNames();</text:p>
      <text:p text:style-name="Code"><text:s text:c="12"/>String sDisplayName = "";</text:p>
      <text:p text:style-name="Code"><text:s text:c="12"/>int len = functions.length;</text:p>
      <text:p text:style-name="Code"><text:s text:c="12"/>for (int i=0; i &lt; len; ++i) {</text:p>
      <text:p text:style-name="Code"><text:s text:c="16"/>sDisplayName = com.sun.star.uno.AnyConverter.toString(</text:p>
      <text:p text:style-name="Code"><text:s text:c="20"/>getAddinProperty(functions[i], "", sDISPLAYNAME));</text:p>
      <text:p text:style-name="Code"><text:s text:c="16"/>if (sDisplayName.equals(aDisplayName))</text:p>
      <text:p text:style-name="Code"><text:s text:c="20"/>return functions[i];</text:p>
      <text:p text:style-name="Code"><text:s text:c="12"/>}</text:p>
      <text:p text:style-name="Code"><text:s text:c="8"/>}</text:p>
      <text:p text:style-name="Code"><text:s text:c="8"/>catch ( com.sun.star.uno.RuntimeException e ) {</text:p>
      <text:p text:style-name="Code"><text:s text:c="12"/>throw e;</text:p>
      <text:p text:style-name="Code"><text:s text:c="8"/>}</text:p>
      <text:p text:style-name="Code"><text:s text:c="8"/>catch ( com.sun.star.uno.Exception e ) {</text:p>
      <text:p text:style-name="Code"><text:s text:c="8"/>}</text:p>
      <text:p text:style-name="Code"/>
      <text:p text:style-name="Code"><text:s text:c="8"/>return "";</text:p>
      <text:p text:style-name="Code"><text:s text:c="4"/>}</text:p>
      <text:p text:style-name="Code"/>
      <text:p text:style-name="Code"><text:s text:c="4"/>public String getDisplayFunctionName(String aProgrammaticName)</text:p>
      <text:p text:style-name="Code"><text:s text:c="4"/>{</text:p>
      <text:p text:style-name="Code"><text:s text:c="8"/>return getAddinProperty(aProgrammaticName, "", sDISPLAYNAME);</text:p>
      <text:p text:style-name="Code"><text:s text:c="4"/>}</text:p>
      <text:p text:style-name="Code"/>
      <text:p text:style-name="Code"><text:s text:c="4"/>public String getFunctionDescription(String aProgrammaticName)</text:p>
      <text:p text:style-name="Code"><text:s text:c="4"/>{</text:p>
      <text:p text:style-name="Code"><text:s text:c="8"/>return getAddinProperty(aProgrammaticName, "", sDESCRIPTION);</text:p>
      <text:p text:style-name="Code"><text:s text:c="4"/>}</text:p>
      <text:p text:style-name="Code"/>
      <text:p text:style-name="Code"><text:s text:c="4"/>public String getDisplayArgumentName(String aProgrammaticFunctionName, int nArgument)</text:p>
      <text:p text:style-name="Code"><text:s text:c="4"/>{</text:p>
      <text:p text:style-name="Code"><text:s text:c="8"/>return getAddinProperty(aProgrammaticFunctionName,</text:p>
      <text:p text:style-name="Code"><text:s text:c="32"/>m_functionMap.get(</text:p>
      <text:p text:style-name="Code"><text:s text:c="36"/>aProgrammaticFunctionName).get(nArgument),</text:p>
      <text:p text:style-name="Code"><text:s text:c="32"/>sDISPLAYNAME);</text:p>
      <text:p text:style-name="Code"><text:s text:c="4"/>}</text:p>
      <text:p text:style-name="Code"/>
      <text:p text:style-name="Code"><text:s text:c="4"/>public String getArgumentDescription(String aProgrammaticFunctionName, int nArgument)</text:p>
      <text:p text:style-name="Code"><text:s text:c="4"/>{</text:p>
      <text:p text:style-name="Code"><text:s text:c="8"/>return getAddinProperty(aProgrammaticFunctionName,</text:p>
      <text:p text:style-name="Code"><text:s text:c="32"/>m_functionMap.get(</text:p>
      <text:p text:style-name="Code"><text:s text:c="36"/>aProgrammaticFunctionName).get(nArgument),</text:p>
      <text:p text:style-name="Code"><text:s text:c="32"/>sDESCRIPTION);</text:p>
      <text:p text:style-name="Code"><text:s text:c="4"/>}</text:p>
      <text:p text:style-name="Code"/>
      <text:p text:style-name="Code"><text:s text:c="4"/>public String getProgrammaticCategoryName(String aProgrammaticFunctionName)</text:p>
      <text:p text:style-name="Code"><text:s text:c="4"/>{</text:p>
      <text:p text:style-name="Code"><text:s text:c="8"/>return getAddinProperty(aProgrammaticFunctionName, "", sCATEGORY);</text:p>
      <text:p text:style-name="Code"><text:s text:c="4"/>}</text:p>
      <text:p text:style-name="Code"/>
      <text:p text:style-name="Code"><text:s text:c="4"/>public String getDisplayCategoryName(String aProgrammaticFunctionName)</text:p>
      <text:p text:style-name="Code"><text:s text:c="4"/>{</text:p>
      <text:p text:style-name="Code"><text:s text:c="8"/>return getAddinProperty(aProgrammaticFunctionName, "", sCATEGORYDISPLAYNAME);</text:p>
      <text:p text:style-name="Code"><text:s text:c="4"/>}</text:p>
      <text:p text:style-name="Code"/>
      <text:p text:style-name="Code"><text:s text:c="4"/>// com.sun.star.lang.XServiceName:</text:p>
      <text:p text:style-name="Code"><text:s text:c="4"/>public String getServiceName() {</text:p>
      <text:p text:style-name="Code"><text:s text:c="8"/>return sADDIN_SERVICENAME;</text:p>
      <text:p text:style-name="Code"><text:s text:c="4"/>}</text:p>
      <text:p text:style-name="Code">}</text:p>
      <text:p text:style-name="Code"/>
      <text:h text:style-name="Heading_20_3" text:outline-level="3">Code Generation for „add-on” mode and Java</text:h>
      <text:p text:style-name="Text_20_body">In the add-on mode the <text:user-field-get text:name="TOOLNAME">uno-skeletonmaker</text:user-field-get> generates specific code for a protocol handler Add-On component. That means the generated code skeleton implements the com.sun.star.frame.ProtocolHandler service. The tool requires as input at least one protocol name plus one or more commands. The commands can be specified as a comma separated list behind the protocol name. The skeleton implements all required interfaces and the generated class implements also the com.sun.star.frame.XDispatch interface to act as dispatch object itself. This can be easy changed or adapted later to be more flexible for advanced add-ons.</text:p>
      <text:p text:style-name="Text_20_body">The methods of XDispatch are implemented in the way that own code can be easy triggered for the specified commands. </text:p>
      <text:p text:style-name="Text_20_body">Examples:</text:p>
      <text:p text:style-name="Text_20_body">Generated code for protocol <text:span text:style-name="IDLType">org.openoffice.addon.text</text:span> and two commands <text:span text:style-name="IDLType">cmd1</text:span> and <text:span text:style-name="IDLType">cmd2</text:span></text:p>
      <text:p text:style-name="Text_20_body">command:</text:p>
      <text:p text:style-name="Command"><text:user-field-get text:name="TOOLNAME">uno-skeletonmaker</text:user-field-get> -env:UNO_TYPES="<text:a xlink:type="simple" xlink:href="//./">file:///</text:a><text:a xlink:type="simple" xlink:href="../../../temp/types.r">&lt;officeprogrampath&gt;/types.rdb” add-on</text:a> <text:s/>--java4 -n TestAddOnImpl -p org.openoffice.addon.test:cmd1,cmd2</text:p>
      <text:p text:style-name="Text_20_body">output:</text:p>
      <text:p text:style-name="Code">import com.sun.star.uno.UnoRuntime;</text:p>
      <text:p text:style-name="Code">import com.sun.star.uno.XComponentContext;</text:p>
      <text:p text:style-name="Code">import com.sun.star.lib.uno.helper.Factory;</text:p>
      <text:p text:style-name="Code">import com.sun.star.lang.XSingleComponentFactory;</text:p>
      <text:p text:style-name="Code">import com.sun.star.registry.XRegistryKey;</text:p>
      <text:p text:style-name="Code">import com.sun.star.lib.uno.helper.WeakBase;</text:p>
      <text:p text:style-name="Code"/>
      <text:p text:style-name="Code"/>
      <text:p text:style-name="Code">public final class TestAddOnImpl extends WeakBase</text:p>
      <text:p text:style-name="Code"><text:s text:c="3"/>implements com.sun.star.lang.XServiceInfo,</text:p>
      <text:p text:style-name="Code"><text:s text:c="14"/>com.sun.star.frame.XDispatchProvider,</text:p>
      <text:p text:style-name="Code"><text:s text:c="14"/>com.sun.star.lang.XInitialization,</text:p>
      <text:p text:style-name="Code"><text:s text:c="14"/>com.sun.star.frame.XDispatch</text:p>
      <text:p text:style-name="Code">{</text:p>
      <text:p text:style-name="Code"><text:s text:c="4"/>private final XComponentContext m_xContext;</text:p>
      <text:p text:style-name="Code"><text:s text:c="4"/>private com.sun.star.frame.XFrame m_xFrame;</text:p>
      <text:p text:style-name="Code"><text:s text:c="4"/>private static final String m_implementationName = TestAddOnImpl.class.getName();</text:p>
      <text:p text:style-name="Code"><text:s text:c="4"/>private static final String[] m_serviceNames = {</text:p>
      <text:p text:style-name="Code"><text:s text:c="8"/>"com.sun.star.frame.ProtocolHandler" };</text:p>
      <text:p text:style-name="Code"/>
      <text:p text:style-name="Code"/>
      <text:p text:style-name="Code"><text:s text:c="4"/>public TestAddOnImpl( XComponentContext context )</text:p>
      <text:p text:style-name="Code"><text:s text:c="4"/>{</text:p>
      <text:p text:style-name="Code"><text:s text:c="8"/>m_xContext = context;</text:p>
      <text:p text:style-name="Code"><text:s text:c="4"/>};</text:p>
      <text:p text:style-name="Code"/>
      <text:p text:style-name="Code"><text:s text:c="4"/>public static XSingleComponentFactory __getComponentFactory( String sImplementationName ) {</text:p>
      <text:p text:style-name="Code"><text:s text:c="8"/>XSingleComponentFactory xFactory = null;</text:p>
      <text:p text:style-name="Code"/>
      <text:p text:style-name="Code"><text:s text:c="8"/>if ( sImplementationName.equals( m_implementationName ) )</text:p>
      <text:p text:style-name="Code"><text:s text:c="12"/>xFactory = Factory.createComponentFactory(TestAddOnImpl.class, m_serviceNames);</text:p>
      <text:p text:style-name="Code"><text:s text:c="8"/>return xFactory;</text:p>
      <text:p text:style-name="Code"><text:s text:c="4"/>}</text:p>
      <text:p text:style-name="Code"/>
      <text:p text:style-name="Code"><text:s text:c="4"/>public static boolean __writeRegistryServiceInfo( XRegistryKey xRegistryKey ) {</text:p>
      <text:p text:style-name="Code"><text:s text:c="8"/>return Factory.writeRegistryServiceInfo(m_implementationName,</text:p>
      <text:p text:style-name="Code"><text:s text:c="48"/>m_serviceNames,</text:p>
      <text:p text:style-name="Code"><text:s text:c="48"/>xRegistryKey);</text:p>
      <text:p text:style-name="Code"><text:s text:c="4"/>}</text:p>
      <text:p text:style-name="Code"/>
      <text:p text:style-name="Code"><text:s text:c="4"/>// com.sun.star.lang.XServiceInfo:</text:p>
      <text:p text:style-name="Code"><text:s text:c="4"/>public String getImplementationName() {</text:p>
      <text:p text:style-name="Code"><text:s text:c="9"/>return m_implementationName;</text:p>
      <text:p text:style-name="Code"><text:s text:c="4"/>}</text:p>
      <text:p text:style-name="Code"/>
      <text:p text:style-name="Code"><text:s text:c="4"/>public boolean supportsService( String sService ) {</text:p>
      <text:p text:style-name="Code"><text:s text:c="8"/>int len = m_serviceNames.length;</text:p>
      <text:p text:style-name="Code"/>
      <text:p text:style-name="Code"><text:s text:c="8"/>for( int i=0; i &lt; len; i++) {</text:p>
      <text:p text:style-name="Code"><text:s text:c="12"/>if (sService.equals(m_serviceNames[i]))</text:p>
      <text:p text:style-name="Code"><text:s text:c="16"/>return true;</text:p>
      <text:p text:style-name="Code"><text:s text:c="8"/>}</text:p>
      <text:p text:style-name="Code"><text:s text:c="8"/>return false;</text:p>
      <text:p text:style-name="Code"><text:s text:c="4"/>}</text:p>
      <text:p text:style-name="Code"/>
      <text:p text:style-name="Code"><text:s text:c="4"/>public String[] getSupportedServiceNames() {</text:p>
      <text:p text:style-name="Code"><text:s text:c="8"/>return m_serviceNames;</text:p>
      <text:p text:style-name="Code"><text:s text:c="4"/>}</text:p>
      <text:p text:style-name="Code"/>
      <text:p text:style-name="Code"><text:s text:c="4"/>// com.sun.star.frame.XDispatchProvider:</text:p>
      <text:p text:style-name="Code"><text:s text:c="4"/>public com.sun.star.frame.XDispatch queryDispatch( com.sun.star.util.URL aURL,</text:p>
      <text:p text:style-name="Code"><text:s text:c="55"/>String sTargetFrameName,</text:p>
      <text:p text:style-name="Code"><text:s text:c="55"/>int iSearchFlags )</text:p>
      <text:p text:style-name="Code"><text:s text:c="4"/>{</text:p>
      <text:p text:style-name="Code"><text:s text:c="8"/>if ( aURL.Protocol.compareTo("org.oepnoffice.addon.test:") == 0 )</text:p>
      <text:p text:style-name="Code"><text:s text:c="8"/>{</text:p>
      <text:p text:style-name="Code"><text:s text:c="12"/>if ( aURL.Path.compareTo("cmd1") == 0 )</text:p>
      <text:p text:style-name="Code"><text:s text:c="16"/>return this;</text:p>
      <text:p text:style-name="Code"><text:s text:c="12"/>if ( aURL.Path.compareTo("cmd2") == 0 )</text:p>
      <text:p text:style-name="Code"><text:s text:c="16"/>return this;</text:p>
      <text:p text:style-name="Code"><text:s text:c="8"/>}</text:p>
      <text:p text:style-name="Code"><text:s text:c="8"/>return null;</text:p>
      <text:p text:style-name="Code"><text:s text:c="4"/>}</text:p>
      <text:p text:style-name="Code"/>
      <text:p text:style-name="Code"><text:s text:c="4"/>// com.sun.star.frame.XDispatchProvider:</text:p>
      <text:p text:style-name="Code"><text:s text:c="4"/>public com.sun.star.frame.XDispatch[] queryDispatches(</text:p>
      <text:p text:style-name="Code"><text:s text:c="9"/>com.sun.star.frame.DispatchDescriptor[] seqDescriptors )</text:p>
      <text:p text:style-name="Code"><text:s text:c="4"/>{</text:p>
      <text:p text:style-name="Code"><text:s text:c="8"/>int nCount = seqDescriptors.length;</text:p>
      <text:p text:style-name="Code"><text:s text:c="8"/>com.sun.star.frame.XDispatch[] seqDispatcher =</text:p>
      <text:p text:style-name="Code"><text:s text:c="12"/>new com.sun.star.frame.XDispatch[seqDescriptors.length];</text:p>
      <text:p text:style-name="Code"/>
      <text:p text:style-name="Code"><text:s text:c="8"/>for( int i=0; i &lt; nCount; ++i )</text:p>
      <text:p text:style-name="Code"><text:s text:c="8"/>{</text:p>
      <text:p text:style-name="Code"><text:s text:c="12"/>seqDispatcher[i] = queryDispatch(seqDescriptors[i].FeatureURL,</text:p>
      <text:p text:style-name="Code"><text:s text:c="45"/>seqDescriptors[i].FrameName,</text:p>
      <text:p text:style-name="Code"><text:s text:c="45"/>seqDescriptors[i].SearchFlags );</text:p>
      <text:p text:style-name="Code"><text:s text:c="8"/>}</text:p>
      <text:p text:style-name="Code"><text:s text:c="8"/>return seqDispatcher;</text:p>
      <text:p text:style-name="Code"><text:s text:c="4"/>}</text:p>
      <text:p text:style-name="Code"/>
      <text:p text:style-name="Code"><text:s text:c="4"/>// com.sun.star.lang.XInitialization:</text:p>
      <text:p text:style-name="Code"><text:s text:c="4"/>public void initialize( Object[] object )</text:p>
      <text:p text:style-name="Code"><text:s text:c="8"/>throws com.sun.star.uno.Exception</text:p>
      <text:p text:style-name="Code"><text:s text:c="4"/>{</text:p>
      <text:p text:style-name="Code"><text:s text:c="8"/>if ( object.length &gt; 0 )</text:p>
      <text:p text:style-name="Code"><text:s text:c="8"/>{</text:p>
      <text:p text:style-name="Code"><text:s text:c="12"/>m_xFrame = (com.sun.star.frame.XFrame)UnoRuntime.queryInterface(</text:p>
      <text:p text:style-name="Code"><text:s text:c="16"/>com.sun.star.frame.XFrame.class, object[0]);</text:p>
      <text:p text:style-name="Code"><text:s text:c="8"/>}</text:p>
      <text:p text:style-name="Code"><text:s text:c="4"/>}</text:p>
      <text:p text:style-name="Code"/>
      <text:p text:style-name="Code"><text:s text:c="4"/>// com.sun.star.frame.XDispatch:</text:p>
      <text:p text:style-name="Code"><text:s text:c="5"/>public void dispatch( com.sun.star.util.URL aURL,</text:p>
      <text:p text:style-name="Code"><text:s text:c="27"/>com.sun.star.beans.PropertyValue[] aArguments )</text:p>
      <text:p text:style-name="Code"><text:s text:c="4"/>{</text:p>
      <text:p text:style-name="Code"><text:s text:c="9"/>if ( aURL.Protocol.compareTo("org.oepnoffice.addon.test:") == 0 )</text:p>
      <text:p text:style-name="Code"><text:s text:c="8"/>{</text:p>
      <text:p text:style-name="Code"><text:s text:c="12"/>if ( aURL.Path.compareTo("cmd1") == 0 )</text:p>
      <text:p text:style-name="Code"><text:s text:c="12"/>{</text:p>
      <text:p text:style-name="Code"><text:s text:c="16"/>// add your own code here</text:p>
      <text:p text:style-name="Code"><text:s text:c="16"/>return;</text:p>
      <text:p text:style-name="Code"><text:s text:c="12"/>}</text:p>
      <text:p text:style-name="Code"><text:s text:c="12"/>if ( aURL.Path.compareTo("cmd2") == 0 )</text:p>
      <text:p text:style-name="Code"><text:s text:c="12"/>{</text:p>
      <text:p text:style-name="Code"><text:s text:c="16"/>// add your own code here</text:p>
      <text:p text:style-name="Code"><text:s text:c="16"/>return;</text:p>
      <text:p text:style-name="Code"><text:s text:c="12"/>}</text:p>
      <text:p text:style-name="Code"><text:s text:c="8"/>}</text:p>
      <text:p text:style-name="Code"><text:s text:c="4"/>}</text:p>
      <text:p text:style-name="Code"/>
      <text:p text:style-name="Code"><text:s text:c="4"/>public void addStatusListener( com.sun.star.frame.XStatusListener xControl,</text:p>
      <text:p text:style-name="Code"><text:s text:c="36"/>com.sun.star.util.URL aURL )</text:p>
      <text:p text:style-name="Code"><text:s text:c="4"/>{</text:p>
      <text:p text:style-name="Code"><text:s text:c="8"/>// add your own code here</text:p>
      <text:p text:style-name="Code"><text:s text:c="4"/>}</text:p>
      <text:p text:style-name="Code"/>
      <text:p text:style-name="Code"><text:s text:c="4"/>public void removeStatusListener( com.sun.star.frame.XStatusListener xControl,</text:p>
      <text:p text:style-name="Code"><text:s text:c="39"/>com.sun.star.util.URL aURL )</text:p>
      <text:p text:style-name="Code"><text:s text:c="4"/>{</text:p>
      <text:p text:style-name="Code"><text:s text:c="8"/>// add your own code here</text:p>
      <text:p text:style-name="Code"><text:s text:c="4"/>}</text:p>
      <text:p text:style-name="Code"/>
      <text:p text:style-name="Code">}</text:p>
      <text:h text:style-name="Heading_20_3" text:outline-level="3">Code Generation for „dump“ mode and C++</text:h>
      <text:p text:style-name="Text_20_body">The tool will generate various code dependent of the type. </text:p>
      <text:list text:style-name="L5">
        <text:list-item>
          <text:p text:style-name="P39">For an interface type the method declarations will be generated and when the option -a is used the inherited methods are generated as well. If in this mode the options -n and -d are used, the -n <text:s/>is used as class name in front of the method and -d is used as either as delegator or if “_” default bodies for the methods are generated with default return values.</text:p>
        </text:list-item>
        <text:list-item>
          <text:p text:style-name="P39">For a single-inheritance-based service the constructors of the service will be generated and the method declarations of the referenced interface. <text:span text:style-name="T3">If -a is used the inherited methods are generated as well. </text:span></text:p>
        </text:list-item>
        <text:list-item>
          <text:p text:style-name="P39">For an accumulation-based service the methods of all supported interfaces are generated and for all properties a valid type mapping is generated. The exported services will be handled in the same way recursively. The -a option has the same meaning as for interface types. </text:p>
        </text:list-item>
        <text:list-item>
          <text:p text:style-name="P39">For struct and exception types the member constructor is generated.</text:p>
        </text:list-item>
      </text:list>
      <text:list text:style-name="L4" text:continue-numbering="true">
        <text:list-item>
          <text:p text:style-name="P38">For all other types the appropriate mapped type name is generated. </text:p>
        </text:list-item>
      </text:list>
      <text:p text:style-name="Text_20_body">Examples:</text:p>
      <text:p text:style-name="Text_20_body">Generated code for interface <text:span text:style-name="IDLType">com.sun.star.text.XText</text:span></text:p>
      <text:p text:style-name="Text_20_body">command:</text:p>
      <text:p text:style-name="Command"><text:user-field-get text:name="TOOLNAME">uno-skeletonmaker</text:user-field-get> -env:UNO_TYPES="<text:a xlink:type="simple" xlink:href="//./">file:///</text:a><text:a xlink:type="simple" xlink:href="../../../temp/types.r">&lt;officeprogrampath&gt;/types.rdb” du</text:a>mp --cpp -t com.sun.star.text.XText</text:p>
      <text:p text:style-name="Text_20_body">output:</text:p>
      <text:p text:style-name="Code"/>
      <text:p text:style-name="Code">// UNO interface type "com.sun.star.text.XText" maps to C++ interface type "::com::sun::star::text::XText"; direct methods:</text:p>
      <text:p text:style-name="Code">virtual void SAL_CALL insertTextContent(const ::com::sun::star::uno::Reference&lt; ::com::sun::star::text::XTextRange &gt; &amp; xRange, const ::com::sun::star::uno::Reference&lt; ::com::sun::star::text::XTextContent &gt; &amp; xContent, ::sal_Bool bAbsorb) throw (::com::sun::star::uno::RuntimeException, ::com::sun::star::lang::IllegalArgumentException);</text:p>
      <text:p text:style-name="Code">virtual void SAL_CALL removeTextContent(const ::com::sun::star::uno::Reference&lt; ::com::sun::star::text::XTextContent &gt; &amp; xContent) throw (::com::sun::star::uno::RuntimeException, ::com::sun::star::container::NoSuchElementException);</text:p>
      <text:p text:style-name="Code"/>
      <text:p text:style-name="Text_20_body"/>
      <text:p text:style-name="Text_20_body">Generated code for interface <text:span text:style-name="IDLType">com.sun.star.text.XText</text:span> with -a option</text:p>
      <text:p text:style-name="Text_20_body">command:</text:p>
      <text:p text:style-name="Command"><text:user-field-get text:name="TOOLNAME">uno-skeletonmaker</text:user-field-get> -env:UNO_TYPES="<text:a xlink:type="simple" xlink:href="//./">file:///</text:a><text:a xlink:type="simple" xlink:href="../../../temp/types.r">&lt;officeprogrampath&gt;/types.rdb” </text:a>dump --cpp –a -t com.sun.star.text.XText</text:p>
      <text:p text:style-name="Text_20_body">output:</text:p>
      <text:p text:style-name="Code"/>
      <text:p text:style-name="Code">// UNO interface type "com.sun.star.text.XText" maps to C++ interface type "::com::sun::star::text::XText"; all methods:</text:p>
      <text:p text:style-name="Code"/>
      <text:p text:style-name="Code">// ::com::sun::star::text::XTextRange:</text:p>
      <text:p text:style-name="Code">virtual ::com::sun::star::uno::Reference&lt; ::com::sun::star::text::XText &gt; SAL_CALL getText() throw (::com::sun::star::uno::RuntimeException);</text:p>
      <text:p text:style-name="Code">virtual ::com::sun::star::uno::Reference&lt; ::com::sun::star::text::XTextRange &gt; SAL_CALL getStart() throw (::com::sun::star::uno::RuntimeException);</text:p>
      <text:p text:style-name="Code">virtual ::com::sun::star::uno::Reference&lt; ::com::sun::star::text::XTextRange &gt; SAL_CALL getEnd() throw (::com::sun::star::uno::RuntimeException);</text:p>
      <text:p text:style-name="Code">virtual ::rtl::OUString SAL_CALL getString() throw (::com::sun::star::uno::RuntimeException);</text:p>
      <text:p text:style-name="Code">virtual void SAL_CALL setString(const ::rtl::OUString &amp; aString) throw (::com::sun::star::uno::RuntimeException);</text:p>
      <text:p text:style-name="Code"/>
      <text:p text:style-name="Code">// ::com::sun::star::text::XSimpleText:</text:p>
      <text:p text:style-name="Code">virtual ::com::sun::star::uno::Reference&lt; ::com::sun::star::text::XTextCursor &gt; SAL_CALL createTextCursor() throw (::com::sun::star::uno::RuntimeException);</text:p>
      <text:p text:style-name="Code">virtual ::com::sun::star::uno::Reference&lt; ::com::sun::star::text::XTextCursor &gt; SAL_CALL createTextCursorByRange(const ::com::sun::star::uno::Reference&lt; ::com::sun::star::text::XTextRange &gt; &amp; aTextPosition) throw (::com::sun::star::uno::RuntimeException);</text:p>
      <text:p text:style-name="Code">virtual void SAL_CALL insertString(const ::com::sun::star::uno::Reference&lt; ::com::sun::star::text::XTextRange &gt; &amp; xRange, const ::rtl::OUString &amp; aString, ::sal_Bool bAbsorb) throw (::com::sun::star::uno::RuntimeException);</text:p>
      <text:p text:style-name="Code">virtual void SAL_CALL insertControlCharacter(const ::com::sun::star::uno::Reference&lt; ::com::sun::star::text::XTextRange&gt; &amp; xRange, ::sal_Int16 nControlCharacter, ::sal_Bool bAbsorb) throw (::com::sun::star::uno::RuntimeException, ::com::sun::star::lang::IllegalArgumentException);</text:p>
      <text:p text:style-name="Code"/>
      <text:p text:style-name="Code">// ::com::sun::star::text::XText:</text:p>
      <text:p text:style-name="Code">virtual void SAL_CALL insertTextContent(const ::com::sun::star::uno::Reference&lt; ::com::sun::star::text::XTextRange &gt; &amp; xRange, const ::com::sun::star::uno::Reference&lt; ::com::sun::star::text::XTextContent &gt; &amp; xContent, ::sal_Bool bAbsorb) throw (::com::sun::star::uno::RuntimeException, ::com::sun::star::lang::IllegalArgumentException);</text:p>
      <text:p text:style-name="Code">virtual void SAL_CALL removeTextContent(const ::com::sun::star::uno::Reference&lt; ::com::sun::star::text::XTextContent &gt; &amp; xContent) throw (::com::sun::star::uno::RuntimeException, ::com::sun::star::container::NoSuchElementException);</text:p>
      <text:p text:style-name="Code"/>
      <text:p text:style-name="Text_20_body"/>
      <text:p text:style-name="Text_20_body">Generated code for single-inheritance-based service <text:span text:style-name="IDLType">com.sun.star.uri.UriReferenceFactory</text:span></text:p>
      <text:p text:style-name="Text_20_body">command:</text:p>
      <text:p text:style-name="Command"><text:user-field-get text:name="TOOLNAME">uno-skeletonmaker</text:user-field-get> -env:UNO_TYPES="<text:a xlink:type="simple" xlink:href="//./">file:///</text:a><text:a xlink:type="simple" xlink:href="../../../temp/types.r">&lt;officeprogrampath&gt;/types.rdb” </text:a>dump --cpp -t com.sun.star.uri.UriReferenceFactory</text:p>
      <text:p text:style-name="Text_20_body">output:</text:p>
      <text:p text:style-name="Code"/>
      <text:p text:style-name="Code"/>
      <text:p text:style-name="Code">// UNO single-inheritance--based service "com.sun.star.uri.UriReferenceFactory" maps to C++ class type "::com::sun::star::uri::UriReferenceFactory"; construction methods:</text:p>
      <text:p text:style-name="Code">static ::com::sun::star::uno::Reference&lt; ::com::sun::star::uri::XUriReferenceFactory &gt; create(::com::sun::star::uno::Reference&lt; ::com::sun::star::uno::XComponentContext &gt; const &amp; the_context) throw (::com::sun::star::uno::RuntimeException);</text:p>
      <text:p text:style-name="Code"/>
      <text:p text:style-name="Code"/>
      <text:p text:style-name="Code">// UNO interface type "com.sun.star.uri.XUriReferenceFactory" maps to C++ interface type "::com::sun::star::uri::XUriReferenceFactory"; direct methods:</text:p>
      <text:p text:style-name="Code">virtual ::com::sun::star::uno::Reference&lt; ::com::sun::star::uri::XUriReference &gt; SAL_CALL parse(const ::rtl::OUString &amp; uriReference) throw (::com::sun::star::uno::RuntimeException);</text:p>
      <text:p text:style-name="Code">virtual ::com::sun::star::uno::Reference&lt; ::com::sun::star::uri::XUriReference &gt; SAL_CALL makeAbsolute(const ::com::sun::star::uno::Reference&lt; ::com::sun::star::uri::XUriReference &gt; &amp; baseUriReference, const ::com::sun::star::uno::Reference&lt; ::com::sun::star::uri::XUriReference &gt; &amp; uriReference, ::sal_Bool <text:s/>processSpecialBaseSegments, ::com::sun::star::uri::RelativeUriExcessParentSegments excessParentSegments) throw (::com::sun::star::uno::RuntimeException);</text:p>
      <text:p text:style-name="Code">virtual ::com::sun::star::uno::Reference&lt; ::com::sun::star::uri::XUriReference &gt; SAL_CALL makeRelative(const ::com::sun::star::uno::Reference&lt; ::com::sun::star::uri::XUriReference &gt; &amp; baseUriReference, const ::com::sun::star::uno::Reference&lt; ::com::sun::star::uri::XUriReference &gt; &amp; uriReference, ::sal_Bool preferAuthorityOverRelativePath, ::sal_Bool preferAbsoluteOverRelativePath, ::sal_Bool encodeRetainedSpecialSegments) throw (::com::sun::star::uno::RuntimeException);</text:p>
      <text:p text:style-name="Code"/>
      <text:p text:style-name="Text_20_body"/>
      <text:p text:style-name="Text_20_body">Generated code for accumulation-based service <text:span text:style-name="IDLType">com.sun.star.text.Text</text:span></text:p>
      <text:p text:style-name="Text_20_body">command:</text:p>
      <text:p text:style-name="Command"><text:user-field-get text:name="TOOLNAME">uno-skeletonmaker</text:user-field-get> -env:UNO_TYPES="<text:a xlink:type="simple" xlink:href="//./">file:///</text:a><text:a xlink:type="simple" xlink:href="../../../temp/types.r">&lt;officeprogrampath&gt;/types.rdb” </text:a>dump --cpp -t com.sun.star.text.Text</text:p>
      <text:p text:style-name="Text_20_body">output:</text:p>
      <text:p text:style-name="Code"/>
      <text:p text:style-name="Code"/>
      <text:p text:style-name="Code">// UNOIDL accumulation-based service "com.sun.star.text.Text" does not map to C++</text:p>
      <text:p text:style-name="Code">// the service members are generated instead</text:p>
      <text:p text:style-name="Code"/>
      <text:p text:style-name="Code">// supported interface com.sun.star.container.XEnumerationAccess</text:p>
      <text:p text:style-name="Code"/>
      <text:p text:style-name="Code">// UNO interface type "com.sun.star.container.XEnumerationAccess" maps to C++ interface type "::com::sun::star::container::XEnumerationAccess"; direct methods:</text:p>
      <text:p text:style-name="Code">virtual ::com::sun::star::uno::Reference&lt; ::com::sun::star::container::XEnumeration &gt; SAL_CALL createEnumeration() throw</text:p>
      <text:p text:style-name="Code"><text:s/>(::com::sun::star::uno::RuntimeException);</text:p>
      <text:p text:style-name="Code"/>
      <text:p text:style-name="Code"/>
      <text:p text:style-name="Code">// supported interface com.sun.star.text.XText</text:p>
      <text:p text:style-name="Code"/>
      <text:p text:style-name="Code">// UNO interface type "com.sun.star.text.XText" maps to C++ interface type "::com::sun::star::text::XText"; direct methods:</text:p>
      <text:p text:style-name="Code">virtual void SAL_CALL insertTextContent(const ::com::sun::star::uno::Reference&lt; ::com::sun::star::text::XTextRange &gt; &amp; xRange, const ::com::sun::star::uno::Reference&lt; ::com::sun::star::text::XTextContent &gt; &amp; xContent, ::sal_Bool bAbsorb) throw (::com::sun::star::uno::RuntimeException, ::com::sun::star::lang::IllegalArgumentException);</text:p>
      <text:p text:style-name="Code">virtual void SAL_CALL removeTextContent(const ::com::sun::star::uno::Reference&lt; ::com::sun::star::text::XTextContent &gt; &amp; xContent) throw (::com::sun::star::uno::RuntimeException, ::com::sun::star::container::NoSuchElementException);</text:p>
      <text:p text:style-name="Code"/>
      <text:p text:style-name="Code"/>
      <text:p text:style-name="Code">// supported interface com.sun.star.text.XTextRangeCompare</text:p>
      <text:p text:style-name="Code"/>
      <text:p text:style-name="Code">// UNO interface type "com.sun.star.text.XTextRangeCompare" maps to C++ interface type "::com::sun::star::text::XTextRangeCompare"; direct methods:</text:p>
      <text:p text:style-name="Code">virtual ::sal_Int16 SAL_CALL compareRegionStarts(const ::com::sun::star::uno::Reference&lt; ::com::sun::star::text::XTextRange &gt; &amp; xR1, const ::com::sun::star::uno::Reference&lt; ::com::sun::star::text::XTextRange &gt; &amp; xR2) throw (::com::sun::star::uno::RuntimeException, <text:s/>::com::sun::star::lang::IllegalArgumentException);</text:p>
      <text:p text:style-name="Code">virtual ::sal_Int16 SAL_CALL compareRegionEnds(const ::com::sun::star::uno::Reference&lt; ::com::sun::star::text::XTextRange &gt; &amp; xR1, const ::com::sun::star::uno::Reference&lt; ::com::sun::star::text::XTextRange &gt; &amp; xR2) throw (::com::sun::star::uno::RuntimeException, ::com::sun::star::lang::IllegalArgumentException);</text:p>
      <text:p text:style-name="Code"/>
      <text:p text:style-name="Code"/>
      <text:p text:style-name="Code">// supported interface com.sun.star.text.XTextRangeMover</text:p>
      <text:p text:style-name="Code"/>
      <text:p text:style-name="Code">// UNO interface type "com.sun.star.text.XTextRangeMover" maps to C++ interface type "::com::sun::star::text::XTextRangeMover"; direct methods:</text:p>
      <text:p text:style-name="Code">virtual void SAL_CALL moveTextRange(const ::com::sun::star::uno::Reference&lt; ::com::sun::star::text::XTextRange &gt; &amp; xRange, ::sal_Int16 nParagraphs) throw (::com::sun::star::uno::RuntimeException);</text:p>
      <text:p text:style-name="Code"/>
      <text:p text:style-name="Code"/>
      <text:p text:style-name="Code">// supported interface com.sun.star.text.XRelativeTextContentInsert</text:p>
      <text:p text:style-name="Code"/>
      <text:p text:style-name="Code">// UNO interface type "com.sun.star.text.XRelativeTextContentInsert" maps to C++ interface type "::com::sun::star::text::XRelativeTextContentInsert"; direct methods:</text:p>
      <text:p text:style-name="Code">virtual void SAL_CALL insertTextContentBefore(const ::com::sun::star::uno::Reference&lt; ::com::sun::star::text::XTextContent &gt; &amp; xNewContent, const ::com::sun::star::uno::Reference&lt; ::com::sun::star::text::XTextContent &gt; &amp; xSuccessor) throw (::com::sun::star::uno::RuntimeException, ::com::sun::star::lang::IllegalArgumentException);</text:p>
      <text:p text:style-name="Code">virtual void SAL_CALL insertTextContentAfter(const ::com::sun::star::uno::Reference&lt; ::com::sun::star::text::XTextContent &gt; &amp; xNewContent, const ::com::sun::star::uno::Reference&lt; ::com::sun::star::text::XTextContent &gt; &amp; xPredecessor) throw (::com::sun::star::uno::RuntimeException, ::com::sun::star::lang::IllegalArgumentException);</text:p>
      <text:p text:style-name="Code"/>
      <text:p text:style-name="Code"/>
      <text:p text:style-name="Code">// properties of service "com.sun.star.text.Text"</text:p>
      <text:p text:style-name="Code">// private ::com::sun::star::uno::Sequence&lt; ::com::sun::star::beans::PropertyValue &gt; StartRedline;</text:p>
      <text:p text:style-name="Code">// private ::com::sun::star::uno::Sequence&lt; ::com::sun::star::beans::PropertyValue &gt; EndRedline;</text:p>
      <text:p text:style-name="Code"/>
      <text:p text:style-name="Text_20_body">Generated code for struct <text:span text:style-name="IDLType">com.sun.star.beans.Property</text:span></text:p>
      <text:p text:style-name="Text_20_body">command:</text:p>
      <text:p text:style-name="Command"><text:user-field-get text:name="TOOLNAME">uno-skeletonmaker</text:user-field-get> -env:UNO_TYPES="<text:a xlink:type="simple" xlink:href="//./">file:///</text:a><text:a xlink:type="simple" xlink:href="../../../temp/types.r">&lt;officeprogrampath&gt;/types.rdb” </text:a>dump --cpp -t com.sun.star.beans.Property</text:p>
      <text:p text:style-name="Text_20_body">output:</text:p>
      <text:p text:style-name="Code"/>
      <text:p text:style-name="Code">// UNO simple struct type "com.sun.star.beans.Property" maps to C++ class type "::com::sun::star::beans::Property"; full constructor:</text:p>
      <text:p text:style-name="Code">public Property(const ::rtl::OUString &amp; Name, ::sal_Int32 Handle, const ::com::sun::star::uno::Type &amp; Type, ::sal_Int16 Attributes);</text:p>
      <text:p text:style-name="Code"/>
      <text:p text:style-name="Text_20_body"/>
      <text:p text:style-name="Text_20_body">Generated code for default implemented methods with delegation to parent class and inherited methods for interface <text:span text:style-name="IDLType">com.sun.star.text.XTextdocument</text:span></text:p>
      <text:p text:style-name="Text_20_body">command:</text:p>
      <text:p text:style-name="Command"><text:user-field-get text:name="TOOLNAME">uno-skeletonmaker</text:user-field-get> -env:UNO_TYPES="<text:a xlink:type="simple" xlink:href="//./">file:///</text:a><text:a xlink:type="simple" xlink:href="../../../temp/types.r">&lt;officeprogrampath&gt;/types.rdb” </text:a>dump --cpp -t com.sun.star.text.XTextDocument --a -n “MyImpl::“ -d "MyDelegator::"</text:p>
      <text:p text:style-name="Text_20_body">output:</text:p>
      <text:p text:style-name="Code"/>
      <text:p text:style-name="Code">// ::com::sun::star::lang::XComponent:</text:p>
      <text:p text:style-name="Code">void SAL_CALL MyImpl::dispose() throw (::com::sun::star::uno::RuntimeException)</text:p>
      <text:p text:style-name="Code">{</text:p>
      <text:p text:style-name="Code"><text:s text:c="4"/>MyDelegator::dispose();</text:p>
      <text:p text:style-name="Code">}</text:p>
      <text:p text:style-name="Code"/>
      <text:p text:style-name="Code">void SAL_CALL MyImpl::addEventListener(const ::com::sun::star::uno::Reference&lt; ::com::sun::star::lang::XEventListener &gt; &amp; xListener) throw (::com::sun::star::uno::RuntimeException)</text:p>
      <text:p text:style-name="Code">{</text:p>
      <text:p text:style-name="Code"><text:s text:c="4"/>MyDelegator::addEventListener( xListener);</text:p>
      <text:p text:style-name="Code">}</text:p>
      <text:p text:style-name="Code"/>
      <text:p text:style-name="Code">void SAL_CALL MyImpl::removeEventListener(const ::com::sun::star::uno::Reference&lt; ::com::sun::star::lang::XEventListener &gt; &amp; aListener) throw (::com::sun::star::uno::RuntimeException)</text:p>
      <text:p text:style-name="Code">{</text:p>
      <text:p text:style-name="Code"><text:s text:c="4"/>MyDelegator::removeEventListener( aListener);</text:p>
      <text:p text:style-name="Code">}</text:p>
      <text:p text:style-name="Code"/>
      <text:p text:style-name="Code">// ::com::sun::star::frame::XModel:</text:p>
      <text:p text:style-name="Code">::sal_Bool SAL_CALL MyImpl::attachResource(const ::rtl::OUString &amp; URL, const ::com::sun::star::uno::Sequence&lt; ::com::sun::star::beans::PropertyValue &gt; &amp; Arguments) throw (::com::sun::star::uno::RuntimeException)</text:p>
      <text:p text:style-name="Code">{</text:p>
      <text:p text:style-name="Code"><text:s text:c="4"/>return MyDelegator::attachResource( URL, <text:s/>Arguments);</text:p>
      <text:p text:style-name="Code">}</text:p>
      <text:p text:style-name="Code"/>
      <text:p text:style-name="Code">::rtl::OUString SAL_CALL MyImpl::getURL() throw (::com::sun::star::uno::RuntimeException)</text:p>
      <text:p text:style-name="Code">{</text:p>
      <text:p text:style-name="Code"><text:s text:c="4"/>return MyDelegator::getURL();</text:p>
      <text:p text:style-name="Code">}</text:p>
      <text:p text:style-name="Code"/>
      <text:p text:style-name="Code">::com::sun::star::uno::Sequence&lt; ::com::sun::star::beans::PropertyValue &gt; SAL_CALL MyImpl::getArgs() throw (::com::sun::star::uno::RuntimeException)</text:p>
      <text:p text:style-name="Code">{</text:p>
      <text:p text:style-name="Code"><text:s text:c="4"/>return MyDelegator::getArgs();</text:p>
      <text:p text:style-name="Code">}</text:p>
      <text:p text:style-name="Code"/>
      <text:p text:style-name="Code">void SAL_CALL MyImpl::connectController(const ::com::sun::star::uno::Reference&lt; ::com::sun::star::frame::XController &gt; &amp; Controller) throw (::com::sun::star::uno::RuntimeException)</text:p>
      <text:p text:style-name="Code">{</text:p>
      <text:p text:style-name="Code"><text:s text:c="4"/>MyDelegator::connectController( Controller);</text:p>
      <text:p text:style-name="Code">}</text:p>
      <text:p text:style-name="Code"/>
      <text:p text:style-name="Code">void SAL_CALL MyImpl::disconnectController(const ::com::sun::star::uno::Reference&lt; ::com::sun::star::frame::XController &gt; &amp; Controller) throw (::com::sun::star::uno::RuntimeException)</text:p>
      <text:p text:style-name="Code">{</text:p>
      <text:p text:style-name="Code"><text:s text:c="4"/>MyDelegator::disconnectController( Controller);</text:p>
      <text:p text:style-name="Code">}</text:p>
      <text:p text:style-name="Code"/>
      <text:p text:style-name="Code">void SAL_CALL MyImpl::lockControllers() throw (::com::sun::star::uno::RuntimeException)</text:p>
      <text:p text:style-name="Code">{</text:p>
      <text:p text:style-name="Code"><text:s text:c="4"/>MyDelegator::lockControllers();</text:p>
      <text:p text:style-name="Code">}</text:p>
      <text:p text:style-name="Code"/>
      <text:p text:style-name="Code">void SAL_CALL MyImpl::unlockControllers() throw (::com::sun::star::uno::RuntimeException)</text:p>
      <text:p text:style-name="Code">{</text:p>
      <text:p text:style-name="Code"><text:s text:c="4"/>MyDelegator::unlockControllers();</text:p>
      <text:p text:style-name="Code">}</text:p>
      <text:p text:style-name="Code"/>
      <text:p text:style-name="Code">::sal_Bool SAL_CALL MyImpl::hasControllersLocked() throw (::com::sun::star::uno::RuntimeException)</text:p>
      <text:p text:style-name="Code">{</text:p>
      <text:p text:style-name="Code"><text:s text:c="4"/>return MyDelegator::hasControllersLocked();</text:p>
      <text:p text:style-name="Code">}</text:p>
      <text:p text:style-name="Code"/>
      <text:p text:style-name="Code">::com::sun::star::uno::Reference&lt; ::com::sun::star::frame::XController &gt; SAL_CALL MyImpl::getCurrentController() throw (::com::sun::star::uno::RuntimeException)</text:p>
      <text:p text:style-name="Code">{</text:p>
      <text:p text:style-name="Code"><text:s text:c="4"/>return MyDelegator::getCurrentController();</text:p>
      <text:p text:style-name="Code">}</text:p>
      <text:p text:style-name="Code"/>
      <text:p text:style-name="Code">void SAL_CALL MyImpl::setCurrentController(const ::com::sun::star::uno::Reference&lt; ::com::sun::star::frame::XController &gt; &amp; Controller) throw (::com::sun::star::uno::RuntimeException, ::com::sun::star::container::NoSuchElementException)</text:p>
      <text:p text:style-name="Code">{</text:p>
      <text:p text:style-name="Code"><text:s text:c="4"/>MyDelegator::setCurrentController( Controller);</text:p>
      <text:p text:style-name="Code">}</text:p>
      <text:p text:style-name="Code"/>
      <text:p text:style-name="Code">::com::sun::star::uno::Reference&lt; ::com::sun::star::uno::XInterface &gt; SAL_CALL MyImpl::getCurrentSelection() throw (::com::sun::star::uno::RuntimeException)</text:p>
      <text:p text:style-name="Code">{</text:p>
      <text:p text:style-name="Code"><text:s text:c="4"/>return MyDelegator::getCurrentSelection();</text:p>
      <text:p text:style-name="Code">}</text:p>
      <text:p text:style-name="Code"/>
      <text:p text:style-name="Code">// ::com::sun::star::text::XTextDocument:</text:p>
      <text:p text:style-name="Code">::com::sun::star::uno::Reference&lt; ::com::sun::star::text::XText &gt; SAL_CALL MyImpl::getText() throw (::com::sun::star::uno::RuntimeException)</text:p>
      <text:p text:style-name="Code">{</text:p>
      <text:p text:style-name="Code"><text:s text:c="4"/>return MyDelegator::getText();</text:p>
      <text:p text:style-name="Code">}</text:p>
      <text:p text:style-name="Code"/>
      <text:p text:style-name="Code">void SAL_CALL MyImpl::reformat() throw (::com::sun::star::uno::RuntimeException)</text:p>
      <text:p text:style-name="Code">{</text:p>
      <text:p text:style-name="Code"><text:s text:c="4"/>MyDelegator::reformat();</text:p>
      <text:p text:style-name="Code">}</text:p>
      <text:p text:style-name="Code"/>
      <text:p text:style-name="Text_20_body">Generated code for default implemented methods for interface <text:span text:style-name="IDLType">com.sun.star.text.XTextdocument</text:span></text:p>
      <text:p text:style-name="Text_20_body">command:</text:p>
      <text:p text:style-name="Command"><text:user-field-get text:name="TOOLNAME">uno-skeletonmaker</text:user-field-get> -env:UNO_TYPES="<text:a xlink:type="simple" xlink:href="//./">file:///</text:a><text:a xlink:type="simple" xlink:href="../../../temp/types.r">&lt;officeprogrampath&gt;/types.rdb” </text:a>dump --cpp -t com.sun.star.text.XTextDocument <text:s/>-n “MyImpl::“ -d "_"</text:p>
      <text:p text:style-name="Text_20_body">output:</text:p>
      <text:p text:style-name="Code"/>
      <text:p text:style-name="Code">::com::sun::star::uno::Reference&lt; ::com::sun::star::text::XText &gt; SAL_CALL MyImpl::getText() throw (::com::sun::star::uno::RuntimeException)</text:p>
      <text:p text:style-name="Code">{</text:p>
      <text:p text:style-name="Code"><text:s text:c="4"/>// TODO !!!</text:p>
      <text:p text:style-name="Code"><text:s text:c="4"/>// Exchange the default return implementation.</text:p>
      <text:p text:style-name="Code"><text:s text:c="4"/>// NOTE: Default initialized polymorphic structs can cause problems because of</text:p>
      <text:p text:style-name="Code"><text:s text:c="4"/>// missing default initialization of primitive types of some C++ compilers or</text:p>
      <text:p text:style-name="Code"><text:s text:c="4"/>// different Any initialization in Java and C++ polymorphic structs.</text:p>
      <text:p text:style-name="Code"><text:s text:c="4"/>return ::com::sun::star::uno::Reference&lt; ::com::sun::star::text::XText &gt;();</text:p>
      <text:p text:style-name="Code">}</text:p>
      <text:p text:style-name="Code"/>
      <text:p text:style-name="Code">void SAL_CALL MyImpl::reformat() throw (::com::sun::star::uno::RuntimeException)</text:p>
      <text:p text:style-name="Code">{</text:p>
      <text:p text:style-name="Code"><text:s text:c="4"/>// TODO !!!</text:p>
      <text:p text:style-name="Code"><text:s text:c="4"/>// Insert your implementation here.</text:p>
      <text:p text:style-name="Code">}</text:p>
      <text:p text:style-name="Code"/>
      <text:h text:style-name="Heading_20_3" text:outline-level="3">Code Generation for „component“ mode and C++</text:h>
      <text:p text:style-name="Text_20_body">The tool will generate a complete code skeleton, providing an implementation class for the specified services and interfaces plus the necessary UNO component helper functions (e.g. component_writeInfo, component_getFactory component_getImplementationEnvironment and others). All directly specified or service dependent interfaces are default implemented or delegated to the appropriate parent class. All properties/attributes are direct members of the generated implementation class. The generated code is <text:s/>buildable directly.</text:p>
      <text:p text:style-name="Text_20_body">The interface com.sun.star.lang.XServiceInfo is implemented automatically and the implementation class inherits automatically from cppu::WeakImplHelperXX|WeakComponentImplHelperXX. WeakComponentImplHelperXX is used when the service explicitly has specified com.sun.stat.lang.XComponent or com.sun.star.lang.XComponent is specified separately as additional interface.</text:p>
      <text:p text:style-name="Text_20_body">The generated skeleton does also take care of properties of <text:s/>accumulation-based services. If properties are specified the skeleton class inherits from cppu::OPropertySetHelper. The methods of the interfaces com.sun.star.beans.XPropertySet, com.sun.star.beans.XFastPropertySet and com.sun.star.beans.XMultiPropertySet are mapped to the functions getInfoHelper, convertFastPropertyValue, setFastPropertyValue_NoBroadcast and getFastPropertyValue which have to be overloaded. The skeleton provides empty overlaods (default returns) of this function which have to be implemented later. The properties are generated as private members.<office:annotation><dc:creator>JS</dc:creator><dc:date>2005-09-01T00:00:00</dc:date><text:p>This feature is currently not implemented!!!</text:p></office:annotation></text:p>
      <text:p text:style-name="Text_20_body">In case of a single-inheritance-based service the skeleton implements automatically com.sun.star.lang.XInitialization if the service has any constructor methods specified. If the referenced interface or one of its parents has attributes specified and one or more of the interfaces <text:s/>com.sun.star.beans.XPropertySet, com.sun.star.beans.XFastPropertySet and com.sun.star.beans.XPropertyAccess are specified the skeleton supports a new property helper which maps the interfaces to the appropriate attribute get/set methods. The property helper is only supported when the option “--propertysetmixin” is used.</text:p>
      <text:p text:style-name="Text_20_body">The -n option specifies in this mode the name of the generated implementation class. A full qualified name (means dotted name as in Java) is translated in a namespace part and the class name where the last part of the name will be class and file name and for each namespace the output is generated in an appropriate sub-directory.</text:p>
      <text:p text:style-name="Text_20_body">The -d and –a options are ignored in this mode.</text:p>
      <text:p text:style-name="Text_20_body">Examples:</text:p>
      <text:p text:style-name="Text_20_body">Generated code for a component implementing accumulation-based service <text:span text:style-name="IDLType">com.sun.star.registry.SimpleRegistry</text:span></text:p>
      <text:p text:style-name="Text_20_body">command:</text:p>
      <text:p text:style-name="Command"><text:user-field-get text:name="TOOLNAME">uno-skeletonmaker</text:user-field-get> -env:UNO_TYPES="<text:a xlink:type="simple" xlink:href="//./">file:///</text:a><text:a xlink:type="simple" xlink:href="../../../temp/types.r">&lt;officeprogrampath&gt;/types.rdb” </text:a>component --cpp -t com.sun.star.registry.SimpleRegistry -n test.MyTestImpl</text:p>
      <text:p text:style-name="Text_20_body">output: test/<text:span text:style-name="T7">MyTestImpl.cxx</text:span></text:p>
      <text:p text:style-name="Code"/>
      <text:p text:style-name="Code">#include "sal/config.h"</text:p>
      <text:p text:style-name="Code">#include "cppuhelper/factory.hxx"</text:p>
      <text:p text:style-name="Code">#include "cppuhelper/implementationentry.hxx"</text:p>
      <text:p text:style-name="Code">#include "cppuhelper/implbase2.hxx"</text:p>
      <text:p text:style-name="Code">#include "com/sun/star/lang/XServiceInfo.hpp"</text:p>
      <text:p text:style-name="Code">#include "com/sun/star/registry/XSimpleRegistry.hpp"</text:p>
      <text:p text:style-name="Code"/>
      <text:p text:style-name="Code"/>
      <text:p text:style-name="Code">// component helper namespace</text:p>
      <text:p text:style-name="Code">namespace test { </text:p>
      <text:p text:style-name="Code"/>
      <text:p text:style-name="Code">namespace css = ::com::sun::star;</text:p>
      <text:p text:style-name="Code"/>
      <text:p text:style-name="Code">// component and service helper functions:</text:p>
      <text:p text:style-name="Code">::rtl::OUString SAL_CALL _getImplementationName();</text:p>
      <text:p text:style-name="Code">css::uno::Sequence&lt; ::rtl::OUString &gt; SAL_CALL _getSupportedServiceNames();</text:p>
      <text:p text:style-name="Code">css::uno::Reference&lt; css::uno::XInterface &gt; SAL_CALL _create( css::uno::Reference&lt; css::uno::XComponentContext &gt; const &amp; context );</text:p>
      <text:p text:style-name="Code"/>
      <text:p text:style-name="Code">} // closing component helper namespace</text:p>
      <text:p text:style-name="Code"/>
      <text:p text:style-name="Code"/>
      <text:p text:style-name="Code"/>
      <text:p text:style-name="Code">/// anonymous implementation namespace</text:p>
      <text:p text:style-name="Code">namespace {</text:p>
      <text:p text:style-name="Code"/>
      <text:p text:style-name="Code">namespace css = ::com::sun::star;</text:p>
      <text:p text:style-name="Code"/>
      <text:p text:style-name="Code">class MyTestImpl:</text:p>
      <text:p text:style-name="Code"><text:s text:c="4"/>public ::cppu::WeakImplHelper2&lt;</text:p>
      <text:p text:style-name="Code"><text:s text:c="8"/>css::lang::XServiceInfo,</text:p>
      <text:p text:style-name="Code"><text:s text:c="8"/>css::registry::XSimpleRegistry&gt;</text:p>
      <text:p text:style-name="Code">{</text:p>
      <text:p text:style-name="Code">public:</text:p>
      <text:p text:style-name="Code"><text:s text:c="4"/>explicit MyTestImpl(css::uno::Reference&lt; css::uno::XComponentContext &gt; const &amp; context);</text:p>
      <text:p text:style-name="Code"/>
      <text:p text:style-name="Code"><text:s text:c="4"/>// ::com::sun::star::lang::XServiceInfo:</text:p>
      <text:p text:style-name="Code"><text:s text:c="4"/>virtual ::rtl::OUString SAL_CALL getImplementationName() throw (css::uno::RuntimeException);</text:p>
      <text:p text:style-name="Code"><text:s text:c="4"/>virtual ::sal_Bool SAL_CALL supportsService(const ::rtl::OUString &amp; ServiceName) throw (css::uno::RuntimeException);</text:p>
      <text:p text:style-name="Code"><text:s text:c="4"/>virtual css::uno::Sequence&lt; ::rtl::OUString &gt; SAL_CALL getSupportedServiceNames() throw (css::uno::RuntimeException);</text:p>
      <text:p text:style-name="Code"/>
      <text:p text:style-name="Code"><text:s text:c="4"/>// ::com::sun::star::registry::XSimpleRegistry:</text:p>
      <text:p text:style-name="Code"><text:s text:c="4"/>virtual ::rtl::OUString SAL_CALL getURL() throw (css::uno::RuntimeException);</text:p>
      <text:p text:style-name="Code"><text:s text:c="4"/>virtual void SAL_CALL open(const ::rtl::OUString &amp; rURL, ::sal_Bool bReadOnly, ::sal_Bool bCreate) throw (css::uno::RuntimeException, css::registry::InvalidRegistryException);</text:p>
      <text:p text:style-name="Code"><text:s text:c="4"/>virtual ::sal_Bool SAL_CALL isValid() throw (css::uno::RuntimeException);</text:p>
      <text:p text:style-name="Code"><text:s text:c="4"/>virtual void SAL_CALL close() throw (css::uno::RuntimeException, css::registry::InvalidRegistryException);</text:p>
      <text:p text:style-name="Code"><text:s text:c="4"/>virtual void SAL_CALL destroy() throw (css::uno::RuntimeException, css::registry::InvalidRegistryException);</text:p>
      <text:p text:style-name="Code"><text:s text:c="4"/>virtual css::uno::Reference&lt; css::registry::XRegistryKey &gt; SAL_CALL getRootKey() throw (css::uno::RuntimeException, css::registry::InvalidRegistryException);</text:p>
      <text:p text:style-name="Code"><text:s text:c="4"/>virtual ::sal_Bool SAL_CALL isReadOnly() throw (css::uno::RuntimeException, css::registry::InvalidRegistryException);</text:p>
      <text:p text:style-name="Code"><text:s text:c="4"/>virtual void SAL_CALL mergeKey(const ::rtl::OUString &amp; aKeyName, const ::rtl::OUString &amp; aUrl) throw (css::uno::RuntimeException, css::registry::InvalidRegistryException, css::registry::MergeConflictException);</text:p>
      <text:p text:style-name="Code"/>
      <text:p text:style-name="Code">private:</text:p>
      <text:p text:style-name="Code"><text:s text:c="4"/>MyTestImpl(MyTestImpl &amp;); // not defined</text:p>
      <text:p text:style-name="Code"><text:s text:c="4"/>void operator =(MyTestImpl &amp;); // not defined</text:p>
      <text:p text:style-name="Code"/>
      <text:p text:style-name="Code"><text:s text:c="4"/>virtual ~MyTestImpl() {}</text:p>
      <text:p text:style-name="Code"/>
      <text:p text:style-name="Code"><text:s text:c="4"/>css::uno::Reference&lt; css::uno::XComponentContext &gt; <text:s/>m_xContext;</text:p>
      <text:p text:style-name="Code">};</text:p>
      <text:p text:style-name="Code"/>
      <text:p text:style-name="Code">MyTestImpl::MyTestImpl(css::uno::Reference&lt; css::uno::XComponentContext &gt; const &amp; context) :</text:p>
      <text:p text:style-name="Code"><text:s text:c="4"/>m_xContext(context)</text:p>
      <text:p text:style-name="Code">{}</text:p>
      <text:p text:style-name="Code"/>
      <text:p text:style-name="Code">// com.sun.star.uno.XServiceInfo:</text:p>
      <text:p text:style-name="Code">::rtl::OUString <text:s/>SAL_CALL MyTestImpl::getImplementationName() throw (css::uno::RuntimeException)</text:p>
      <text:p text:style-name="Code">{</text:p>
      <text:p text:style-name="Code"><text:s text:c="4"/>return ::test::_getImplementationName();</text:p>
      <text:p text:style-name="Code">}</text:p>
      <text:p text:style-name="Code"/>
      <text:p text:style-name="Code">::sal_Bool SAL_CALL MyTestImpl::supportsService(::rtl::OUString const &amp; serviceName) throw (css::uno::RuntimeException)</text:p>
      <text:p text:style-name="Code">{</text:p>
      <text:p text:style-name="Code"><text:s text:c="4"/>css::uno::Sequence&lt; ::rtl::OUString &gt; serviceNames = ::test::_getSupportedServiceNames();</text:p>
      <text:p text:style-name="Code"><text:s text:c="4"/>for (::sal_Int32 i = 0; i &lt; serviceNames.getLength(); ++i) {</text:p>
      <text:p text:style-name="Code"><text:s text:c="8"/>if (serviceNames[i] == serviceName)</text:p>
      <text:p text:style-name="Code"><text:s text:c="12"/>return sal_True;</text:p>
      <text:p text:style-name="Code"><text:s text:c="4"/>}</text:p>
      <text:p text:style-name="Code"><text:s text:c="4"/>return sal_False;</text:p>
      <text:p text:style-name="Code">}</text:p>
      <text:p text:style-name="Code"/>
      <text:p text:style-name="Code">css::uno::Sequence&lt; ::rtl::OUString &gt; <text:s/>SAL_CALL MyTestImpl::getSupportedServiceNames() throw (css::uno::RuntimeException)</text:p>
      <text:p text:style-name="Code">{</text:p>
      <text:p text:style-name="Code"><text:s text:c="4"/>return ::test::_getSupportedServiceNames();</text:p>
      <text:p text:style-name="Code">}</text:p>
      <text:p text:style-name="Code"/>
      <text:p text:style-name="Code">// ::com::sun::star::registry::XSimpleRegistry:</text:p>
      <text:p text:style-name="Code">::rtl::OUString SAL_CALL MyTestImpl::getURL() throw (css::uno::RuntimeException)</text:p>
      <text:p text:style-name="Code">{</text:p>
      <text:p text:style-name="Code"><text:s text:c="4"/>// TODO !!!</text:p>
      <text:p text:style-name="Code"><text:s text:c="4"/>// Exchange the default return implementation.</text:p>
      <text:p text:style-name="Code"><text:s text:c="4"/>// NOTE: Default initialized polymorphic structs can cause problems because of</text:p>
      <text:p text:style-name="Code"><text:s text:c="4"/>// missing default initialization of primitive types of some C++ compilers or</text:p>
      <text:p text:style-name="Code"><text:s text:c="4"/>// different Any initialization in Java and C++ polymorphic structs.</text:p>
      <text:p text:style-name="Code"><text:s text:c="4"/>return ::rtl::OUString();</text:p>
      <text:p text:style-name="Code">}</text:p>
      <text:p text:style-name="Code"/>
      <text:p text:style-name="Code">void SAL_CALL MyTestImpl::open(const ::rtl::OUString &amp; rURL, ::sal_Bool bReadOnly, ::sal_Bool bCreate) throw (css::uno::RuntimeException, css::registry::InvalidRegistryException)</text:p>
      <text:p text:style-name="Code">{</text:p>
      <text:p text:style-name="Code"><text:s text:c="4"/>// TODO !!!</text:p>
      <text:p text:style-name="Code"><text:s text:c="4"/>// Insert your implementation here.</text:p>
      <text:p text:style-name="Code">}</text:p>
      <text:p text:style-name="Code"/>
      <text:p text:style-name="Code">::sal_Bool SAL_CALL MyTestImpl::isValid() throw (css::uno::RuntimeException)</text:p>
      <text:p text:style-name="Code">{</text:p>
      <text:p text:style-name="Code"><text:s text:c="4"/>// TODO !!!</text:p>
      <text:p text:style-name="Code"><text:s text:c="4"/>// Exchange the default return implementation.</text:p>
      <text:p text:style-name="Code"><text:s text:c="4"/>// NOTE: Default initialized polymorphic structs can cause problems because of</text:p>
      <text:p text:style-name="Code"><text:s text:c="4"/>// missing default initialization of primitive types of some C++ compilers or</text:p>
      <text:p text:style-name="Code"><text:s text:c="4"/>// different Any initialization in Java and C++ polymorphic structs.</text:p>
      <text:p text:style-name="Code"><text:s text:c="4"/>return sal_False;</text:p>
      <text:p text:style-name="Code">}</text:p>
      <text:p text:style-name="Code"/>
      <text:p text:style-name="Code">void SAL_CALL MyTestImpl::close() throw (css::uno::RuntimeException, css::registry::InvalidRegistryException)</text:p>
      <text:p text:style-name="Code">{</text:p>
      <text:p text:style-name="Code"><text:s text:c="4"/>// TODO !!!</text:p>
      <text:p text:style-name="Code"><text:s text:c="4"/>// Insert your implementation here.</text:p>
      <text:p text:style-name="Code">}</text:p>
      <text:p text:style-name="Code"/>
      <text:p text:style-name="Code">void SAL_CALL MyTestImpl::destroy() throw (css::uno::RuntimeException, css::registry::InvalidRegistryException)</text:p>
      <text:p text:style-name="Code">{</text:p>
      <text:p text:style-name="Code"><text:s text:c="4"/>// TODO !!!</text:p>
      <text:p text:style-name="Code"><text:s text:c="4"/>// Insert your implementation here.</text:p>
      <text:p text:style-name="Code">}</text:p>
      <text:p text:style-name="Code"/>
      <text:p text:style-name="Code">css::uno::Reference&lt; css::registry::XRegistryKey &gt; SAL_CALL MyTestImpl::getRootKey() throw (css::uno::RuntimeException, css::registry::InvalidRegistryException)</text:p>
      <text:p text:style-name="Code">{</text:p>
      <text:p text:style-name="Code"><text:s text:c="4"/>// TODO !!!</text:p>
      <text:p text:style-name="Code"><text:s text:c="4"/>// Exchange the default return implementation.</text:p>
      <text:p text:style-name="Code"><text:s text:c="4"/>// NOTE: Default initialized polymorphic structs can cause problems because of</text:p>
      <text:p text:style-name="Code"><text:s text:c="4"/>// missing default initialization of primitive types of some C++ compilers or</text:p>
      <text:p text:style-name="Code"><text:s text:c="4"/>// different Any initialization in Java and C++ polymorphic structs.</text:p>
      <text:p text:style-name="Code"><text:s text:c="4"/>return css::uno::Reference&lt; css::registry::XRegistryKey &gt;();</text:p>
      <text:p text:style-name="Code">}</text:p>
      <text:p text:style-name="Code"/>
      <text:p text:style-name="Code">::sal_Bool SAL_CALL MyTestImpl::isReadOnly() throw (css::uno::RuntimeException, css::registry::InvalidRegistryException)</text:p>
      <text:p text:style-name="Code">{</text:p>
      <text:p text:style-name="Code"><text:s text:c="4"/>// TODO !!!</text:p>
      <text:p text:style-name="Code"><text:s text:c="4"/>// Exchange the default return implementation.</text:p>
      <text:p text:style-name="Code"><text:s text:c="4"/>// NOTE: Default initialized polymorphic structs can cause problems because of</text:p>
      <text:p text:style-name="Code"><text:s text:c="4"/>// missing default initialization of primitive types of some C++ compilers or</text:p>
      <text:p text:style-name="Code"><text:s text:c="4"/>// different Any initialization in Java and C++ polymorphic structs.</text:p>
      <text:p text:style-name="Code"><text:s text:c="4"/>return sal_False;</text:p>
      <text:p text:style-name="Code">}</text:p>
      <text:p text:style-name="Code"/>
      <text:p text:style-name="Code">void SAL_CALL MyTestImpl::mergeKey(const ::rtl::OUString &amp; aKeyName, const ::rtl::OUString &amp; aUrl) throw (css::uno::RuntimeException, css::registry::InvalidRegistryException, css::registry::MergeConflictException)</text:p>
      <text:p text:style-name="Code">{</text:p>
      <text:p text:style-name="Code"><text:s text:c="4"/>// TODO !!!</text:p>
      <text:p text:style-name="Code"><text:s text:c="4"/>// Insert your implementation here.</text:p>
      <text:p text:style-name="Code">}</text:p>
      <text:p text:style-name="Code"/>
      <text:p text:style-name="Code">} // closing anonymous implementation namespace</text:p>
      <text:p text:style-name="Code"/>
      <text:p text:style-name="Code"/>
      <text:p text:style-name="Code"/>
      <text:p text:style-name="Code">// component helper namespace</text:p>
      <text:p text:style-name="Code">namespace test { </text:p>
      <text:p text:style-name="Code"/>
      <text:p text:style-name="Code">::rtl::OUString SAL_CALL _getImplementationName() {</text:p>
      <text:p text:style-name="Code"><text:s text:c="4"/>return ::rtl::OUString(RTL_CONSTASCII_USTRINGPARAM(</text:p>
      <text:p text:style-name="Code"><text:s text:c="8"/>"test.MyTestImpl"));</text:p>
      <text:p text:style-name="Code">}</text:p>
      <text:p text:style-name="Code"/>
      <text:p text:style-name="Code">css::uno::Sequence&lt; ::rtl::OUString &gt; SAL_CALL _getSupportedServiceNames()</text:p>
      <text:p text:style-name="Code">{</text:p>
      <text:p text:style-name="Code"><text:s text:c="4"/>css::uno::Sequence&lt; ::rtl::OUString &gt; s(1);</text:p>
      <text:p text:style-name="Code"><text:s text:c="4"/>s[0] = ::rtl::OUString(RTL_CONSTASCII_USTRINGPARAM(</text:p>
      <text:p text:style-name="Code"><text:s text:c="8"/>"com.sun.star.registry.SimpleRegistry"));</text:p>
      <text:p text:style-name="Code"><text:s text:c="4"/>return s;</text:p>
      <text:p text:style-name="Code">}</text:p>
      <text:p text:style-name="Code"/>
      <text:p text:style-name="Code">css::uno::Reference&lt; css::uno::XInterface &gt; SAL_CALL _create(</text:p>
      <text:p text:style-name="Code"><text:s text:c="4"/>const css::uno::Reference&lt; css::uno::XComponentContext &gt; &amp; context)</text:p>
      <text:p text:style-name="Code"><text:s text:c="8"/>SAL_THROW((css::uno::Exception))</text:p>
      <text:p text:style-name="Code">{</text:p>
      <text:p text:style-name="Code"><text:s text:c="4"/>return static_cast&lt; ::cppu::OWeakObject * &gt;(new MyTestImpl(context));</text:p>
      <text:p text:style-name="Code">}</text:p>
      <text:p text:style-name="Code"/>
      <text:p text:style-name="Code">} // closing component helper namespace</text:p>
      <text:p text:style-name="Code"/>
      <text:p text:style-name="Code">static ::cppu::ImplementationEntry const entries[] = {</text:p>
      <text:p text:style-name="Code"><text:s text:c="4"/>{ &amp;::test::_create,</text:p>
      <text:p text:style-name="Code"><text:s text:c="6"/>&amp;::test::_getImplementationName,</text:p>
      <text:p text:style-name="Code"><text:s text:c="6"/>&amp;::test::_getSupportedServiceNames,</text:p>
      <text:p text:style-name="Code"><text:s text:c="6"/>&amp;::cppu::createSingleComponentFactory, 0, 0 },</text:p>
      <text:p text:style-name="Code"><text:s text:c="4"/>{ 0, 0, 0, 0, 0, 0 }</text:p>
      <text:p text:style-name="Code">};</text:p>
      <text:p text:style-name="Code"/>
      <text:p text:style-name="Code">extern "C" void SAL_CALL component_getImplementationEnvironment(</text:p>
      <text:p text:style-name="Code"><text:s text:c="4"/>const char ** envTypeName, uno_Environment **)</text:p>
      <text:p text:style-name="Code">{</text:p>
      <text:p text:style-name="Code"><text:s text:c="4"/>*envTypeName = CPPU_CURRENT_LANGUAGE_BINDING_NAME;</text:p>
      <text:p text:style-name="Code">}</text:p>
      <text:p text:style-name="Code"/>
      <text:p text:style-name="Code">extern "C" void * SAL_CALL component_getFactory(</text:p>
      <text:p text:style-name="Code"><text:s text:c="4"/>const char * implName, void * serviceManager, void * registryKey)</text:p>
      <text:p text:style-name="Code">{</text:p>
      <text:p text:style-name="Code"><text:s text:c="4"/>return ::cppu::component_getFactoryHelper(</text:p>
      <text:p text:style-name="Code"><text:s text:c="8"/>implName, serviceManager, registryKey, entries);</text:p>
      <text:p text:style-name="Code">}</text:p>
      <text:p text:style-name="Code"/>
      <text:p text:style-name="Code">extern "C" sal_Bool SAL_CALL component_writeInfo(</text:p>
      <text:p text:style-name="Code"><text:s text:c="4"/>void * serviceManager, void * registryKey)</text:p>
      <text:p text:style-name="Code">{</text:p>
      <text:p text:style-name="Code"><text:s text:c="4"/>return ::cppu::component_writeInfoHelper(serviceManager, registryKey, entries);</text:p>
      <text:p text:style-name="Code">}</text:p>
      <text:p text:style-name="Code"/>
      <text:p text:style-name="Text_20_body">Generated code for a component implementing single-inheritance-based service <text:span text:style-name="IDLType">com.sun.star.uri.UriReferenceFactory</text:span></text:p>
      <text:p text:style-name="Text_20_body">command:</text:p>
      <text:p text:style-name="Command"><text:user-field-get text:name="TOOLNAME">uno-skeletonmaker</text:user-field-get> -env:UNO_TYPES="<text:a xlink:type="simple" xlink:href="//./">file:///</text:a><text:a xlink:type="simple" xlink:href="../../../temp/types.r">&lt;officeprogrampath&gt;/types.rdb” </text:a>component --cpp -t com.sun.star.uri.UriReferenceFactory -n test.MyUriImpl</text:p>
      <text:p text:style-name="Text_20_body">output: test/<text:span text:style-name="T7">MyUriImpl.cxx</text:span></text:p>
      <text:p text:style-name="Code"/>
      <text:p text:style-name="Code">#include "sal/config.h"</text:p>
      <text:p text:style-name="Code">#include "cppuhelper/factory.hxx"</text:p>
      <text:p text:style-name="Code">#include "cppuhelper/implementationentry.hxx"</text:p>
      <text:p text:style-name="Code">#include "cppuhelper/implbase2.hxx"</text:p>
      <text:p text:style-name="Code">#include "com/sun/star/lang/XServiceInfo.hpp"</text:p>
      <text:p text:style-name="Code">#include "com/sun/star/uri/XUriReferenceFactory.hpp"</text:p>
      <text:p text:style-name="Code"/>
      <text:p text:style-name="Code"/>
      <text:p text:style-name="Code">// component helper namespace</text:p>
      <text:p text:style-name="Code">namespace test { </text:p>
      <text:p text:style-name="Code"/>
      <text:p text:style-name="Code">namespace css = ::com::sun::star;</text:p>
      <text:p text:style-name="Code"/>
      <text:p text:style-name="Code">// component and service helper functions:</text:p>
      <text:p text:style-name="Code">::rtl::OUString SAL_CALL _getImplementationName();</text:p>
      <text:p text:style-name="Code">css::uno::Sequence&lt; ::rtl::OUString &gt; SAL_CALL _getSupportedServiceNames();</text:p>
      <text:p text:style-name="Code">css::uno::Reference&lt; css::uno::XInterface &gt; SAL_CALL _create( css::uno::Reference&lt; css::uno::XComponentContext &gt; const &amp; context );</text:p>
      <text:p text:style-name="Code"/>
      <text:p text:style-name="Code">} // closing component helper namespace</text:p>
      <text:p text:style-name="Code"/>
      <text:p text:style-name="Code"/>
      <text:p text:style-name="Code"/>
      <text:p text:style-name="Code">/// anonymous implementation namespace</text:p>
      <text:p text:style-name="Code">namespace {</text:p>
      <text:p text:style-name="Code"/>
      <text:p text:style-name="Code">namespace css = ::com::sun::star;</text:p>
      <text:p text:style-name="Code"/>
      <text:p text:style-name="Code">class MyUriImpl:</text:p>
      <text:p text:style-name="Code"><text:s text:c="4"/>public ::cppu::WeakImplHelper2&lt;</text:p>
      <text:p text:style-name="Code"><text:s text:c="8"/>css::lang::XServiceInfo,</text:p>
      <text:p text:style-name="Code"><text:s text:c="8"/>css::uri::XUriReferenceFactory&gt;</text:p>
      <text:p text:style-name="Code">{</text:p>
      <text:p text:style-name="Code">public:</text:p>
      <text:p text:style-name="Code"><text:s text:c="4"/>explicit MyUriImpl(css::uno::Reference&lt; css::uno::XComponentContext &gt; const &amp; context);</text:p>
      <text:p text:style-name="Code"/>
      <text:p text:style-name="Code"><text:s text:c="4"/>// ::com::sun::star::lang::XServiceInfo:</text:p>
      <text:p text:style-name="Code"><text:s text:c="4"/>virtual ::rtl::OUString SAL_CALL getImplementationName() throw (css::uno::RuntimeException);</text:p>
      <text:p text:style-name="Code"><text:s text:c="4"/>virtual ::sal_Bool SAL_CALL supportsService(const ::rtl::OUString &amp; ServiceName) throw (css::uno::RuntimeException);</text:p>
      <text:p text:style-name="Code"><text:s text:c="4"/>virtual css::uno::Sequence&lt; ::rtl::OUString &gt; SAL_CALL getSupportedServiceNames() throw (css::uno::RuntimeException);</text:p>
      <text:p text:style-name="Code"/>
      <text:p text:style-name="Code"><text:s text:c="4"/>// ::com::sun::star::uri::XUriReferenceFactory:</text:p>
      <text:p text:style-name="Code"><text:s text:c="4"/>virtual css::uno::Reference&lt; css::uri::XUriReference &gt; SAL_CALL parse(const ::rtl::OUString &amp; uriReference) throw (css::uno::RuntimeException);</text:p>
      <text:p text:style-name="Code"><text:s text:c="4"/>virtual css::uno::Reference&lt; css::uri::XUriReference &gt; SAL_CALL makeAbsolute(const css::uno::Reference&lt; css::uri::XUriReference &gt; &amp; baseUriReference, const css::uno::Reference&lt; css::uri::XUriReference &gt; &amp; uriReference, ::sal_Bool processSpecialBaseSegments, css::uri::RelativeUriExcessParentSegments excessParentSegments) throw (css::uno::RuntimeException);</text:p>
      <text:p text:style-name="Code"><text:s text:c="4"/>virtual css::uno::Reference&lt; css::uri::XUriReference &gt; SAL_CALL makeRelative(const css::uno::Reference&lt; css::uri::XUriReference &gt; &amp; baseUriReference, const css::uno::Reference&lt; css::uri::XUriReference &gt; &amp; uriReference, ::sal_Bool preferAuthorityOverRelativePath, ::sal_Bool preferAbsoluteOverRelativePath, ::sal_Bool encodeRetainedSpecialSegments) throw (css::uno::RuntimeException);</text:p>
      <text:p text:style-name="Code"/>
      <text:p text:style-name="Code">private:</text:p>
      <text:p text:style-name="Code"><text:s text:c="4"/>MyUriImpl(MyUriImpl &amp;); // not defined</text:p>
      <text:p text:style-name="Code"><text:s text:c="4"/>void operator =(MyUriImpl &amp;); // not defined</text:p>
      <text:p text:style-name="Code"/>
      <text:p text:style-name="Code"><text:s text:c="4"/>virtual ~MyUriImpl() {}</text:p>
      <text:p text:style-name="Code"/>
      <text:p text:style-name="Code"><text:s text:c="4"/>css::uno::Reference&lt; css::uno::XComponentContext &gt; <text:s/>m_xContext;</text:p>
      <text:p text:style-name="Code">};</text:p>
      <text:p text:style-name="Code"/>
      <text:p text:style-name="Code">MyUriImpl::MyUriImpl(css::uno::Reference&lt; css::uno::XComponentContext &gt; const &amp; context) :</text:p>
      <text:p text:style-name="Code"><text:s text:c="4"/>m_xContext(context)</text:p>
      <text:p text:style-name="Code">{}</text:p>
      <text:p text:style-name="Code"/>
      <text:p text:style-name="Code">// com.sun.star.uno.XServiceInfo:</text:p>
      <text:p text:style-name="Code">::rtl::OUString <text:s/>SAL_CALL MyUriImpl::getImplementationName() throw (css::uno::RuntimeException)</text:p>
      <text:p text:style-name="Code">{</text:p>
      <text:p text:style-name="Code"><text:s text:c="4"/>return ::test::_getImplementationName();</text:p>
      <text:p text:style-name="Code">}</text:p>
      <text:p text:style-name="Code"/>
      <text:p text:style-name="Code">::sal_Bool SAL_CALL MyUriImpl::supportsService(::rtl::OUString const &amp; serviceName) throw (css::uno::RuntimeException)</text:p>
      <text:p text:style-name="Code">{</text:p>
      <text:p text:style-name="Code"><text:s text:c="4"/>css::uno::Sequence&lt; ::rtl::OUString &gt; serviceNames = ::test::_getSupportedServiceNames();</text:p>
      <text:p text:style-name="Code"><text:s text:c="4"/>for (::sal_Int32 i = 0; i &lt; serviceNames.getLength(); ++i) {</text:p>
      <text:p text:style-name="Code"><text:s text:c="8"/>if (serviceNames[i] == serviceName)</text:p>
      <text:p text:style-name="Code"><text:s text:c="12"/>return sal_True;</text:p>
      <text:p text:style-name="Code"><text:s text:c="4"/>}</text:p>
      <text:p text:style-name="Code"><text:s text:c="4"/>return sal_False;</text:p>
      <text:p text:style-name="Code">}</text:p>
      <text:p text:style-name="Code"/>
      <text:p text:style-name="Code">css::uno::Sequence&lt; ::rtl::OUString &gt; <text:s/>SAL_CALL MyUriImpl::getSupportedServiceNames() throw (css::uno::RuntimeException)</text:p>
      <text:p text:style-name="Code">{</text:p>
      <text:p text:style-name="Code"><text:s text:c="4"/>return ::test::_getSupportedServiceNames();</text:p>
      <text:p text:style-name="Code">}</text:p>
      <text:p text:style-name="Code"/>
      <text:p text:style-name="Code">// ::com::sun::star::uri::XUriReferenceFactory:</text:p>
      <text:p text:style-name="Code">css::uno::Reference&lt; css::uri::XUriReference &gt; SAL_CALL MyUriImpl::parse(const ::rtl::OUString &amp; uriReference) throw (css::uno::RuntimeException)</text:p>
      <text:p text:style-name="Code">{</text:p>
      <text:p text:style-name="Code"><text:s text:c="4"/>// TODO !!!</text:p>
      <text:p text:style-name="Code"><text:s text:c="4"/>// Exchange the default return implementation.</text:p>
      <text:p text:style-name="Code"><text:s text:c="4"/>// NOTE: Default initialized polymorphic structs can cause problems because of</text:p>
      <text:p text:style-name="Code"><text:s text:c="4"/>// missing default initialization of primitive types of some C++ compilers or</text:p>
      <text:p text:style-name="Code"><text:s text:c="4"/>// different Any initialization in Java and C++ polymorphic structs.</text:p>
      <text:p text:style-name="Code"><text:s text:c="4"/>return css::uno::Reference&lt; css::uri::XUriReference &gt;();</text:p>
      <text:p text:style-name="Code">}</text:p>
      <text:p text:style-name="Code"/>
      <text:p text:style-name="Code">css::uno::Reference&lt; css::uri::XUriReference &gt; SAL_CALL MyUriImpl::makeAbsolute(const css::uno::Reference&lt; css::uri::XUriReference &gt; &amp; baseUriReference, const css::uno::Reference&lt; css::uri::XUriReference &gt; &amp; uriReference, ::sal_Bool processSpecialBaseSegments, css::uri::RelativeUriExcessParentSegments excessParentSegments) throw (css::uno::RuntimeException)</text:p>
      <text:p text:style-name="Code">{</text:p>
      <text:p text:style-name="Code"><text:s text:c="4"/>// TODO !!!</text:p>
      <text:p text:style-name="Code"><text:s text:c="4"/>// Exchange the default return implementation.</text:p>
      <text:p text:style-name="Code"><text:s text:c="4"/>// NOTE: Default initialized polymorphic structs can cause problems because of</text:p>
      <text:p text:style-name="Code"><text:s text:c="4"/>// missing default initialization of primitive types of some C++ compilers or</text:p>
      <text:p text:style-name="Code"><text:s text:c="4"/>// different Any initialization in Java and C++ polymorphic structs.</text:p>
      <text:p text:style-name="Code"><text:s text:c="4"/>return css::uno::Reference&lt; css::uri::XUriReference &gt;();</text:p>
      <text:p text:style-name="Code">}</text:p>
      <text:p text:style-name="Code"/>
      <text:p text:style-name="Code">css::uno::Reference&lt; css::uri::XUriReference &gt; SAL_CALL MyUriImpl::makeRelative(const css::uno::Reference&lt; css::uri::XUriReference &gt; &amp; baseUriReference, const css::uno::Reference&lt; css::uri::XUriReference &gt; &amp; uriReference, ::sal_Bool preferAuthorityOverRelativePath, ::sal_Bool preferAbsoluteOverRelativePath, ::sal_Bool encodeRetainedSpecialSegments) throw (css::uno::RuntimeException)</text:p>
      <text:p text:style-name="Code">{</text:p>
      <text:p text:style-name="Code"><text:s text:c="4"/>// TODO !!!</text:p>
      <text:p text:style-name="Code"><text:s text:c="4"/>// Exchange the default return implementation.</text:p>
      <text:p text:style-name="Code"><text:s text:c="4"/>// NOTE: Default initialized polymorphic structs can cause problems because of</text:p>
      <text:p text:style-name="Code"><text:s text:c="4"/>// missing default initialization of primitive types of some C++ compilers or</text:p>
      <text:p text:style-name="Code"><text:s text:c="4"/>// different Any initialization in Java and C++ polymorphic structs.</text:p>
      <text:p text:style-name="Code"><text:s text:c="4"/>return css::uno::Reference&lt; css::uri::XUriReference &gt;();</text:p>
      <text:p text:style-name="Code">}</text:p>
      <text:p text:style-name="Code"/>
      <text:p text:style-name="Code">} // closing anonymous implementation namespace</text:p>
      <text:p text:style-name="Code"/>
      <text:p text:style-name="Code"/>
      <text:p text:style-name="Code"/>
      <text:p text:style-name="Code">// component helper namespace</text:p>
      <text:p text:style-name="Code">namespace test { </text:p>
      <text:p text:style-name="Code"/>
      <text:p text:style-name="Code">::rtl::OUString SAL_CALL _getImplementationName() {</text:p>
      <text:p text:style-name="Code"><text:s text:c="4"/>return ::rtl::OUString(RTL_CONSTASCII_USTRINGPARAM(</text:p>
      <text:p text:style-name="Code"><text:s text:c="8"/>"test.MyUriImpl"));</text:p>
      <text:p text:style-name="Code">}</text:p>
      <text:p text:style-name="Code"/>
      <text:p text:style-name="Code">css::uno::Sequence&lt; ::rtl::OUString &gt; SAL_CALL _getSupportedServiceNames()</text:p>
      <text:p text:style-name="Code">{</text:p>
      <text:p text:style-name="Code"><text:s text:c="4"/>css::uno::Sequence&lt; ::rtl::OUString &gt; s(1);</text:p>
      <text:p text:style-name="Code"><text:s text:c="4"/>s[0] = ::rtl::OUString(RTL_CONSTASCII_USTRINGPARAM(</text:p>
      <text:p text:style-name="Code"><text:s text:c="8"/>"com.sun.star.uri.UriReferenceFactory"));</text:p>
      <text:p text:style-name="Code"><text:s text:c="4"/>return s;</text:p>
      <text:p text:style-name="Code">}</text:p>
      <text:p text:style-name="Code"/>
      <text:p text:style-name="Code">css::uno::Reference&lt; css::uno::XInterface &gt; SAL_CALL _create(</text:p>
      <text:p text:style-name="Code"><text:s text:c="4"/>const css::uno::Reference&lt; css::uno::XComponentContext &gt; &amp; context)</text:p>
      <text:p text:style-name="Code"><text:s text:c="8"/>SAL_THROW((css::uno::Exception))</text:p>
      <text:p text:style-name="Code">{</text:p>
      <text:p text:style-name="Code"><text:s text:c="4"/>return static_cast&lt; ::cppu::OWeakObject * &gt;(new MyUriImpl(context));</text:p>
      <text:p text:style-name="Code">}</text:p>
      <text:p text:style-name="Code"/>
      <text:p text:style-name="Code">} // closing component helper namespace</text:p>
      <text:p text:style-name="Code"/>
      <text:p text:style-name="Code">static ::cppu::ImplementationEntry const entries[] = {</text:p>
      <text:p text:style-name="Code"><text:s text:c="4"/>{ &amp;::test::_create,</text:p>
      <text:p text:style-name="Code"><text:s text:c="6"/>&amp;::test::_getImplementationName,</text:p>
      <text:p text:style-name="Code"><text:s text:c="6"/>&amp;::test::_getSupportedServiceNames,</text:p>
      <text:p text:style-name="Code"><text:s text:c="6"/>&amp;::cppu::createSingleComponentFactory, 0, 0 },</text:p>
      <text:p text:style-name="Code"><text:s text:c="4"/>{ 0, 0, 0, 0, 0, 0 }</text:p>
      <text:p text:style-name="Code">};</text:p>
      <text:p text:style-name="Code"/>
      <text:p text:style-name="Code">extern "C" void SAL_CALL component_getImplementationEnvironment(</text:p>
      <text:p text:style-name="Code"><text:s text:c="4"/>const char ** envTypeName, uno_Environment **)</text:p>
      <text:p text:style-name="Code">{</text:p>
      <text:p text:style-name="Code"><text:s text:c="4"/>*envTypeName = CPPU_CURRENT_LANGUAGE_BINDING_NAME;</text:p>
      <text:p text:style-name="Code">}</text:p>
      <text:p text:style-name="Code"/>
      <text:p text:style-name="Code">extern "C" void * SAL_CALL component_getFactory(</text:p>
      <text:p text:style-name="Code"><text:s text:c="4"/>const char * implName, void * serviceManager, void * registryKey)</text:p>
      <text:p text:style-name="Code">{</text:p>
      <text:p text:style-name="Code"><text:s text:c="4"/>return ::cppu::component_getFactoryHelper(</text:p>
      <text:p text:style-name="Code"><text:s text:c="8"/>implName, serviceManager, registryKey, entries);</text:p>
      <text:p text:style-name="Code">}</text:p>
      <text:p text:style-name="Code"/>
      <text:p text:style-name="Code">extern "C" sal_Bool SAL_CALL component_writeInfo(</text:p>
      <text:p text:style-name="Code"><text:s text:c="4"/>void * serviceManager, void * registryKey)</text:p>
      <text:p text:style-name="Code">{</text:p>
      <text:p text:style-name="Code"><text:s text:c="4"/>return ::cppu::component_writeInfoHelper(serviceManager, registryKey, entries);</text:p>
      <text:p text:style-name="Code">}</text:p>
      <text:p text:style-name="Code"/>
      <text:h text:style-name="Heading_20_3" text:outline-level="3">Code Generation for „calc-add-in“ mode and C++</text:h>
      <text:p text:style-name="Text_20_body">In the calc-add-in mode the <text:user-field-get text:name="TOOLNAME">uno-skeletonmaker</text:user-field-get> generates specific code for a Calc Add-In component. That means the tools requires as input an Add-In service type (new style service) referencing an interface which defines the Calc Add-In functions. The tool will check all parameter and return types if they are valid Add-In types because Add-In allows only a subset of all possible IDL types. Internally the tool added the com.sun.star.sheet.AddIn service because this is currently a precondition for Add-In components but this will be changed in the future when the specified functionality is mapped to configuration files. But the generated code already maps some functionality on configuration files, that means the generated component will only work when an appropriate xcu file is deployed in the same UNO package. Using the configuration files allows the multi language support for example for displaynames of the Add-In functions.</text:p>
      <text:p text:style-name="Text_20_body">The generated code implements all necessary Add-In specific interfaces and the user has to implement his own new Add-In functions only. </text:p>
      <text:p text:style-name="Text_20_body">Example:</text:p>
      <text:p text:style-name="Text_20_body">Generated code for a component implementing the add-in service <text:span text:style-name="IDLType">org.openoffice.sheet.addin.TestCalcAddIn </text:span>where the related IDL type definitions looks like:</text:p>
      <text:p text:style-name="Code"><text:span text:style-name="T8">module org { module openoffice { module sheet { module addin {</text:span></text:p>
      <text:p text:style-name="Code"><text:span text:style-name="T8"><text:s text:c="4"/>service TestCalcAddIn : XTestCalcAddIn;</text:span></text:p>
      <text:p text:style-name="Code"><text:span text:style-name="T8">}; }; }; };</text:span></text:p>
      <text:p text:style-name="Code"><text:span text:style-name="IDLType"/></text:p>
      <text:p text:style-name="Code"><text:span text:style-name="T8">module org { module openoffice { module sheet { module addin {</text:span></text:p>
      <text:p text:style-name="Code"><text:span text:style-name="T8"><text:s text:c="4"/>interface XTestCalcAddIn {</text:span></text:p>
      <text:p text:style-name="Code"><text:span text:style-name="T8"/></text:p>
      <text:p text:style-name="Code"><text:span text:style-name="T8"><text:s text:c="8"/>/// used to set an add-in locale for formatting reasons for example </text:span></text:p>
      <text:p text:style-name="Code"><text:span text:style-name="T8"><text:s text:c="8"/>[optional] interface ::com::sun::star::lang::XLocalizable;</text:span></text:p>
      <text:p text:style-name="Code"><text:span text:style-name="T8"><text:s text:c="8"/></text:span></text:p>
      <text:p text:style-name="Code"><text:span text:style-name="T8"><text:s text:c="8"/>long redouble(</text:span></text:p>
      <text:p text:style-name="Code"><text:span text:style-name="T8"><text:s text:c="12"/>[in] long nValue);</text:span></text:p>
      <text:p text:style-name="Code"><text:span text:style-name="T8"/></text:p>
      <text:p text:style-name="Code"><text:span text:style-name="T8"><text:s text:c="8"/>com::sun::star::sheet::XVolatileResult randomizer(</text:span></text:p>
      <text:p text:style-name="Code"><text:span text:style-name="T8"><text:s text:c="12"/>[in] long nOrientation,</text:span></text:p>
      <text:p text:style-name="Code"><text:span text:style-name="T8"><text:s text:c="12"/>[in] long nMin,</text:span></text:p>
      <text:p text:style-name="Code"><text:span text:style-name="T8"><text:s text:c="12"/>[in] long nMax );</text:span></text:p>
      <text:p text:style-name="Code"><text:span text:style-name="T8"><text:s text:c="4"/>};</text:span></text:p>
      <text:p text:style-name="Code"><text:span text:style-name="T8">}; }; }; };</text:span></text:p>
      <text:p text:style-name="Text_20_body">command:</text:p>
      <text:p text:style-name="Command">uno-skeletonmaker.exe -env:UNO_TYPES="<text:a xlink:type="simple" xlink:href="//./">file:///</text:a><text:a xlink:type="simple" xlink:href="../../../temp/types.r">&lt;officeprogrampath&gt;/types.rdb c</text:a>alc-add-in --cpp -l &lt;user_types_rdb&gt; -torg.openoffice.sheet.addin.TestCalcAddIn -n test.TestCalcAddInImpl</text:p>
      <text:p text:style-name="Text_20_body">output: test/<text:span text:style-name="T7">TestCalcAddInImpl.cxx</text:span></text:p>
      <text:p text:style-name="Text_20_body">The red marked method bodies mark the methods which have to be implemented by the user only.</text:p>
      <text:p text:style-name="Code"/>
      <text:p text:style-name="Code">#include "sal/config.h"</text:p>
      <text:p text:style-name="Code">#include "cppuhelper/factory.hxx"</text:p>
      <text:p text:style-name="Code">#include "cppuhelper/implementationentry.hxx"</text:p>
      <text:p text:style-name="Code">#include "cppuhelper/implbase5.hxx"</text:p>
      <text:p text:style-name="Code">#include "com/sun/star/lang/XServiceInfo.hpp"</text:p>
      <text:p text:style-name="Code">#include "com/sun/star/sheet/XCompatibilityNames.hpp"</text:p>
      <text:p text:style-name="Code">#include "org/openoffice/sheet/addin/XTestCalcAddIn.hpp"</text:p>
      <text:p text:style-name="Code">#include "com/sun/star/sheet/XAddIn.hpp"</text:p>
      <text:p text:style-name="Code">#include "com/sun/star/lang/XServiceName.hpp"</text:p>
      <text:p text:style-name="Code">#include "com/sun/star/beans/PropertyValue.hpp"</text:p>
      <text:p text:style-name="Code">#include "com/sun/star/beans/XPropertySet.hpp"</text:p>
      <text:p text:style-name="Code">#include "com/sun/star/container/XNameAccess.hpp"</text:p>
      <text:p text:style-name="Code">#include "com/sun/star/container/XHierarchicalNameAccess.hpp"</text:p>
      <text:p text:style-name="Code"/>
      <text:p text:style-name="Code">#include "rtl/ustrbuf.hxx"</text:p>
      <text:p text:style-name="Code"/>
      <text:p text:style-name="Code">#include &lt;hash_map&gt;</text:p>
      <text:p text:style-name="Code">#include &lt;set&gt;</text:p>
      <text:p text:style-name="Code"/>
      <text:p text:style-name="Code"/>
      <text:p text:style-name="Code">// component helper namespace</text:p>
      <text:p text:style-name="Code">namespace test { </text:p>
      <text:p text:style-name="Code"/>
      <text:p text:style-name="Code">namespace css = ::com::sun::star;</text:p>
      <text:p text:style-name="Code"/>
      <text:p text:style-name="Code">// component and service helper functions:</text:p>
      <text:p text:style-name="Code">::rtl::OUString SAL_CALL _getImplementationName();</text:p>
      <text:p text:style-name="Code">css::uno::Sequence&lt; ::rtl::OUString &gt; SAL_CALL _getSupportedServiceNames();</text:p>
      <text:p text:style-name="Code">css::uno::Reference&lt; css::uno::XInterface &gt; SAL_CALL _create( css::uno::Reference&lt; css::uno::XComponentContext &gt; const &amp; context );</text:p>
      <text:p text:style-name="Code"/>
      <text:p text:style-name="Code">} // closing component helper namespace</text:p>
      <text:p text:style-name="Code"/>
      <text:p text:style-name="Code"/>
      <text:p text:style-name="Code"/>
      <text:p text:style-name="Code">// anonymous implementation namespace</text:p>
      <text:p text:style-name="Code">namespace {</text:p>
      <text:p text:style-name="Code"/>
      <text:p text:style-name="Code">namespace css = ::com::sun::star;</text:p>
      <text:p text:style-name="Code"/>
      <text:p text:style-name="Code">static const char * sADDIN_SERVICENAME = "org.openoffice.sheet.addin.TestCalcAddIn";</text:p>
      <text:p text:style-name="Code"/>
      <text:p text:style-name="Code">static const char * sDISPLAYNAME = "DisplayName";</text:p>
      <text:p text:style-name="Code">static const char * sDESCRIPTION = "Description";</text:p>
      <text:p text:style-name="Code">static const char * sCATEGORY = "Category";</text:p>
      <text:p text:style-name="Code">static const char * sCATEGORYDISPLAYNAME = "CategoryDisplayName";</text:p>
      <text:p text:style-name="Code"/>
      <text:p text:style-name="Code">class TestCalcAddInImpl:</text:p>
      <text:p text:style-name="Code"><text:s text:c="4"/>public ::cppu::WeakImplHelper5&lt;</text:p>
      <text:p text:style-name="Code"><text:s text:c="8"/>css::lang::XServiceInfo,</text:p>
      <text:p text:style-name="Code"><text:s text:c="8"/>css::sheet::XCompatibilityNames,</text:p>
      <text:p text:style-name="Code"><text:s text:c="8"/>::org::openoffice::sheet::addin::XTestCalcAddIn,</text:p>
      <text:p text:style-name="Code"><text:s text:c="8"/>css::sheet::XAddIn,</text:p>
      <text:p text:style-name="Code"><text:s text:c="8"/>css::lang::XServiceName&gt;</text:p>
      <text:p text:style-name="Code">{</text:p>
      <text:p text:style-name="Code">public:</text:p>
      <text:p text:style-name="Code"><text:s text:c="4"/>explicit TestCalcAddInImpl(css::uno::Reference&lt; css::uno::XComponentContext &gt; const &amp; context);</text:p>
      <text:p text:style-name="Code"/>
      <text:p text:style-name="Code"><text:s text:c="4"/>// ::com::sun::star::lang::XServiceInfo:</text:p>
      <text:p text:style-name="Code"><text:s text:c="4"/>virtual ::rtl::OUString SAL_CALL getImplementationName() throw (css::uno::RuntimeException);</text:p>
      <text:p text:style-name="Code"><text:s text:c="4"/>virtual ::sal_Bool SAL_CALL supportsService(const ::rtl::OUString &amp; ServiceName) throw (css::uno::RuntimeException);</text:p>
      <text:p text:style-name="Code"><text:s text:c="4"/>virtual css::uno::Sequence&lt; ::rtl::OUString &gt; SAL_CALL getSupportedServiceNames() throw (css::uno::RuntimeException);</text:p>
      <text:p text:style-name="Code"/>
      <text:p text:style-name="Code"><text:s text:c="4"/>// ::com::sun::star::sheet::XCompatibilityNames:</text:p>
      <text:p text:style-name="Code"><text:s text:c="4"/>virtual css::uno::Sequence&lt; css::sheet::LocalizedName &gt; SAL_CALL getCompatibilityNames(const ::rtl::OUString &amp; aProgrammaticName) throw (css::uno::RuntimeException);</text:p>
      <text:p text:style-name="Code"/>
      <text:p text:style-name="Code"><text:s text:c="4"/>// ::org::openoffice::sheet::addin::XTestCalcAddIn:</text:p>
      <text:p text:style-name="Code"><text:s text:c="4"/>virtual ::sal_Int32 SAL_CALL redouble(::sal_Int32 nValue) throw (css::uno::RuntimeException);</text:p>
      <text:p text:style-name="Code"><text:s text:c="4"/>virtual css::uno::Reference&lt; css::sheet::XVolatileResult &gt; SAL_CALL randomizer(::sal_Int32 nOrientation, ::sal_Int32 nMin, ::sal_Int32 nMax) throw (css::uno::RuntimeException);</text:p>
      <text:p text:style-name="Code"/>
      <text:p text:style-name="Code"><text:s text:c="4"/>// ::com::sun::star::lang::XLocalizable:</text:p>
      <text:p text:style-name="Code"><text:s text:c="4"/>virtual void SAL_CALL setLocale(const css::lang::Locale &amp; eLocale) throw (css::uno::RuntimeException);</text:p>
      <text:p text:style-name="Code"><text:s text:c="4"/>virtual css::lang::Locale SAL_CALL getLocale() throw (css::uno::RuntimeException);</text:p>
      <text:p text:style-name="Code"/>
      <text:p text:style-name="Code"><text:s text:c="4"/>// ::com::sun::star::sheet::XAddIn:</text:p>
      <text:p text:style-name="Code"><text:s text:c="4"/>virtual ::rtl::OUString SAL_CALL getProgrammaticFuntionName(const ::rtl::OUString &amp; aDisplayName) throw (css::uno::RuntimeException);</text:p>
      <text:p text:style-name="Code"><text:s text:c="4"/>virtual ::rtl::OUString SAL_CALL getDisplayFunctionName(const ::rtl::OUString &amp; aProgrammaticName) throw (css::uno::RuntimeException);</text:p>
      <text:p text:style-name="Code"><text:s text:c="4"/>virtual ::rtl::OUString SAL_CALL getFunctionDescription(const ::rtl::OUString &amp; aProgrammaticName) throw (css::uno::RuntimeException);</text:p>
      <text:p text:style-name="Code"><text:s text:c="4"/>virtual ::rtl::OUString SAL_CALL getDisplayArgumentName(const ::rtl::OUString &amp; aProgrammaticFunctionName, ::sal_Int32 nArgument) throw (css::uno::RuntimeException);</text:p>
      <text:p text:style-name="Code"><text:s text:c="4"/>virtual ::rtl::OUString SAL_CALL getArgumentDescription(const ::rtl::OUString &amp; aProgrammaticFunctionName, ::sal_Int32 nArgument) throw (css::uno::RuntimeException);</text:p>
      <text:p text:style-name="Code"><text:s text:c="4"/>virtual ::rtl::OUString SAL_CALL getProgrammaticCategoryName(const ::rtl::OUString &amp; aProgrammaticFunctionName) throw (css::uno::RuntimeException);</text:p>
      <text:p text:style-name="Code"><text:s text:c="4"/>virtual ::rtl::OUString SAL_CALL getDisplayCategoryName(const ::rtl::OUString &amp; aProgrammaticFunctionName) throw (css::uno::RuntimeException);</text:p>
      <text:p text:style-name="Code"/>
      <text:p text:style-name="Code"><text:s text:c="4"/>// ::com::sun::star::lang::XServiceName:</text:p>
      <text:p text:style-name="Code"><text:s text:c="4"/>virtual ::rtl::OUString SAL_CALL getServiceName() throw (css::uno::RuntimeException);</text:p>
      <text:p text:style-name="Code"/>
      <text:p text:style-name="Code">private:</text:p>
      <text:p text:style-name="Code"><text:s text:c="4"/>typedef std::hash_map&lt; ::sal_Int32, rtl::OUString, std::hash&lt;::sal_Int32&gt; &gt; ParamMap;</text:p>
      <text:p text:style-name="Code"><text:s text:c="4"/>typedef std::hash_map&lt; rtl::OUString, ParamMap, rtl::OUStringHash &gt; FunctionMap;</text:p>
      <text:p text:style-name="Code"/>
      <text:p text:style-name="Code"><text:s text:c="4"/>::rtl::OUString SAL_CALL getAddinProperty(const ::rtl::OUString &amp; funcName, const ::rtl::OUString &amp; paramName, const char * propName) throw (css::uno::RuntimeException);</text:p>
      <text:p text:style-name="Code"/>
      <text:p text:style-name="Code"><text:s text:c="4"/>TestCalcAddInImpl(TestCalcAddInImpl &amp;); // not defined</text:p>
      <text:p text:style-name="Code"><text:s text:c="4"/>void operator =(TestCalcAddInImpl &amp;); // not defined</text:p>
      <text:p text:style-name="Code"/>
      <text:p text:style-name="Code"><text:s text:c="4"/>virtual ~TestCalcAddInImpl() {}</text:p>
      <text:p text:style-name="Code"/>
      <text:p text:style-name="Code"><text:s text:c="4"/>css::uno::Reference&lt; css::uno::XComponentContext &gt; <text:s/>m_xContext;</text:p>
      <text:p text:style-name="Code"><text:s text:c="4"/>css::uno::Reference&lt; css::container::XHierarchicalNameAccess &gt; m_xHAccess;</text:p>
      <text:p text:style-name="Code"><text:s text:c="4"/>css::uno::Reference&lt; css::container::XHierarchicalNameAccess &gt; m_xCompAccess;</text:p>
      <text:p text:style-name="Code"><text:s text:c="4"/>FunctionMap m_functionMap;</text:p>
      <text:p text:style-name="Code"><text:s text:c="4"/>css::lang::Locale m_locale;</text:p>
      <text:p text:style-name="Code">};</text:p>
      <text:p text:style-name="Code"/>
      <text:p text:style-name="Code">TestCalcAddInImpl::TestCalcAddInImpl(css::uno::Reference&lt; css::uno::XComponentContext &gt; const &amp; context) :</text:p>
      <text:p text:style-name="Code"><text:s text:c="4"/>m_xContext(context)</text:p>
      <text:p text:style-name="Code">{</text:p>
      <text:p text:style-name="Code"><text:s text:c="5"/>try {</text:p>
      <text:p text:style-name="Code"><text:s text:c="8"/>ParamMap fpm;</text:p>
      <text:p text:style-name="Code"><text:s text:c="8"/>fpm[0] = ::rtl::OUString::createFromAscii("nValue");</text:p>
      <text:p text:style-name="Code"><text:s text:c="8"/>m_functionMap[::rtl::OUString::createFromAscii("redouble")] = fpm;</text:p>
      <text:p text:style-name="Code"/>
      <text:p text:style-name="Code"><text:s text:c="8"/>fpm = ParamMap();</text:p>
      <text:p text:style-name="Code"><text:s text:c="8"/>fpm[0] = ::rtl::OUString::createFromAscii("nOrientation");</text:p>
      <text:p text:style-name="Code"><text:s text:c="8"/>fpm[1] = ::rtl::OUString::createFromAscii("nMin");</text:p>
      <text:p text:style-name="Code"><text:s text:c="8"/>fpm[2] = ::rtl::OUString::createFromAscii("nMax");</text:p>
      <text:p text:style-name="Code"><text:s text:c="8"/>m_functionMap[::rtl::OUString::createFromAscii("randomizer")] = fpm;</text:p>
      <text:p text:style-name="Code"/>
      <text:p text:style-name="Code"><text:s text:c="8"/>css::uno::Reference&lt; css::lang::XMultiServiceFactory &gt; xProvider(</text:p>
      <text:p text:style-name="Code"><text:s text:c="13"/>m_xContext-&gt;getServiceManager()-&gt;createInstanceWithContext(</text:p>
      <text:p text:style-name="Code"><text:s text:c="17"/>::rtl::OUString(RTL_CONSTASCII_USTRINGPARAM(</text:p>
      <text:p text:style-name="Code"><text:s text:c="21"/>"com.sun.star.configuration.ConfigurationProvider")),</text:p>
      <text:p text:style-name="Code"><text:s text:c="17"/>m_xContext ), css::uno::UNO_QUERY );</text:p>
      <text:p text:style-name="Code"/>
      <text:p text:style-name="Code"><text:s text:c="8"/>::rtl::OUString sReadOnlyView(</text:p>
      <text:p text:style-name="Code"><text:s text:c="12"/>RTL_CONSTASCII_USTRINGPARAM(</text:p>
      <text:p text:style-name="Code"><text:s text:c="16"/>"com.sun.star.configuration.ConfigurationAccess"));</text:p>
      <text:p text:style-name="Code"/>
      <text:p text:style-name="Code"><text:s text:c="8"/>::rtl::OUStringBuffer sPath(::rtl::OUString::createFromAscii(</text:p>
      <text:p text:style-name="Code"><text:s text:c="13"/>"/org.openoffice.Office.Sheet.CalcAddIns/AddInInfo/"));</text:p>
      <text:p text:style-name="Code"><text:s text:c="8"/>sPath.appendAscii(sADDIN_SERVICENAME);</text:p>
      <text:p text:style-name="Code"><text:s text:c="8"/>sPath.appendAscii("/AddInFunctions");</text:p>
      <text:p text:style-name="Code"/>
      <text:p text:style-name="Code"><text:s text:c="8"/>// create arguments: nodepath</text:p>
      <text:p text:style-name="Code"><text:s text:c="8"/>css::beans::PropertyValue aArgument;</text:p>
      <text:p text:style-name="Code"><text:s text:c="8"/>aArgument.Name = ::rtl::OUString::createFromAscii("nodepath");</text:p>
      <text:p text:style-name="Code"><text:s text:c="8"/>aArgument.Value &lt;&lt;= sPath.makeStringAndClear();</text:p>
      <text:p text:style-name="Code"/>
      <text:p text:style-name="Code"><text:s text:c="8"/>css::uno::Sequence&lt; css::uno::Any &gt; aArguments(1);</text:p>
      <text:p text:style-name="Code"><text:s text:c="8"/>aArguments[0] &lt;&lt;= aArgument;</text:p>
      <text:p text:style-name="Code"/>
      <text:p text:style-name="Code"><text:s text:c="8"/>// create the default view using default UI locale</text:p>
      <text:p text:style-name="Code"><text:s text:c="8"/>css::uno::Reference&lt; css::uno::XInterface &gt; xIface =</text:p>
      <text:p text:style-name="Code"><text:s text:c="12"/>xProvider-&gt;createInstanceWithArguments(sReadOnlyView, aArguments);</text:p>
      <text:p text:style-name="Code"/>
      <text:p text:style-name="Code"><text:s text:c="9"/>m_xHAccess = css::uno::Reference&lt;</text:p>
      <text:p text:style-name="Code"><text:s text:c="12"/>css::container::XHierarchicalNameAccess &gt;(xIface, css::uno::UNO_QUERY);</text:p>
      <text:p text:style-name="Code"/>
      <text:p text:style-name="Code"><text:s text:c="8"/>// extend arguments to create a view for all locales to get simple</text:p>
      <text:p text:style-name="Code"><text:s text:c="8"/>// access to the compatibilityname property</text:p>
      <text:p text:style-name="Code"><text:s text:c="8"/>aArgument.Name = ::rtl::OUString::createFromAscii("locale");</text:p>
      <text:p text:style-name="Code"><text:s text:c="8"/>aArgument.Value &lt;&lt;= ::rtl::OUString::createFromAscii("*");</text:p>
      <text:p text:style-name="Code"><text:s text:c="8"/>aArguments.realloc(2);</text:p>
      <text:p text:style-name="Code"><text:s text:c="8"/>aArguments[1] &lt;&lt;= aArgument;</text:p>
      <text:p text:style-name="Code"/>
      <text:p text:style-name="Code"><text:s text:c="8"/>// create view for all locales</text:p>
      <text:p text:style-name="Code"><text:s text:c="8"/>xIface = xProvider-&gt;createInstanceWithArguments(sReadOnlyView, aArguments);</text:p>
      <text:p text:style-name="Code"/>
      <text:p text:style-name="Code"><text:s text:c="8"/>m_xCompAccess = css::uno::Reference&lt;</text:p>
      <text:p text:style-name="Code"><text:s text:c="12"/>css::container::XHierarchicalNameAccess &gt;(xIface, css::uno::UNO_QUERY);</text:p>
      <text:p text:style-name="Code"><text:s text:c="4"/>}</text:p>
      <text:p text:style-name="Code"><text:s text:c="4"/>catch ( css::uno::Exception &amp; ) {</text:p>
      <text:p text:style-name="Code"><text:s text:c="4"/>}</text:p>
      <text:p text:style-name="Code">}</text:p>
      <text:p text:style-name="Code"/>
      <text:p text:style-name="Code">// addin configuration property helper function:</text:p>
      <text:p text:style-name="Code">::rtl::OUString SAL_CALL TestCalcAddInImpl::getAddinProperty(const ::rtl::OUString &amp; funcName, const ::rtl::OUString &amp; paramName, const char * propName) throw (css::uno::RuntimeException)</text:p>
      <text:p text:style-name="Code">{</text:p>
      <text:p text:style-name="Code"><text:s text:c="4"/>::rtl::OUString ret;</text:p>
      <text:p text:style-name="Code"><text:s text:c="4"/>try {</text:p>
      <text:p text:style-name="Code"><text:s text:c="8"/>::rtl::OUStringBuffer buf(funcName);</text:p>
      <text:p text:style-name="Code"><text:s text:c="8"/>if (paramName.getLength() &gt; 0) {</text:p>
      <text:p text:style-name="Code"><text:s text:c="12"/>buf.appendAscii("/Parameters/");</text:p>
      <text:p text:style-name="Code"><text:s text:c="12"/>buf.append(paramName);</text:p>
      <text:p text:style-name="Code"><text:s text:c="8"/>}</text:p>
      <text:p text:style-name="Code"/>
      <text:p text:style-name="Code"><text:s text:c="8"/>css::uno::Reference&lt; css::beans::XPropertySet &gt; xPropSet(</text:p>
      <text:p text:style-name="Code"><text:s text:c="12"/>m_xHAccess-&gt;getByHierarchicalName(</text:p>
      <text:p text:style-name="Code"><text:s text:c="16"/>buf.makeStringAndClear()), css::uno::UNO_QUERY);</text:p>
      <text:p text:style-name="Code"><text:s text:c="8"/>xPropSet-&gt;getPropertyValue(</text:p>
      <text:p text:style-name="Code"><text:s text:c="12"/>::rtl::OUString::createFromAscii(propName)) &gt;&gt;= ret;</text:p>
      <text:p text:style-name="Code"><text:s text:c="4"/>}</text:p>
      <text:p text:style-name="Code"><text:s text:c="5"/>catch ( css::uno::RuntimeException &amp; e ) {</text:p>
      <text:p text:style-name="Code"><text:s text:c="8"/>throw e;</text:p>
      <text:p text:style-name="Code"><text:s text:c="4"/>}</text:p>
      <text:p text:style-name="Code"><text:s text:c="5"/>catch ( css::uno::Exception &amp; ) {</text:p>
      <text:p text:style-name="Code"><text:s text:c="4"/>}</text:p>
      <text:p text:style-name="Code"><text:s text:c="4"/>return ret;</text:p>
      <text:p text:style-name="Code">}</text:p>
      <text:p text:style-name="Code"/>
      <text:p text:style-name="Code">// com.sun.star.uno.XServiceInfo:</text:p>
      <text:p text:style-name="Code">::rtl::OUString <text:s/>SAL_CALL TestCalcAddInImpl::getImplementationName() throw (css::uno::RuntimeException)</text:p>
      <text:p text:style-name="Code">{</text:p>
      <text:p text:style-name="Code"><text:s text:c="4"/>return ::test::_getImplementationName();</text:p>
      <text:p text:style-name="Code">}</text:p>
      <text:p text:style-name="Code"/>
      <text:p text:style-name="Code">::sal_Bool SAL_CALL TestCalcAddInImpl::supportsService(::rtl::OUString const &amp; serviceName) throw (css::uno::RuntimeException)</text:p>
      <text:p text:style-name="Code">{</text:p>
      <text:p text:style-name="Code"><text:s text:c="4"/>css::uno::Sequence&lt; ::rtl::OUString &gt; serviceNames = ::test::_getSupportedServiceNames();</text:p>
      <text:p text:style-name="Code"><text:s text:c="4"/>for (::sal_Int32 i = 0; i &lt; serviceNames.getLength(); ++i) {</text:p>
      <text:p text:style-name="Code"><text:s text:c="8"/>if (serviceNames[i] == serviceName)</text:p>
      <text:p text:style-name="Code"><text:s text:c="12"/>return sal_True;</text:p>
      <text:p text:style-name="Code"><text:s text:c="4"/>}</text:p>
      <text:p text:style-name="Code"><text:s text:c="4"/>return sal_False;</text:p>
      <text:p text:style-name="Code">}</text:p>
      <text:p text:style-name="Code"/>
      <text:p text:style-name="Code">css::uno::Sequence&lt; ::rtl::OUString &gt; <text:s/>SAL_CALL TestCalcAddInImpl::getSupportedServiceNames() throw (css::uno::RuntimeException)</text:p>
      <text:p text:style-name="Code">{</text:p>
      <text:p text:style-name="Code"><text:s text:c="4"/>return ::test::_getSupportedServiceNames();</text:p>
      <text:p text:style-name="Code">}</text:p>
      <text:p text:style-name="Code"/>
      <text:p text:style-name="Code">// ::com::sun::star::sheet::XCompatibilityNames:</text:p>
      <text:p text:style-name="Code">css::uno::Sequence&lt; css::sheet::LocalizedName &gt; SAL_CALL TestCalcAddInImpl::getCompatibilityNames(const ::rtl::OUString &amp; aProgrammaticName) throw (css::uno::RuntimeException)</text:p>
      <text:p text:style-name="Code">{</text:p>
      <text:p text:style-name="Code"><text:s text:c="4"/>css::uno::Sequence&lt; css::sheet::LocalizedName &gt; seqLocalizedNames;</text:p>
      <text:p text:style-name="Code"><text:s text:c="4"/>try {</text:p>
      <text:p text:style-name="Code"><text:s text:c="8"/>::rtl::OUStringBuffer buf(aProgrammaticName);</text:p>
      <text:p text:style-name="Code"><text:s text:c="8"/>buf.appendAscii("/CompatibilityName");</text:p>
      <text:p text:style-name="Code"><text:s text:c="8"/>::rtl::OUString hname(buf.makeStringAndClear());</text:p>
      <text:p text:style-name="Code"/>
      <text:p text:style-name="Code"><text:s text:c="8"/>if ( m_xCompAccess-&gt;hasByHierarchicalName(hname) ) {</text:p>
      <text:p text:style-name="Code"><text:s text:c="12"/>css::uno::Reference&lt; css::container::XNameAccess &gt; xNameAccess(</text:p>
      <text:p text:style-name="Code"><text:s text:c="16"/>m_xCompAccess-&gt;getByHierarchicalName(hname), css::uno::UNO_QUERY);</text:p>
      <text:p text:style-name="Code"/>
      <text:p text:style-name="Code"><text:s text:c="12"/>css::uno::Sequence&lt; ::rtl::OUString &gt; elems = </text:p>
      <text:p text:style-name="Code"><text:s text:c="12"/>xNameAccess-&gt;getElementNames();</text:p>
      <text:p text:style-name="Code"><text:s text:c="12"/>::sal_Int32 len = elems.getLength();</text:p>
      <text:p text:style-name="Code"/>
      <text:p text:style-name="Code"><text:s text:c="12"/>seqLocalizedNames.realloc(len);</text:p>
      <text:p text:style-name="Code"/>
      <text:p text:style-name="Code"><text:s text:c="12"/>::rtl::OUString sCompatibilityName;</text:p>
      <text:p text:style-name="Code"><text:s text:c="12"/>for (::sal_Int32 i=0; i &lt; len; ++i) {</text:p>
      <text:p text:style-name="Code"><text:s text:c="16"/>::rtl::OUString sLocale(elems[i]);</text:p>
      <text:p text:style-name="Code"><text:s text:c="16"/>xNameAccess-&gt;getByName(sLocale) &gt;&gt;= sCompatibilityName;</text:p>
      <text:p text:style-name="Code"/>
      <text:p text:style-name="Code"><text:s text:c="16"/>css::lang::Locale aLocale;</text:p>
      <text:p text:style-name="Code"><text:s text:c="16"/>::sal_Int32 nIndex = 0, nToken = 0;</text:p>
      <text:p text:style-name="Code"><text:s text:c="16"/>do {</text:p>
      <text:p text:style-name="Code"><text:s text:c="20"/>::rtl::OUString aToken = sLocale.getToken(0, '-', nIndex);</text:p>
      <text:p text:style-name="Code"><text:s text:c="20"/>switch (nToken++) {</text:p>
      <text:p text:style-name="Code"><text:s text:c="20"/>case 0:</text:p>
      <text:p text:style-name="Code"><text:s text:c="24"/>aLocale.Language = aToken;</text:p>
      <text:p text:style-name="Code"><text:s text:c="24"/>break;</text:p>
      <text:p text:style-name="Code"><text:s text:c="20"/>case 1:</text:p>
      <text:p text:style-name="Code"><text:s text:c="24"/>aLocale.Country = aToken;</text:p>
      <text:p text:style-name="Code"><text:s text:c="24"/>break;</text:p>
      <text:p text:style-name="Code"><text:s text:c="20"/>default:</text:p>
      <text:p text:style-name="Code"><text:s text:c="24"/>aLocale.Variant = sLocale.copy(nIndex-aToken.getLength()-1);</text:p>
      <text:p text:style-name="Code"><text:s text:c="24"/>nIndex = -1;</text:p>
      <text:p text:style-name="Code"><text:s text:c="20"/>}</text:p>
      <text:p text:style-name="Code"><text:s text:c="16"/>} while ( nIndex &gt;= 0 );</text:p>
      <text:p text:style-name="Code"/>
      <text:p text:style-name="Code"><text:s text:c="16"/>seqLocalizedNames[i].Locale = aLocale;</text:p>
      <text:p text:style-name="Code"><text:s text:c="16"/>seqLocalizedNames[i].Name = sCompatibilityName;</text:p>
      <text:p text:style-name="Code"><text:s text:c="12"/>}</text:p>
      <text:p text:style-name="Code"><text:s text:c="8"/>}</text:p>
      <text:p text:style-name="Code"><text:s text:c="4"/>}</text:p>
      <text:p text:style-name="Code"><text:s text:c="4"/>catch ( css::uno::RuntimeException &amp; e ) {</text:p>
      <text:p text:style-name="Code"><text:s text:c="8"/>throw e;</text:p>
      <text:p text:style-name="Code"><text:s text:c="4"/>}</text:p>
      <text:p text:style-name="Code"><text:s text:c="4"/>catch ( css::uno::Exception &amp; ) {</text:p>
      <text:p text:style-name="Code"><text:s text:c="4"/>}</text:p>
      <text:p text:style-name="Code"/>
      <text:p text:style-name="Code"><text:s text:c="4"/>return seqLocalizedNames;</text:p>
      <text:p text:style-name="Code">}</text:p>
      <text:p text:style-name="Code"/>
      <text:p text:style-name="Code">// ::org::openoffice::sheet::addin::XTestCalcAddIn:</text:p>
      <text:p text:style-name="Code">::sal_Int32 SAL_CALL TestCalcAddInImpl::redouble(::sal_Int32 nValue) throw (css::uno::RuntimeException)</text:p>
      <text:p text:style-name="Code">{</text:p>
      <text:p text:style-name="Code"><text:s text:c="4"/>// TODO !!!</text:p>
      <text:p text:style-name="Code"><text:s text:c="4"/>// Exchange the default return implementation.</text:p>
      <text:p text:style-name="Code"><text:s text:c="4"/>// NOTE: Default initialized polymorphic structs can cause problems because of</text:p>
      <text:p text:style-name="Code"><text:s text:c="4"/>// missing default initialization of primitive types of some C++ compilers or</text:p>
      <text:p text:style-name="Code"><text:s text:c="4"/>// different Any initialization in Java and C++ polymorphic structs.</text:p>
      <text:p text:style-name="Code"><text:s text:c="4"/>return 0;</text:p>
      <text:p text:style-name="Code">}</text:p>
      <text:p text:style-name="Code"/>
      <text:p text:style-name="Code">css::uno::Reference&lt; css::sheet::XVolatileResult &gt; SAL_CALL TestCalcAddInImpl::randomizer(::sal_Int32 nOrientation, ::sal_Int32 nMin, ::sal_Int32 nMax) throw (css::uno::RuntimeException)</text:p>
      <text:p text:style-name="Code">{</text:p>
      <text:p text:style-name="Code"><text:s text:c="4"/>// TODO !!!</text:p>
      <text:p text:style-name="Code"><text:s text:c="4"/>// Exchange the default return implementation.</text:p>
      <text:p text:style-name="Code"><text:s text:c="4"/>// NOTE: Default initialized polymorphic structs can cause problems because of</text:p>
      <text:p text:style-name="Code"><text:s text:c="4"/>// missing default initialization of primitive types of some C++ compilers or</text:p>
      <text:p text:style-name="Code"><text:s text:c="4"/>// different Any initialization in Java and C++ polymorphic structs.</text:p>
      <text:p text:style-name="Code"><text:s text:c="4"/>return css::uno::Reference&lt; css::sheet::XVolatileResult &gt;();</text:p>
      <text:p text:style-name="Code">}</text:p>
      <text:p text:style-name="Code"/>
      <text:p text:style-name="Code">// ::com::sun::star::lang::XLocalizable:</text:p>
      <text:p text:style-name="Code">void SAL_CALL TestCalcAddInImpl::setLocale(const css::lang::Locale &amp; eLocale) throw (css::uno::RuntimeException)</text:p>
      <text:p text:style-name="Code">{</text:p>
      <text:p text:style-name="Code"><text:s text:c="5"/>m_locale = eLocale;</text:p>
      <text:p text:style-name="Code">}</text:p>
      <text:p text:style-name="Code"/>
      <text:p text:style-name="Code">css::lang::Locale SAL_CALL TestCalcAddInImpl::getLocale() throw (css::uno::RuntimeException)</text:p>
      <text:p text:style-name="Code">{</text:p>
      <text:p text:style-name="Code"><text:s text:c="4"/>return m_locale;</text:p>
      <text:p text:style-name="Code">}</text:p>
      <text:p text:style-name="Code"/>
      <text:p text:style-name="Code">// ::com::sun::star::sheet::XAddIn:</text:p>
      <text:p text:style-name="Code">::rtl::OUString SAL_CALL TestCalcAddInImpl::getProgrammaticFuntionName(const ::rtl::OUString &amp; aDisplayName) throw (css::uno::RuntimeException)</text:p>
      <text:p text:style-name="Code">{</text:p>
      <text:p text:style-name="Code"><text:s text:c="4"/>::rtl::OUString ret;</text:p>
      <text:p text:style-name="Code"><text:s text:c="4"/>try {</text:p>
      <text:p text:style-name="Code"><text:s text:c="8"/>css::uno::Reference&lt; css::container::XNameAccess &gt; xNAccess(m_xHAccess, css::uno::UNO_QUERY);</text:p>
      <text:p text:style-name="Code"><text:s text:c="8"/>css::uno::Sequence&lt; ::rtl::OUString &gt; functions = xNAccess-&gt;getElementNames();</text:p>
      <text:p text:style-name="Code"><text:s text:c="8"/>sal_Int32 len = functions.getLength();</text:p>
      <text:p text:style-name="Code"><text:s text:c="8"/>::rtl::OUString sDisplayName;</text:p>
      <text:p text:style-name="Code"><text:s text:c="8"/>for (sal_Int32 i=0; i &lt; len; ++i) {</text:p>
      <text:p text:style-name="Code"><text:s text:c="12"/>sDisplayName = getAddinProperty(functions[i], ::rtl::OUString(),</text:p>
      <text:p text:style-name="Code"><text:s text:c="43"/>sDISPLAYNAME);</text:p>
      <text:p text:style-name="Code"><text:s text:c="12"/>if (sDisplayName.equals(aDisplayName))</text:p>
      <text:p text:style-name="Code"><text:s text:c="16"/>return functions[i];</text:p>
      <text:p text:style-name="Code"><text:s text:c="8"/>}</text:p>
      <text:p text:style-name="Code"><text:s text:c="4"/>}</text:p>
      <text:p text:style-name="Code"><text:s text:c="5"/>catch ( css::uno::RuntimeException &amp; e ) {</text:p>
      <text:p text:style-name="Code"><text:s text:c="8"/>throw e;</text:p>
      <text:p text:style-name="Code"><text:s text:c="4"/>}</text:p>
      <text:p text:style-name="Code"><text:s text:c="5"/>catch ( css::uno::Exception &amp; ) {</text:p>
      <text:p text:style-name="Code"><text:s text:c="4"/>}</text:p>
      <text:p text:style-name="Code"><text:s text:c="4"/>return ret;</text:p>
      <text:p text:style-name="Code">}</text:p>
      <text:p text:style-name="Code"/>
      <text:p text:style-name="Code">::rtl::OUString SAL_CALL TestCalcAddInImpl::getDisplayFunctionName(const ::rtl::OUString &amp; aProgrammaticName) throw (css::uno::RuntimeException)</text:p>
      <text:p text:style-name="Code">{</text:p>
      <text:p text:style-name="Code"><text:s text:c="4"/>return getAddinProperty(aProgrammaticName, ::rtl::OUString(), sDISPLAYNAME);</text:p>
      <text:p text:style-name="Code">}</text:p>
      <text:p text:style-name="Code"/>
      <text:p text:style-name="Code">::rtl::OUString SAL_CALL TestCalcAddInImpl::getFunctionDescription(const ::rtl::OUString &amp; aProgrammaticName) throw (css::uno::RuntimeException)</text:p>
      <text:p text:style-name="Code">{</text:p>
      <text:p text:style-name="Code"><text:s text:c="4"/>return getAddinProperty(aProgrammaticName, ::rtl::OUString(), sDESCRIPTION);</text:p>
      <text:p text:style-name="Code">}</text:p>
      <text:p text:style-name="Code"/>
      <text:p text:style-name="Code">::rtl::OUString SAL_CALL TestCalcAddInImpl::getDisplayArgumentName(const ::rtl::OUString &amp; aProgrammaticFunctionName, ::sal_Int32 nArgument) throw (css::uno::RuntimeException)</text:p>
      <text:p text:style-name="Code">{</text:p>
      <text:p text:style-name="Code"><text:s text:c="4"/>return getAddinProperty(aProgrammaticFunctionName,</text:p>
      <text:p text:style-name="Code"><text:s text:c="28"/>m_functionMap[aProgrammaticFunctionName][nArgument],</text:p>
      <text:p text:style-name="Code"><text:s text:c="28"/>sDISPLAYNAME);</text:p>
      <text:p text:style-name="Code">}</text:p>
      <text:p text:style-name="Code"/>
      <text:p text:style-name="Code">::rtl::OUString SAL_CALL TestCalcAddInImpl::getArgumentDescription(const ::rtl::OUString &amp; aProgrammaticFunctionName, ::sal_Int32 nArgument) throw (css::uno::RuntimeException)</text:p>
      <text:p text:style-name="Code">{</text:p>
      <text:p text:style-name="Code"><text:s text:c="4"/>return getAddinProperty(aProgrammaticFunctionName,</text:p>
      <text:p text:style-name="Code"><text:s text:c="28"/>m_functionMap[aProgrammaticFunctionName][nArgument],</text:p>
      <text:p text:style-name="Code"><text:s text:c="28"/>sDESCRIPTION);</text:p>
      <text:p text:style-name="Code">}</text:p>
      <text:p text:style-name="Code"/>
      <text:p text:style-name="Code">::rtl::OUString SAL_CALL TestCalcAddInImpl::getProgrammaticCategoryName(const ::rtl::OUString &amp; aProgrammaticFunctionName) throw (css::uno::RuntimeException)</text:p>
      <text:p text:style-name="Code">{</text:p>
      <text:p text:style-name="Code"><text:s text:c="4"/>return getAddinProperty(aProgrammaticFunctionName, ::rtl::OUString(), sCATEGORY);</text:p>
      <text:p text:style-name="Code">}</text:p>
      <text:p text:style-name="Code"/>
      <text:p text:style-name="Code">::rtl::OUString SAL_CALL TestCalcAddInImpl::getDisplayCategoryName(const ::rtl::OUString &amp; aProgrammaticFunctionName) throw (css::uno::RuntimeException)</text:p>
      <text:p text:style-name="Code">{</text:p>
      <text:p text:style-name="Code"><text:s text:c="4"/>return getAddinProperty(aProgrammaticFunctionName, ::rtl::OUString(), sCATEGORYDISPLAYNAME);</text:p>
      <text:p text:style-name="Code">}</text:p>
      <text:p text:style-name="Code"/>
      <text:p text:style-name="Code">// ::com::sun::star::lang::XServiceName:</text:p>
      <text:p text:style-name="Code">::rtl::OUString SAL_CALL TestCalcAddInImpl::getServiceName() throw (css::uno::RuntimeException)</text:p>
      <text:p text:style-name="Code">{</text:p>
      <text:p text:style-name="Code"><text:s text:c="4"/>return ::rtl::OUString::createFromAscii(sADDIN_SERVICENAME);</text:p>
      <text:p text:style-name="Code">}</text:p>
      <text:p text:style-name="Code">} // closing anonymous implementation namespace</text:p>
      <text:p text:style-name="Code"/>
      <text:p text:style-name="Code"/>
      <text:p text:style-name="Code"/>
      <text:p text:style-name="Code">// component helper namespace</text:p>
      <text:p text:style-name="Code">namespace test { </text:p>
      <text:p text:style-name="Code"/>
      <text:p text:style-name="Code">::rtl::OUString SAL_CALL _getImplementationName() {</text:p>
      <text:p text:style-name="Code"><text:s text:c="4"/>return ::rtl::OUString(RTL_CONSTASCII_USTRINGPARAM(</text:p>
      <text:p text:style-name="Code"><text:s text:c="8"/>"test.TestCalcAddInImpl"));</text:p>
      <text:p text:style-name="Code">}</text:p>
      <text:p text:style-name="Code"/>
      <text:p text:style-name="Code">css::uno::Sequence&lt; ::rtl::OUString &gt; SAL_CALL _getSupportedServiceNames()</text:p>
      <text:p text:style-name="Code">{</text:p>
      <text:p text:style-name="Code"><text:s text:c="4"/>css::uno::Sequence&lt; ::rtl::OUString &gt; s(2);</text:p>
      <text:p text:style-name="Code"><text:s text:c="4"/>s[0] = ::rtl::OUString(RTL_CONSTASCII_USTRINGPARAM(</text:p>
      <text:p text:style-name="Code"><text:s text:c="8"/>"org.openoffice.sheet.addin.TestCalcAddIn"));</text:p>
      <text:p text:style-name="Code"><text:s text:c="4"/>s[1] = ::rtl::OUString(RTL_CONSTASCII_USTRINGPARAM(</text:p>
      <text:p text:style-name="Code"><text:s text:c="8"/>"com.sun.star.sheet.AddIn"));</text:p>
      <text:p text:style-name="Code"><text:s text:c="4"/>return s;</text:p>
      <text:p text:style-name="Code">}</text:p>
      <text:p text:style-name="Code"/>
      <text:p text:style-name="Code">css::uno::Reference&lt; css::uno::XInterface &gt; SAL_CALL _create(</text:p>
      <text:p text:style-name="Code"><text:s text:c="4"/>const css::uno::Reference&lt; css::uno::XComponentContext &gt; &amp; context)</text:p>
      <text:p text:style-name="Code"><text:s text:c="8"/>SAL_THROW((css::uno::Exception))</text:p>
      <text:p text:style-name="Code">{</text:p>
      <text:p text:style-name="Code"><text:s text:c="4"/>return static_cast&lt; ::cppu::OWeakObject * &gt;(new TestCalcAddInImpl(context));</text:p>
      <text:p text:style-name="Code">}</text:p>
      <text:p text:style-name="Code"/>
      <text:p text:style-name="Code">} // closing component helper namespace</text:p>
      <text:p text:style-name="Code"/>
      <text:p text:style-name="Code">static ::cppu::ImplementationEntry const entries[] = {</text:p>
      <text:p text:style-name="Code"><text:s text:c="4"/>{ &amp;::test::_create,</text:p>
      <text:p text:style-name="Code"><text:s text:c="6"/>&amp;::test::_getImplementationName,</text:p>
      <text:p text:style-name="Code"><text:s text:c="6"/>&amp;::test::_getSupportedServiceNames,</text:p>
      <text:p text:style-name="Code"><text:s text:c="6"/>&amp;::cppu::createSingleComponentFactory, 0, 0 },</text:p>
      <text:p text:style-name="Code"><text:s text:c="4"/>{ 0, 0, 0, 0, 0, 0 }</text:p>
      <text:p text:style-name="Code">};</text:p>
      <text:p text:style-name="Code"/>
      <text:p text:style-name="Code">extern "C" void SAL_CALL component_getImplementationEnvironment(</text:p>
      <text:p text:style-name="Code"><text:s text:c="4"/>const char ** envTypeName, uno_Environment **)</text:p>
      <text:p text:style-name="Code">{</text:p>
      <text:p text:style-name="Code"><text:s text:c="4"/>*envTypeName = CPPU_CURRENT_LANGUAGE_BINDING_NAME;</text:p>
      <text:p text:style-name="Code">}</text:p>
      <text:p text:style-name="Code"/>
      <text:p text:style-name="Code">extern "C" void * SAL_CALL component_getFactory(</text:p>
      <text:p text:style-name="Code"><text:s text:c="4"/>const char * implName, void * serviceManager, void * registryKey)</text:p>
      <text:p text:style-name="Code">{</text:p>
      <text:p text:style-name="Code"><text:s text:c="4"/>return ::cppu::component_getFactoryHelper(</text:p>
      <text:p text:style-name="Code"><text:s text:c="8"/>implName, serviceManager, registryKey, entries);</text:p>
      <text:p text:style-name="Code">}</text:p>
      <text:p text:style-name="Code"/>
      <text:p text:style-name="Code">extern "C" sal_Bool SAL_CALL component_writeInfo(</text:p>
      <text:p text:style-name="Code"><text:s text:c="4"/>void * serviceManager, void * registryKey)</text:p>
      <text:p text:style-name="Code">{</text:p>
      <text:p text:style-name="Code"><text:s text:c="4"/>return ::cppu::component_writeInfoHelper(serviceManager, registryKey, entries);</text:p>
      <text:p text:style-name="Code">}</text:p>
      <text:p text:style-name="Code"/>
      <text:h text:style-name="Heading_20_3" text:outline-level="3">Code Generation for „add-on” mode and C++</text:h>
      <text:p text:style-name="Text_20_body">In the add-on mode the <text:user-field-get text:name="TOOLNAME">uno-skeletonmaker</text:user-field-get> generates specific code for a protocol handler Add-On component. That means the generated code skeleton implements the com.sun.star.frame.ProtocolHandler service. The tool requires as input at least one protocol name plus one or more commands. The commands can be specified as a comma separated list behind the protocol name. The skeleton implements all required interfaces and the generated class implements also the com.sun.star.frame.XDispatch interface to act as dispatch object itself. This can be easy changed or adapted later to be more flexible for advanced add-ons.</text:p>
      <text:p text:style-name="Text_20_body">The methods of XDispatch are implemented in the way that own code can be easy triggered for the specified commands. </text:p>
      <text:p text:style-name="Text_20_body">Examples:</text:p>
      <text:p text:style-name="Text_20_body">Generated code for protocol <text:span text:style-name="IDLType">org.openoffice.addon.text</text:span> and two commands <text:span text:style-name="IDLType">cmd1</text:span> and <text:span text:style-name="IDLType">cmd2</text:span></text:p>
      <text:p text:style-name="Text_20_body">command:</text:p>
      <text:p text:style-name="Command"><text:user-field-get text:name="TOOLNAME">uno-skeletonmaker</text:user-field-get> -env:UNO_TYPES="<text:a xlink:type="simple" xlink:href="//./">file:///</text:a><text:a xlink:type="simple" xlink:href="../../../temp/types.r">&lt;officeprogrampath&gt;/types.rdb” add-on</text:a> <text:s/>--cpp -n AddonSkeletonDemo -p org.openoffice.addon.test:cmd1,cmd2</text:p>
      <text:p text:style-name="Text_20_body">output:</text:p>
      <text:p text:style-name="Code">#include "sal/config.h"</text:p>
      <text:p text:style-name="Code">#include "cppuhelper/factory.hxx"</text:p>
      <text:p text:style-name="Code">#include "cppuhelper/implementationentry.hxx"</text:p>
      <text:p text:style-name="Code">#include "cppuhelper/implbase4.hxx"</text:p>
      <text:p text:style-name="Code">#include "com/sun/star/lang/XServiceInfo.hpp"</text:p>
      <text:p text:style-name="Code">#include "com/sun/star/frame/XDispatchProvider.hpp"</text:p>
      <text:p text:style-name="Code">#include "com/sun/star/lang/XInitialization.hpp"</text:p>
      <text:p text:style-name="Code">#include "com/sun/star/frame/XDispatch.hpp"</text:p>
      <text:p text:style-name="Code">#include "com/sun/star/frame/XFrame.hpp"</text:p>
      <text:p text:style-name="Code"/>
      <text:p text:style-name="Code"/>
      <text:p text:style-name="Code">// component helper namespace</text:p>
      <text:p text:style-name="Code">namespace comp_AddonSkeletonDemo {</text:p>
      <text:p text:style-name="Code"/>
      <text:p text:style-name="Code">namespace css = ::com::sun::star;</text:p>
      <text:p text:style-name="Code"/>
      <text:p text:style-name="Code">// component and service helper functions:</text:p>
      <text:p text:style-name="Code">::rtl::OUString SAL_CALL _getImplementationName();</text:p>
      <text:p text:style-name="Code">css::uno::Sequence&lt; ::rtl::OUString &gt; SAL_CALL _getSupportedServiceNames();</text:p>
      <text:p text:style-name="Code">css::uno::Reference&lt; css::uno::XInterface &gt; SAL_CALL _create( css::uno::Reference&lt; css::uno::XComponentContext &gt; const &amp; context );</text:p>
      <text:p text:style-name="Code"/>
      <text:p text:style-name="Code">} // closing component helper namespace</text:p>
      <text:p text:style-name="Code"/>
      <text:p text:style-name="Code"/>
      <text:p text:style-name="Code"/>
      <text:p text:style-name="Code">/// anonymous implementation namespace</text:p>
      <text:p text:style-name="Code">namespace {</text:p>
      <text:p text:style-name="Code"/>
      <text:p text:style-name="Code">namespace css = ::com::sun::star;</text:p>
      <text:p text:style-name="Code"/>
      <text:p text:style-name="Code">class AddonSkeletonDemo:</text:p>
      <text:p text:style-name="Code"><text:s text:c="4"/>public ::cppu::WeakImplHelper4&lt;</text:p>
      <text:p text:style-name="Code"><text:s text:c="8"/>css::lang::XServiceInfo,</text:p>
      <text:p text:style-name="Code"><text:s text:c="8"/>css::frame::XDispatchProvider,</text:p>
      <text:p text:style-name="Code"><text:s text:c="8"/>css::lang::XInitialization,</text:p>
      <text:p text:style-name="Code"><text:s text:c="8"/>css::frame::XDispatch&gt;</text:p>
      <text:p text:style-name="Code">{</text:p>
      <text:p text:style-name="Code">public:</text:p>
      <text:p text:style-name="Code"><text:s text:c="4"/>explicit AddonSkeletonDemo(css::uno::Reference&lt; css::uno::XComponentContext &gt; const &amp; context);</text:p>
      <text:p text:style-name="Code"/>
      <text:p text:style-name="Code"><text:s text:c="4"/>// ::com::sun::star::lang::XServiceInfo:</text:p>
      <text:p text:style-name="Code"><text:s text:c="4"/>virtual ::rtl::OUString SAL_CALL getImplementationName() throw (css::uno::RuntimeException);</text:p>
      <text:p text:style-name="Code"><text:s text:c="4"/>virtual ::sal_Bool SAL_CALL supportsService(const ::rtl::OUString &amp; ServiceName) throw (css::uno::RuntimeException);</text:p>
      <text:p text:style-name="Code"><text:s text:c="4"/>virtual css::uno::Sequence&lt; ::rtl::OUString &gt; SAL_CALL getSupportedServiceNames() throw (css::uno::RuntimeException);</text:p>
      <text:p text:style-name="Code"/>
      <text:p text:style-name="Code"><text:s text:c="4"/>// ::com::sun::star::frame::XDispatchProvider:</text:p>
      <text:p text:style-name="Code"><text:s text:c="4"/>virtual css::uno::Reference&lt; css::frame::XDispatch &gt; SAL_CALL queryDispatch(const css::util::URL &amp; URL, const ::rtl::OUString &amp; TargetFrameName, ::sal_Int32 SearchFlags) throw (css::uno::RuntimeException);</text:p>
      <text:p text:style-name="Code"><text:s text:c="4"/>virtual css::uno::Sequence&lt; css::uno::Reference&lt; css::frame::XDispatch &gt; &gt; SAL_CALL queryDispatches(const css::uno::Sequence&lt; css::frame::DispatchDescriptor &gt; &amp; Requests) throw (css::uno::RuntimeException);</text:p>
      <text:p text:style-name="Code"/>
      <text:p text:style-name="Code"><text:s text:c="4"/>// ::com::sun::star::lang::XInitialization:</text:p>
      <text:p text:style-name="Code"><text:s text:c="4"/>virtual void SAL_CALL initialize(const css::uno::Sequence&lt; ::com::sun::star::uno::Any &gt; &amp; aArguments) throw (css::uno::RuntimeException, css::uno::Exception);</text:p>
      <text:p text:style-name="Code"/>
      <text:p text:style-name="Code"><text:s text:c="4"/>// ::com::sun::star::frame::XDispatch:</text:p>
      <text:p text:style-name="Code"><text:s text:c="4"/>virtual void SAL_CALL dispatch(const css::util::URL &amp; URL, const css::uno::Sequence&lt; css::beans::PropertyValue &gt; &amp; Arguments) throw (css::uno::RuntimeException);</text:p>
      <text:p text:style-name="Code"><text:s text:c="4"/>virtual void SAL_CALL addStatusListener(const css::uno::Reference&lt; css::frame::XStatusListener &gt; &amp; Control, const css::util::URL &amp; URL) throw (css::uno::RuntimeException);</text:p>
      <text:p text:style-name="Code"><text:s text:c="4"/>virtual void SAL_CALL removeStatusListener(const css::uno::Reference&lt; css::frame::XStatusListener &gt; &amp; Control, const css::util::URL &amp; URL) throw (css::uno::RuntimeException);</text:p>
      <text:p text:style-name="Code"/>
      <text:p text:style-name="Code">private:</text:p>
      <text:p text:style-name="Code"><text:s text:c="4"/>AddonSkeletonDemo(AddonSkeletonDemo &amp;); // not defined</text:p>
      <text:p text:style-name="Code"><text:s text:c="4"/>void operator =(AddonSkeletonDemo &amp;); // not defined</text:p>
      <text:p text:style-name="Code"/>
      <text:p text:style-name="Code"><text:s text:c="4"/>virtual ~AddonSkeletonDemo() {}</text:p>
      <text:p text:style-name="Code"/>
      <text:p text:style-name="Code"><text:s text:c="4"/>css::uno::Reference&lt; css::uno::XComponentContext &gt; m_xContext;</text:p>
      <text:p text:style-name="Code"><text:s text:c="4"/>css::uno::Reference&lt; css::frame::XFrame &gt; m_xFrame;</text:p>
      <text:p text:style-name="Code">};</text:p>
      <text:p text:style-name="Code"/>
      <text:p text:style-name="Code">AddonSkeletonDemo::AddonSkeletonDemo(css::uno::Reference&lt; css::uno::XComponentContext &gt; const &amp; context) :</text:p>
      <text:p text:style-name="Code"><text:s text:c="4"/>m_xContext(context)</text:p>
      <text:p text:style-name="Code">{}</text:p>
      <text:p text:style-name="Code"/>
      <text:p text:style-name="Code">// com.sun.star.uno.XServiceInfo:</text:p>
      <text:p text:style-name="Code">::rtl::OUString SAL_CALL AddonSkeletonDemo::getImplementationName() throw (css::uno::RuntimeException)</text:p>
      <text:p text:style-name="Code">{</text:p>
      <text:p text:style-name="Code"><text:s text:c="4"/>return comp_AddonSkeletonDemo::_getImplementationName();</text:p>
      <text:p text:style-name="Code">}</text:p>
      <text:p text:style-name="Code"/>
      <text:p text:style-name="Code">::sal_Bool SAL_CALL AddonSkeletonDemo::supportsService(::rtl::OUString const &amp; serviceName) throw (css::uno::RuntimeException)</text:p>
      <text:p text:style-name="Code">{</text:p>
      <text:p text:style-name="Code"><text:s text:c="4"/>css::uno::Sequence&lt; ::rtl::OUString &gt; serviceNames = comp_AddonSkeletonDemo::_getSupportedServiceNames();</text:p>
      <text:p text:style-name="Code"><text:s text:c="4"/>for (::sal_Int32 i = 0; i &lt; serviceNames.getLength(); ++i) {</text:p>
      <text:p text:style-name="Code"><text:s text:c="8"/>if (serviceNames[i] == serviceName)</text:p>
      <text:p text:style-name="Code"><text:s text:c="12"/>return sal_True;</text:p>
      <text:p text:style-name="Code"><text:s text:c="4"/>}</text:p>
      <text:p text:style-name="Code"><text:s text:c="4"/>return sal_False;</text:p>
      <text:p text:style-name="Code">}</text:p>
      <text:p text:style-name="Code"/>
      <text:p text:style-name="Code">css::uno::Sequence&lt; ::rtl::OUString &gt; SAL_CALL AddonSkeletonDemo::getSupportedServiceNames() throw (css::uno::RuntimeException)</text:p>
      <text:p text:style-name="Code">{</text:p>
      <text:p text:style-name="Code"><text:s text:c="4"/>return comp_AddonSkeletonDemo::_getSupportedServiceNames();</text:p>
      <text:p text:style-name="Code">}</text:p>
      <text:p text:style-name="Code"/>
      <text:p text:style-name="Code">// ::com::sun::star::frame::XDispatchProvider:</text:p>
      <text:p text:style-name="Code">css::uno::Reference&lt; css::frame::XDispatch &gt; SAL_CALL AddonSkeletonDemo::queryDispatch( const css::util::URL&amp; aURL, const ::rtl::OUString&amp; sTargetFrameName, sal_Int32 nSearchFlags ) throw(css::uno::RuntimeException)</text:p>
      <text:p text:style-name="Code">{</text:p>
      <text:p text:style-name="Code"><text:s text:c="4"/>css::uno::Reference&lt; css::frame::XDispatch &gt; xRet;</text:p>
      <text:p text:style-name="Code"><text:s text:c="4"/>if ( !m_xFrame.is() )</text:p>
      <text:p text:style-name="Code"><text:s text:c="8"/>return 0;</text:p>
      <text:p text:style-name="Code"/>
      <text:p text:style-name="Code"><text:s text:c="4"/>if ( aURL.Protocol.equalsAscii("org.oepnoffice.addon.test:") == 0 )</text:p>
      <text:p text:style-name="Code"><text:s text:c="4"/>{</text:p>
      <text:p text:style-name="Code"><text:s text:c="8"/>if ( aURL.Path.equalsAscii("cmd1") == 0 )</text:p>
      <text:p text:style-name="Code"><text:s text:c="12"/>xRet = this;</text:p>
      <text:p text:style-name="Code"><text:s text:c="8"/>if ( aURL.Path.equalsAscii("cmd2") == 0 )</text:p>
      <text:p text:style-name="Code"><text:s text:c="12"/>xRet = this;</text:p>
      <text:p text:style-name="Code"><text:s text:c="4"/>}</text:p>
      <text:p text:style-name="Code"><text:s text:c="4"/>return xRet;</text:p>
      <text:p text:style-name="Code">}</text:p>
      <text:p text:style-name="Code"/>
      <text:p text:style-name="Code">css::uno::Sequence&lt; css::uno::Reference&lt; css::frame::XDispatch &gt; &gt; SAL_CALL AddonSkeletonDemo::queryDispatches( const css::uno::Sequence&lt; css::frame::DispatchDescriptor &gt;&amp; seqDescripts ) throw(css::uno::RuntimeException)</text:p>
      <text:p text:style-name="Code">{</text:p>
      <text:p text:style-name="Code"><text:s text:c="4"/>sal_Int32 nCount = seqDescripts.getLength();</text:p>
      <text:p text:style-name="Code"><text:s text:c="4"/>css::uno::Sequence&lt; css::uno::Reference&lt; css::frame::XDispatch &gt; &gt; lDispatcher(nCount);</text:p>
      <text:p text:style-name="Code"/>
      <text:p text:style-name="Code"><text:s text:c="4"/>for( sal_Int32 i=0; i&lt;nCount; ++i ) {</text:p>
      <text:p text:style-name="Code"><text:s text:c="8"/>lDispatcher[i] = queryDispatch( seqDescripts[i].FeatureURL,</text:p>
      <text:p text:style-name="Code"><text:s text:c="40"/>seqDescripts[i].FrameName,</text:p>
      <text:p text:style-name="Code"><text:s text:c="40"/>seqDescripts[i].SearchFlags );</text:p>
      <text:p text:style-name="Code"><text:s text:c="4"/>}</text:p>
      <text:p text:style-name="Code"/>
      <text:p text:style-name="Code"><text:s text:c="4"/>return lDispatcher;</text:p>
      <text:p text:style-name="Code">}</text:p>
      <text:p text:style-name="Code"/>
      <text:p text:style-name="Code">// ::com::sun::star::lang::XInitialization:</text:p>
      <text:p text:style-name="Code">void SAL_CALL AddonSkeletonDemo::initialize( const css::uno::Sequence&lt; css::uno::Any &gt;&amp; aArguments ) throw (css::uno::Exception, css::uno::RuntimeException)</text:p>
      <text:p text:style-name="Code">{</text:p>
      <text:p text:style-name="Code"><text:s text:c="4"/>css::uno::Reference &lt; css::frame::XFrame &gt; xFrame;</text:p>
      <text:p text:style-name="Code"><text:s text:c="4"/>if ( aArguments.getLength() ) {</text:p>
      <text:p text:style-name="Code"><text:s text:c="8"/>aArguments[0] &gt;&gt;= xFrame;</text:p>
      <text:p text:style-name="Code"><text:s text:c="8"/>m_xFrame = xFrame;</text:p>
      <text:p text:style-name="Code"><text:s text:c="4"/>}</text:p>
      <text:p text:style-name="Code">}</text:p>
      <text:p text:style-name="Code"/>
      <text:p text:style-name="Code">// ::com::sun::star::frame::XDispatch:</text:p>
      <text:p text:style-name="Code">void SAL_CALL AddonSkeletonDemo::dispatch( const css::util::URL&amp; aURL, const css::uno::Sequence&lt; css::beans::PropertyValue &gt;&amp; aArguments ) throw(css::uno::RuntimeException)</text:p>
      <text:p text:style-name="Code">{</text:p>
      <text:p text:style-name="Code"><text:s text:c="4"/>if ( aURL.Protocol.equalsAscii("org.oepnoffice.addon.test:") == 0 )</text:p>
      <text:p text:style-name="Code"><text:s text:c="4"/>{</text:p>
      <text:p text:style-name="Code"><text:s text:c="8"/>if ( aURL.Path.equalsAscii("cmd1") )</text:p>
      <text:p text:style-name="Code"><text:s text:c="8"/>{</text:p>
      <text:p text:style-name="Code"><text:s text:c="16"/>// add your own code here</text:p>
      <text:p text:style-name="Code"><text:s text:c="16"/>return;</text:p>
      <text:p text:style-name="Code"><text:s text:c="8"/>}</text:p>
      <text:p text:style-name="Code"><text:s text:c="8"/>if ( aURL.Path.equalsAscii("cmd2") )</text:p>
      <text:p text:style-name="Code"><text:s text:c="8"/>{</text:p>
      <text:p text:style-name="Code"><text:s text:c="16"/>// add your own code here</text:p>
      <text:p text:style-name="Code"><text:s text:c="16"/>return;</text:p>
      <text:p text:style-name="Code"><text:s text:c="8"/>}</text:p>
      <text:p text:style-name="Code"><text:s text:c="4"/>}</text:p>
      <text:p text:style-name="Code">}</text:p>
      <text:p text:style-name="Code"/>
      <text:p text:style-name="Code">void SAL_CALL AddonSkeletonDemo::addStatusListener( const css::uno::Reference&lt; css::frame::XStatusListener &gt;&amp; xControl, const css::util::URL&amp; aURL ) throw (css::uno::RuntimeException)</text:p>
      <text:p text:style-name="Code">{</text:p>
      <text:p text:style-name="Code"><text:s text:c="4"/>// add your own code here</text:p>
      <text:p text:style-name="Code">}</text:p>
      <text:p text:style-name="Code"/>
      <text:p text:style-name="Code">void SAL_CALL AddonSkeletonDemo::removeStatusListener( const css::uno::Reference&lt; css::frame::XStatusListener &gt;&amp; xControl, const css::util::URL&amp; aURL ) throw (css::uno::RuntimeException)</text:p>
      <text:p text:style-name="Code">{</text:p>
      <text:p text:style-name="Code"><text:s text:c="4"/>// add your own code here</text:p>
      <text:p text:style-name="Code">}</text:p>
      <text:p text:style-name="Code"/>
      <text:p text:style-name="Code">} // closing anonymous implementation namespace</text:p>
      <text:p text:style-name="Code"/>
      <text:p text:style-name="Code"/>
      <text:p text:style-name="Code"/>
      <text:p text:style-name="Code">// component helper namespace</text:p>
      <text:p text:style-name="Code">namespace comp_AddonSkeletonDemo {</text:p>
      <text:p text:style-name="Code"/>
      <text:p text:style-name="Code">::rtl::OUString SAL_CALL _getImplementationName() {</text:p>
      <text:p text:style-name="Code"><text:s text:c="4"/>return ::rtl::OUString(RTL_CONSTASCII_USTRINGPARAM(</text:p>
      <text:p text:style-name="Code"><text:s text:c="8"/>"AddonSkeletonDemo"));</text:p>
      <text:p text:style-name="Code">}</text:p>
      <text:p text:style-name="Code"/>
      <text:p text:style-name="Code">css::uno::Sequence&lt; ::rtl::OUString &gt; SAL_CALL _getSupportedServiceNames()</text:p>
      <text:p text:style-name="Code">{</text:p>
      <text:p text:style-name="Code"><text:s text:c="4"/>css::uno::Sequence&lt; ::rtl::OUString &gt; s(1);</text:p>
      <text:p text:style-name="Code"><text:s text:c="4"/>s[0] = ::rtl::OUString(RTL_CONSTASCII_USTRINGPARAM(</text:p>
      <text:p text:style-name="Code"><text:s text:c="8"/>"com.sun.star.frame.ProtocolHandler"));</text:p>
      <text:p text:style-name="Code"><text:s text:c="4"/>return s;</text:p>
      <text:p text:style-name="Code">}</text:p>
      <text:p text:style-name="Code"/>
      <text:p text:style-name="Code">css::uno::Reference&lt; css::uno::XInterface &gt; SAL_CALL _create(</text:p>
      <text:p text:style-name="Code"><text:s text:c="4"/>const css::uno::Reference&lt; css::uno::XComponentContext &gt; &amp; context)</text:p>
      <text:p text:style-name="Code"><text:s text:c="8"/>SAL_THROW((css::uno::Exception))</text:p>
      <text:p text:style-name="Code">{</text:p>
      <text:p text:style-name="Code"><text:s text:c="4"/>return static_cast&lt; ::cppu::OWeakObject * &gt;(new AddonSkeletonDemo(context));</text:p>
      <text:p text:style-name="Code">}</text:p>
      <text:p text:style-name="Code"/>
      <text:p text:style-name="Code">} // closing component helper namespace</text:p>
      <text:p text:style-name="Code"/>
      <text:p text:style-name="Code">static ::cppu::ImplementationEntry const entries[] = {</text:p>
      <text:p text:style-name="Code"><text:s text:c="4"/>{ &amp;comp_AddonSkeletonDemo::_create,</text:p>
      <text:p text:style-name="Code"><text:s text:c="6"/>&amp;comp_AddonSkeletonDemo::_getImplementationName,</text:p>
      <text:p text:style-name="Code"><text:s text:c="6"/>&amp;comp_AddonSkeletonDemo::_getSupportedServiceNames,</text:p>
      <text:p text:style-name="Code"><text:s text:c="6"/>&amp;::cppu::createSingleComponentFactory, 0, 0 },</text:p>
      <text:p text:style-name="Code"><text:s text:c="4"/>{ 0, 0, 0, 0, 0, 0 }</text:p>
      <text:p text:style-name="Code">};</text:p>
      <text:p text:style-name="Code"/>
      <text:p text:style-name="Code">extern "C" void SAL_CALL component_getImplementationEnvironment(</text:p>
      <text:p text:style-name="Code"><text:s text:c="4"/>const char ** envTypeName, uno_Environment **)</text:p>
      <text:p text:style-name="Code">{</text:p>
      <text:p text:style-name="Code"><text:s text:c="4"/>*envTypeName = CPPU_CURRENT_LANGUAGE_BINDING_NAME;</text:p>
      <text:p text:style-name="Code">}</text:p>
      <text:p text:style-name="Code"/>
      <text:p text:style-name="Code">extern "C" void * SAL_CALL component_getFactory(</text:p>
      <text:p text:style-name="Code"><text:s text:c="4"/>const char * implName, void * serviceManager, void * registryKey)</text:p>
      <text:p text:style-name="Code">{</text:p>
      <text:p text:style-name="Code"><text:s text:c="4"/>return ::cppu::component_getFactoryHelper(</text:p>
      <text:p text:style-name="Code"><text:s text:c="8"/>implName, serviceManager, registryKey, entries);</text:p>
      <text:p text:style-name="Code">}</text:p>
      <text:p text:style-name="Code"/>
      <text:p text:style-name="Code">extern "C" sal_Bool SAL_CALL component_writeInfo(</text:p>
      <text:p text:style-name="Code"><text:s text:c="4"/>void * serviceManager, void * registryKey)</text:p>
      <text:p text:style-name="Code">{</text:p>
      <text:p text:style-name="Code"><text:s text:c="4"/>return ::cppu::component_writeInfoHelper(serviceManager, registryKey, entries);</text:p>
      <text:p text:style-name="Code">}</text:p>
      <text:h text:style-name="Heading_20_1" text:outline-level="1">Future Tasks</text:h>
      <text:p text:style-name="Text_20_body">Extend the add-on mode to support jobs add-ons as well.</text:p>
      <text:h text:style-name="Heading_20_1" text:outline-level="1">References</text:h>
      <text:p text:style-name="Text_20_body">The interested reader can found more information about UNO types, type mapping and UNO components in the Developer's Guide on OpenOffice.org or in the OpenOffice.org/StarOffiice SDK:</text:p>
      <text:list text:style-name="L6">
        <text:list-item>
          <text:p text:style-name="P40"><text:a xlink:type="simple" xlink:href="http://api.openoffice.org/docs/DevelopersGuide/ProfUNO/ProfUNO.xhtml#1_Professional_UNO">link to “General UNO information”</text:a></text:p>
        </text:list-item>
        <text:list-item>
          <text:p text:style-name="P40"><text:a xlink:type="simple" xlink:href="http://api.openoffice.org/docs/DevelopersGuide/ProfUNO/ProfUNO.xhtml#1_4_1_4_Type_Mappings">link to “Java UNO type mapping”</text:a></text:p>
        </text:list-item>
        <text:list-item>
          <text:p text:style-name="P40"><text:a xlink:type="simple" xlink:href="http://api.openoffice.org/docs/DevelopersGuide/ProfUNO/ProfUNO.xhtml#1_4_2_10_Type_Mappings">link to “C++ UNO type mapping”</text:a></text:p>
        </text:list-item>
        <text:list-item>
          <text:p text:style-name="P40"><text:a xlink:type="simple" xlink:href="http://api.openoffice.org/docs/DevelopersGuide/Components/Components.xhtml#1_Writing_UNO_Components">link to “UNO components”</text:a></text:p>
        </text:list-item>
        <text:list-item>
          <text:p text:style-name="P40"><text:a xlink:type="simple" xlink:href="http://api.openoffice.org/docs/DevelopersGuide/Components/Components.xhtml#1_9_1_UNO_Package_Installation_Using_unopkg">link to “Deploying UNO components”</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svg:font-family="Courier" style:font-adornments="Regular" style:font-family-generic="modern" style:font-pitch="fixed"/>
    <style:font-face style:name="Cumberland" svg:font-family="Cumberland"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immons" svg:font-family="Timmons" style:font-adornments="Normal" style:font-pitch="variable"/>
    <style:font-face style:name="Thorndale" svg:font-family="Thorndale" style:font-family-generic="roman" style:font-pitch="variable"/>
    <style:font-face style:name="Albany" svg:font-family="Albany" style:font-family-generic="swiss" style:font-pitch="variable"/>
    <style:font-face style:name="Albany1" svg:font-family="Albany" style:font-adornments="Regular" style:font-family-generic="swiss" style:font-pitch="variable"/>
    <style:font-face style:name="Arial2" svg:font-family="Arial" style:font-adornments="Fett Kursiv" style:font-family-generic="swiss" style:font-pitch="variable"/>
    <style:font-face style:name="Arial1" svg:font-family="Arial" style:font-adornments="Kursiv" style:font-family-generic="swiss" style:font-pitch="variable"/>
    <style:font-face style:name="Arial" svg:font-family="Arial"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horndale" fo:font-size="12pt" fo:language="en" fo:country="US"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in" fo:margin-right="0in" fo:margin-top="0in" fo:margin-bottom="0.0835in" fo:text-align="start" style:justify-single-word="false" fo:text-indent="0in" style:auto-text-indent="false"/>
      <style:text-properties style:font-name="Albany1" fo:font-size="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top="0.5118in" fo:margin-bottom="0.0783in"/>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1965in" fo:margin-bottom="0.0783in"/>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575in" fo:margin-bottom="0.0398in" fo:background-color="transparent">
        <style:tab-stops/>
        <style:background-image/>
      </style:paragraph-properties>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0in" fo:margin-right="0in" fo:text-indent="0in" style:auto-text-indent="false"/>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left="0.3937in" fo:margin-right="0in" fo:text-indent="-0.3937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margin-left="0.3937in" fo:margin-right="0in" fo:text-indent="-0.3937in"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3937in" fo:margin-right="0in" fo:text-indent="-0.3937in"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left="0.3937in" fo:margin-right="0in" fo:text-indent="-0.3937in"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left="0.3937in" fo:margin-right="0in" fo:text-indent="-0.3937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left="0.3937in" fo:margin-right="0in" fo:text-indent="-0.3937in" style:auto-text-indent="false"/>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background-color="transparent" fo:padding="0.0193in" fo:border-left="none" fo:border-right="none" fo:border-top="none" fo:border-bottom="0.0008in solid #594fbf" text:number-lines="false" text:line-number="0">
        <style:tab-stops>
          <style:tab-stop style:position="3.248in" style:type="center"/>
          <style:tab-stop style:position="6.4965in" style:type="right"/>
        </style:tab-stops>
        <style:background-image/>
      </style:paragraph-properties>
      <style:text-properties style:font-name="Albany1" fo:font-size="10pt"/>
    </style:style>
    <style:style style:name="Footer" style:family="paragraph" style:parent-style-name="Standard" style:class="extra">
      <style:paragraph-properties fo:padding="0.0193in" fo:border-left="none" fo:border-right="none" fo:border-top="0.0008in solid #4700b8" fo:border-bottom="none" text:number-lines="false" text:line-number="0">
        <style:tab-stops>
          <style:tab-stop style:position="3.2555in" style:type="center"/>
          <style:tab-stop style:position="6.511in" style:type="right"/>
        </style:tab-stops>
      </style:paragraph-properties>
      <style:text-properties style:font-name="Albany1" fo:font-size="10pt"/>
    </style:style>
    <style:style style:name="Footer_20_right" style:display-name="Footer right"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Table_20_Contents" style:display-name="Table Contents" style:family="paragraph" style:parent-style-name="Text_20_body" style:class="extra">
      <style:paragraph-properties fo:margin-left="0in" fo:margin-right="0in" fo:text-align="start" style:justify-single-word="false" fo:text-indent="0in" style:auto-text-indent="false" text:number-lines="false" text:line-number="0"/>
    </style:style>
    <style:style style:name="Table_20_Heading" style:display-name="Table Heading" style:family="paragraph" style:parent-style-name="Table_20_Contents" style:class="extra">
      <style:paragraph-properties fo:margin-left="0in" fo:margin-right="0in" fo:text-align="start" style:justify-single-word="false" fo:text-indent="0in"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paragraph-properties fo:margin-left="0.4134in" fo:margin-right="0in" fo:text-indent="0in" style:auto-text-indent="false"/>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374in" fo:margin-bottom="0in" fo:text-indent="0in" style:auto-text-indent="false">
        <style:tab-stops>
          <style:tab-stop style:position="6.511in" style:type="right" style:leader-style="dotted" style:leader-text="."/>
        </style:tab-stops>
      </style:paragraph-properties>
      <style:text-properties fo:color="#000000" style:font-name="Albany1" fo:font-size="10pt" fo:font-weight="bold"/>
    </style:style>
    <style:style style:name="Contents_20_2" style:display-name="Contents 2" style:family="paragraph" style:parent-style-name="Index" style:class="index">
      <style:paragraph-properties fo:margin-left="0in" fo:margin-right="0in" fo:text-indent="0in" style:auto-text-indent="false" fo:background-color="transparent">
        <style:tab-stops>
          <style:tab-stop style:position="6.3146in" style:type="right" style:leader-style="dotted" style:leader-text="."/>
        </style:tab-stops>
        <style:background-image/>
      </style:paragraph-properties>
      <style:text-properties style:font-name="Albany1" fo:font-size="10pt"/>
    </style:style>
    <style:style style:name="Contents_20_3" style:display-name="Contents 3" style:family="paragraph" style:parent-style-name="Index" style:class="index">
      <style:paragraph-properties fo:margin-left="0in" fo:margin-right="0in" fo:text-indent="0in" style:auto-text-indent="false">
        <style:tab-stops>
          <style:tab-stop style:position="6.1035in" style:type="right" style:leader-style="dotted" style:leader-text="."/>
        </style:tab-stops>
      </style:paragraph-properties>
      <style:text-properties style:font-name="Albany1" fo:font-size="10pt"/>
    </style:style>
    <style:style style:name="Contents_20_4" style:display-name="Contents 4" style:family="paragraph" style:parent-style-name="Index" style:class="index">
      <style:paragraph-properties fo:margin-left="0in" fo:margin-right="0in" fo:text-indent="0in" style:auto-text-indent="false">
        <style:tab-stops>
          <style:tab-stop style:position="5.9071in" style:type="right" style:leader-style="dotted" style:leader-text="."/>
        </style:tab-stops>
      </style:paragraph-properties>
      <style:text-properties style:font-name="Albany1" fo:font-size="10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Figure" style:family="paragraph" style:parent-style-name="Caption"/>
    <style:style style:name="Untitled1" style:family="paragraph" style:parent-style-name="Table_20_Contents" style:class="extra">
      <style:paragraph-properties fo:text-align="start" style:justify-single-word="false"/>
    </style:style>
    <style:style style:name="Code" style:family="paragraph" style:parent-style-name="Text_20_body" style:class="text">
      <style:paragraph-properties fo:margin-top="0in" fo:margin-bottom="0in" fo:text-align="start" style:justify-single-word="false" fo:background-color="#ffffe6">
        <style:tab-stops>
          <style:tab-stop style:position="0.1965in"/>
          <style:tab-stop style:position="0.3937in"/>
          <style:tab-stop style:position="0.5902in"/>
        </style:tab-stops>
        <style:background-image/>
      </style:paragraph-properties>
      <style:text-properties style:font-name="Arial" fo:font-size="6pt"/>
    </style:style>
    <style:style style:name="Command" style:family="paragraph" style:parent-style-name="Text_20_body" style:class="text">
      <style:paragraph-properties fo:text-align="start" style:justify-single-word="false"/>
      <style:text-properties style:font-name="Arial1" fo:font-size="8pt" fo:font-style="italic"/>
    </style:style>
    <style:style style:name="CommandLine" style:family="paragraph" style:parent-style-name="Text_20_body" style:class="text">
      <style:paragraph-properties fo:margin-top="0in" fo:margin-bottom="0in" fo:text-align="start" style:justify-single-word="false" fo:background-color="#e6e6e6">
        <style:tab-stops>
          <style:tab-stop style:position="0.3543in"/>
          <style:tab-stop style:position="1.378in"/>
        </style:tab-stops>
        <style:background-image/>
      </style:paragraph-properties>
      <style:text-properties fo:font-size="8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Albany1"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normal" fo:text-transform="none" fo:color="#000080" style:font-name="Albany1" fo:font-size="10pt" style:text-underline-style="none" style:text-blinking="false" fo:background-color="transparent"/>
    </style:style>
    <style:style style:name="Index_20_Link" style:display-name="Index Link" style:family="text">
      <style:text-properties style:font-name="Timmons"/>
    </style:style>
    <style:style style:name="Endnote_20_Symbol" style:display-name="Endnote Symbol" style:family="text"/>
    <style:style style:name="Line_20_numbering" style:display-name="Line numbering" style:family="text">
      <style:text-properties fo:color="#999999" style:font-name="Arial" fo:font-size="9pt"/>
    </style:style>
    <style:style style:name="Footnote_20_anchor" style:display-name="Footnote anchor" style:family="text">
      <style:text-properties style:text-position="0% 100%" style:font-name="Albany1" fo:font-size="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efinition" style:family="text"/>
    <style:style style:name="PLaceholder_20_Titel" style:display-name="PLaceholder Titel" style:family="text">
      <style:text-properties fo:color="#666699" fo:font-size="20pt"/>
    </style:style>
    <style:style style:name="Contents_20_Links" style:display-name="Contents Links" style:family="text" style:parent-style-name="Index_20_Link">
      <style:text-properties fo:color="#000000" style:font-name="Albany1" fo:font-size="10pt"/>
    </style:style>
    <style:style style:name="Code" style:family="text">
      <style:text-properties style:font-name="Courier" fo:font-size="10pt" fo:font-style="normal"/>
    </style:style>
    <style:style style:name="IDLType" style:family="text">
      <style:text-properties style:font-name="Arial2" fo:font-style="italic" fo:font-weight="bold"/>
    </style:style>
    <style:style style:name="Reference_20_Link" style:display-name="Reference Link" style:family="text" style:parent-style-name="Internet_20_link">
      <style:text-properties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3937in"/>
      </text:outline-level-style>
      <text:outline-level-style text:level="2" style:num-format="1" text:display-levels="2">
        <style:list-level-properties text:min-label-width="0.3937in"/>
      </text:outline-level-style>
      <text:outline-level-style text:level="3" style:num-format="1" text:display-levels="3">
        <style:list-level-properties text:min-label-width="0.3937in"/>
      </text:outline-level-style>
      <text:outline-level-style text:level="4" style:num-format="">
        <style:list-level-properties text:min-label-width="0.3937in"/>
      </text:outline-level-style>
      <text:outline-level-style text:level="5" style:num-format="">
        <style:list-level-properties text:min-label-width="0.3937in"/>
      </text:outline-level-style>
      <text:outline-level-style text:level="6" style:num-format="">
        <style:list-level-properties text:min-label-width="0.3937in"/>
      </text:outline-level-style>
      <text:outline-level-style text:level="7" style:num-format="">
        <style:list-level-properties text:min-label-width="0.3937in"/>
      </text:outline-level-style>
      <text:outline-level-style text:level="8" style:num-format="">
        <style:list-level-properties text:min-label-width="0.3937in"/>
      </text:outline-level-style>
      <text:outline-level-style text:level="9" style:num-format="">
        <style:list-level-properties text:min-label-width="0.3937in"/>
      </text:outline-level-style>
      <text:outline-level-style text:level="10" style:num-format="">
        <style:list-level-properties text:min-label-width="0.3937in"/>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count-in-text-boxes="true" text:offset="0.3154in" style:num-format="1" text:number-position="left" text:increment="5"/>
  </office:styles>
  <office:automatic-styles>
    <style:style style:name="P1" style:family="paragraph" style:parent-style-name="Footer">
      <style:paragraph-properties fo:text-align="end" style:justify-single-word="false"/>
    </style:style>
    <style:style style:name="P2" style:family="paragraph" style:parent-style-name="Footer">
      <style:paragraph-properties fo:break-before="column"/>
    </style:style>
    <style:page-layout style:name="pm1">
      <style:page-layout-properties fo:page-width="8.2681in" fo:page-height="11.6929in" style:num-format="1" style:print-orientation="portrait" fo:margin-top="0.7874in" fo:margin-bottom="0.7874in" fo:margin-left="0.9839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usage="lef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usage="righ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5">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6">
      <style:page-layout-properties fo:page-width="8.2681in" fo:page-height="11.6929in" style:num-format="1" style:print-orientation="portrait" fo:margin-top="0.7874in" fo:margin-bottom="0.7874in" fo:margin-left="0.9839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7">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8">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9">
      <style:page-layout-properties fo:page-width="8.2681in" fo:page-height="11.6929in" style:num-format="1" style:print-orientation="portrait" fo:margin-top="0.7874in" fo:margin-bottom="1.1811in" fo:margin-left="0.9839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header>
        <text:p text:style-name="Header">uno-skeletonmaker</text:p>
      </style:header>
      <style:footer>
        <text:p text:style-name="P1">Page <text:page-number text:select-page="current">32</text:page-number></text:p>
      </style:footer>
    </style:master-page>
    <style:master-page style:name="First_20_Page" style:display-name="First Page" style:page-layout-name="pm2" style:next-style-name="Standard"/>
    <style:master-page style:name="Left_20_Page" style:display-name="Left Page" style:page-layout-name="pm3"/>
    <style:master-page style:name="Right_20_Page" style:display-name="Right Page" style:page-layout-name="pm4"/>
    <style:master-page style:name="Envelope" style:page-layout-name="pm5"/>
    <style:master-page style:name="Index" style:page-layout-name="pm6"/>
    <style:master-page style:name="HTML" style:page-layout-name="pm7"/>
    <style:master-page style:name="Endnote" style:page-layout-name="pm8"/>
    <style:master-page style:name="Title_20_Page" style:display-name="Title Page" style:page-layout-name="pm9">
      <style:footer>
        <text:p text:style-name="P2"><text:a xlink:type="simple" xlink:href="http://specs.openoffice.org/sdk/tools/spec_uno-skeletonmaker.odt">http://specs.openoffice.org/sdk/tools/spec_uno-skeletonmaker.odt</text:a></text:p>
      </style:footer>
    </style:master-page>
    <style:master-page style:name="Information_20__26__20_Contents" style:display-name="Information &amp; Contents" style:page-layout-name="pm6"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Solaris_Sparc OpenOffice.org_project/680m5$Build-9073</meta:generator>
    <meta:creation-date>2005-01-18T15:18:41</meta:creation-date>
    <dc:creator>Jürgen Schmidt</dc:creator>
    <dc:date>2006-12-19T10:32:50</dc:date>
    <dc:language>en-US</dc:language>
    <meta:editing-cycles>202</meta:editing-cycles>
    <meta:editing-duration>P5DT3H13M52S</meta:editing-duration>
    <meta:user-defined meta:name="Info 1"/>
    <meta:user-defined meta:name="Info 2"/>
    <meta:user-defined meta:name="Info 3"/>
    <meta:user-defined meta:name="Info 4"/>
    <meta:document-statistic meta:table-count="5" meta:image-count="0" meta:object-count="0" meta:page-count="36" meta:paragraph-count="2054" meta:word-count="12667" meta:character-count="118168"/>
  </office:meta>
</office:document-meta>
</file>